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2000009300004163000008CABC82FC79.svm" manifest:media-type=""/>
  <manifest:file-entry manifest:full-path="Pictures/2000001F000007C0000008CA8822A21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solid" draw:fill-color="#198a8a" draw:textarea-horizontal-align="justify" draw:textarea-vertical-align="middle" draw:auto-grow-height="false"/>
    </style:style>
    <style:style style:name="gr5" style:family="graphic" style:parent-style-name="standard">
      <style:graphic-properties draw:stroke="dash" draw:stroke-dash="Fine_20_Dotted" svg:stroke-width="0.2cm" svg:stroke-color="#000080" draw:marker-start-width="0.5cm" draw:marker-end-width="0.5cm" draw:fill="solid" draw:fill-color="#b3b3b3" draw:textarea-horizontal-align="justify" draw:textarea-vertical-align="middle" draw:auto-grow-height="false" fo:padding-top="0.225cm" fo:padding-bottom="0.225cm" fo:padding-left="0.35cm" fo:padding-right="0.3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stroke="dash" draw:stroke-dash="Fine_20_Dashed" svg:stroke-width="0.1cm" draw:marker-start-width="0.35cm" draw:marker-end="Arrow" draw:marker-end-width="0.45cm" draw:fill="none" draw:textarea-vertical-align="middle" fo:padding-top="0.175cm" fo:padding-bottom="0.175cm" fo:padding-left="0.3cm" fo:padding-right="0.3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25cm" fo:min-width="0.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0.764cm"/>
    </style:style>
    <style:style style:name="pr1" style:family="presentation" style:parent-style-name="標準-subtitle">
      <style:graphic-properties draw:stroke="none" draw:fill="none" draw:fill-color="#ffffff" draw:textarea-horizontal-align="justify" draw:textarea-vertical-align="top" draw:auto-grow-height="true" draw:auto-grow-width="false" fo:min-height="1.682cm" fo:min-width="0cm" fo:padding-top="0.127cm" fo:padding-bottom="0.127cm" fo:padding-left="0.254cm" fo:padding-right="0.254cm" fo:wrap-option="wrap"/>
    </style:style>
    <style:style style:name="pr2" style:family="presentation" style:parent-style-name="標準-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標準-title">
      <style:graphic-properties fo:min-height="3.725cm"/>
    </style:style>
    <style:style style:name="pr4" style:family="presentation" style:parent-style-name="標準-outline1">
      <style:graphic-properties fo:min-height="12.323cm"/>
    </style:style>
    <style:style style:name="pr5" style:family="presentation" style:parent-style-name="標準-notes">
      <style:graphic-properties draw:fill-color="#ffffff" fo:min-height="11.431cm"/>
    </style:style>
    <style:style style:name="pr6" style:family="presentation" style:parent-style-name="標準-title">
      <style:graphic-properties fo:min-height="1.782cm"/>
    </style:style>
    <style:style style:name="pr7" style:family="presentation" style:parent-style-name="標準-title">
      <style:graphic-properties fo:min-height="1.382cm"/>
    </style:style>
    <style:style style:name="pr8" style:family="presentation" style:parent-style-name="標準-title">
      <style:graphic-properties fo:min-height="1.582cm"/>
    </style:style>
    <style:style style:name="pr9" style:family="presentation" style:parent-style-name="標準-title">
      <style:graphic-properties fo:min-height="2.582cm"/>
    </style:style>
    <style:style style:name="pr10" style:family="presentation" style:parent-style-name="標準-title">
      <style:graphic-properties fo:min-height="0.982cm"/>
    </style:style>
    <style:style style:name="pr11" style:family="presentation" style:parent-style-name="標準-title">
      <style:graphic-properties fo:min-height="0.782cm"/>
    </style:style>
    <style:style style:name="pr12" style:family="presentation" style:parent-style-name="標準-title">
      <style:graphic-properties fo:min-height="0.722cm"/>
    </style:style>
    <style:style style:name="pr13" style:family="presentation" style:parent-style-name="標準-title">
      <style:graphic-properties draw:stroke="none" draw:fill="none" fo:min-height="0.764cm"/>
    </style:style>
    <style:style style:name="co1" style:family="table-column">
      <style:table-column-properties style:column-width="19.469cm" style:use-optimal-column-width="false"/>
    </style:style>
    <style:style style:name="ro1" style:family="table-row">
      <style:table-row-properties style:row-height="5.044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text-indent="0cm" fo:border="none"/>
    </style:style>
    <style:style style:name="P1" style:family="paragraph">
      <style:paragraph-properties fo:margin-left="0cm" fo:margin-right="0cm" fo:margin-top="0.167cm" fo:margin-bottom="0cm" fo:line-height="90%" fo:text-align="start" fo:text-indent="0cm"/>
    </style:style>
    <style:style style:name="P2" style:family="paragraph">
      <style:paragraph-properties fo:margin-left="0cm" fo:margin-right="0cm" fo:margin-top="0.167cm" fo:margin-bottom="0cm" fo:line-height="90%" fo:text-align="start" fo:text-indent="0cm" style:writing-mode="lr-tb" style:font-independent-line-spacing="true"/>
      <style:text-properties fo:font-size="32pt"/>
    </style:style>
    <style:style style:name="P3" style:family="paragraph">
      <style:paragraph-properties fo:margin-left="0cm" fo:margin-right="0cm" fo:text-indent="0cm"/>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style>
    <style:style style:name="P6" style:family="paragraph">
      <style:paragraph-properties fo:margin-left="0cm" fo:margin-right="0cm" fo:text-align="end" fo:text-indent="0cm" style:writing-mode="lr-tb" style:font-independent-line-spacing="true"/>
      <style:text-properties fo:font-size="18pt"/>
    </style:style>
    <style:style style:name="P7" style:family="paragraph">
      <style:text-properties fo:font-size="24pt" style:font-size-asian="24pt" style:font-size-complex="24pt"/>
    </style:style>
    <style:style style:name="P8" style:family="paragraph">
      <style:paragraph-properties fo:text-align="center"/>
    </style:style>
    <style:style style:name="P9" style:family="paragraph">
      <style:text-properties fo:font-family="'Courier New'" style:font-family-generic="modern" style:font-pitch="fixed"/>
    </style:style>
    <style:style style:name="P10" style:family="paragraph">
      <style:text-properties fo:font-family="'Courier New'" style:font-family-generic="modern" style:font-pitch="fixed" fo:font-size="24pt" style:font-size-asian="24pt" style:font-size-complex="24pt"/>
    </style:style>
    <style:style style:name="P11" style:family="paragraph">
      <style:text-properties style:font-size-asian="12pt"/>
    </style:style>
    <style:style style:name="P12" style:family="paragraph">
      <style:text-properties fo:font-family="'Courier New'" style:font-family-generic="modern" style:font-pitch="fixed" fo:font-size="36pt" style:font-family-asian="'Courier New'" style:font-family-generic-asian="modern" style:font-pitch-asian="fixed" style:font-size-asian="36pt" style:font-size-complex="36pt"/>
    </style:style>
    <style:style style:name="P13" style:family="paragraph">
      <style:text-properties fo:font-family="'Courier New'" style:font-family-generic="modern" style:font-pitch="fixed" style:font-family-asian="'Courier New'" style:font-family-generic-asian="modern" style:font-pitch-asian="fixed"/>
    </style:style>
    <style:style style:name="P14" style:family="paragraph">
      <style:text-properties fo:font-size="44pt" style:font-size-asian="44pt" style:font-size-complex="44pt"/>
    </style:style>
    <style:style style:name="P15" style:family="paragraph">
      <style:text-properties fo:font-size="22pt" style:font-size-asian="22pt" style:font-size-complex="22pt"/>
    </style:style>
    <style:style style:name="P16" style:family="paragraph">
      <style:text-properties fo:font-family="'Courier New'" style:font-family-generic="modern" style:font-pitch="fixed" fo:font-size="26pt" style:font-size-asian="26pt" style:font-size-complex="26pt"/>
    </style:style>
    <style:style style:name="P17" style:family="paragraph">
      <style:text-properties fo:font-family="'Courier New'" style:font-family-generic="modern" style:font-pitch="fixed" fo:font-size="22pt" style:font-size-asian="22pt" style:font-size-complex="22pt"/>
    </style:style>
    <style:style style:name="P18" style:family="paragraph">
      <style:paragraph-properties fo:text-align="start"/>
    </style:style>
    <style:style style:name="P19" style:family="paragraph">
      <style:text-properties fo:font-family="'Courier New'" style:font-family-generic="modern" style:font-pitch="fixed" fo:font-size="20pt" style:font-size-asian="20pt" style:font-size-complex="20pt"/>
    </style:style>
    <style:style style:name="T1" style:family="text">
      <style:text-properties fo:font-size="19pt" fo:language="en" fo:country="US" style:font-size-asian="19pt" style:language-asian="ja" style:country-asian="JP" style:font-size-complex="19pt"/>
    </style:style>
    <style:style style:name="T2" style:family="text">
      <style:text-properties fo:font-size="20pt" fo:language="en" fo:country="US" style:font-size-asian="20pt" style:language-asian="ja" style:country-asian="JP" style:font-size-complex="20pt"/>
    </style:style>
    <style:style style:name="T3" style:family="text">
      <style:text-properties fo:font-size="32pt" fo:language="en" fo:country="US" style:font-size-asian="32pt" style:language-asian="ja" style:country-asian="JP" style:font-size-complex="32pt"/>
    </style:style>
    <style:style style:name="T4" style:family="text">
      <style:text-properties fo:font-size="40pt" fo:language="en" fo:country="US" style:font-size-asian="40pt" style:language-asian="ja" style:country-asian="JP" style:font-size-complex="40pt"/>
    </style:style>
    <style:style style:name="T5" style:family="text">
      <style:text-properties fo:font-size="28pt" fo:language="en" fo:country="US" style:font-size-asian="28pt" style:language-asian="ja" style:country-asian="JP" style:font-size-complex="28pt"/>
    </style:style>
    <style:style style:name="T6" style:family="text">
      <style:text-properties fo:font-size="12pt" fo:language="en" fo:country="US" style:font-size-asian="12pt" style:language-asian="ja" style:country-asian="JP" style:font-size-complex="12pt"/>
    </style:style>
    <style:style style:name="T7" style:family="text">
      <style:text-properties fo:font-size="24pt" style:font-size-asian="24pt" style:font-size-complex="24pt"/>
    </style:style>
    <style:style style:name="T8" style:family="text">
      <style:text-properties fo:font-family="'Courier New'" style:font-family-generic="modern" style:font-pitch="fixed" fo:font-size="26pt" style:font-size-asian="26pt" style:font-size-complex="26pt"/>
    </style:style>
    <style:style style:name="T9" style:family="text">
      <style:text-properties fo:font-family="'Courier New'" style:font-family-generic="modern" style:font-pitch="fixed"/>
    </style:style>
    <style:style style:name="T10" style:family="text">
      <style:text-properties fo:font-family="'Courier New'" style:font-family-generic="modern" style:font-pitch="fixed" style:text-underline-style="none"/>
    </style:style>
    <style:style style:name="T11" style:family="text">
      <style:text-properties fo:font-family="'Courier New'" style:font-family-generic="modern" style:font-pitch="fixed" fo:font-size="24pt" style:font-size-asian="24pt" style:font-size-complex="24pt"/>
    </style:style>
    <style:style style:name="T12" style:family="text">
      <style:text-properties fo:font-family="'ＭＳ Ｐゴシック'" style:font-family-generic="swiss" style:font-pitch="variable" style:font-family-asian="'ＭＳ Ｐゴシック'" style:font-family-generic-asian="swiss" style:font-pitch-asian="variable"/>
    </style:style>
    <style:style style:name="T13" style:family="text">
      <style:text-properties fo:font-family="'ＭＳ Ｐゴシック'" style:font-family-generic="swiss" style:font-pitch="variable" fo:font-size="22pt" style:font-family-asian="'ＭＳ Ｐゴシック'" style:font-family-generic-asian="swiss" style:font-pitch-asian="variable" style:font-size-asian="22pt" style:font-size-complex="22pt"/>
    </style:style>
    <style:style style:name="T14" style:family="text">
      <style:text-properties fo:font-family="'ＭＳ Ｐゴシック'" style:font-family-generic="swiss" style:font-pitch="variable" fo:font-size="36pt" style:font-family-asian="'ＭＳ Ｐゴシック'" style:font-family-generic-asian="swiss" style:font-pitch-asian="variable" style:font-size-asian="36pt" style:font-size-complex="36pt"/>
    </style:style>
    <style:style style:name="T15" style:family="text">
      <style:text-properties fo:font-family="'Courier New'" style:font-family-generic="modern" style:font-pitch="fixed" fo:font-size="36pt" style:font-family-asian="'Courier New'" style:font-family-generic-asian="modern" style:font-pitch-asian="fixed" style:font-size-asian="36pt" style:font-size-complex="36pt"/>
    </style:style>
    <style:style style:name="T16" style:family="text">
      <style:text-properties fo:font-family="'Courier New'" style:font-family-generic="modern" style:font-pitch="fixed" style:font-family-asian="'Courier New'" style:font-family-generic-asian="modern" style:font-pitch-asian="fixed"/>
    </style:style>
    <style:style style:name="T17" style:family="text">
      <style:text-properties fo:color="#000000" style:text-outline="false" style:text-line-through-style="none" style:text-position="0% 100%" fo:font-family="'Courier New', Courier" fo:font-size="44pt" fo:font-style="normal" fo:text-shadow="none" style:text-underline-style="none" style:font-family-asian="'Lohit Hindi'" style:font-pitch-asian="variable" style:font-size-asian="44pt" style:font-style-asian="normal" style:font-family-complex="TakaoPGothic" style:font-family-generic-complex="swiss" style:font-pitch-complex="variable" style:font-size-complex="44pt" style:font-style-complex="normal" style:text-emphasize="none" style:font-relief="none" style:text-overline-style="none" style:text-overline-color="font-color"/>
    </style:style>
    <style:style style:name="T18" style:family="text">
      <style:text-properties fo:color="#000000" style:text-outline="false" style:text-line-through-style="none" style:text-position="0% 100%" fo:font-family="'Courier New', Courier" fo:font-size="44pt" fo:font-style="normal" fo:text-shadow="none" style:text-underline-style="none" fo:font-weight="normal" style:font-family-asian="'Lohit Hindi'" style:font-pitch-asian="variable" style:font-size-asian="44pt" style:font-style-asian="normal" style:font-weight-asian="normal" style:font-family-complex="TakaoPGothic"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position="0% 100%" fo:font-family="'Courier New', Courier" fo:font-size="44pt" fo:font-style="normal" fo:text-shadow="none" style:text-underline-style="none" fo:font-weight="bold" style:font-family-asian="'Lohit Hindi'" style:font-pitch-asian="variable" style:font-size-asian="44pt" style:font-style-asian="normal" style:font-weight-asian="bold" style:font-family-complex="TakaoPGothic"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20"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22" style:family="text">
      <style:text-properties fo:font-family="'Courier New'" style:font-family-generic="modern" style:font-pitch="fixed" fo:font-size="22pt" style:font-size-asian="22pt" style:font-size-complex="22pt"/>
    </style:style>
    <style:style style:name="T23" style:family="text">
      <style:text-properties fo:font-family="'Courier New'" style:font-family-generic="modern" style:font-pitch="fixed" fo:font-size="18pt" style:font-size-asian="18pt" style:font-size-complex="18pt"/>
    </style:style>
    <style:style style:name="T24" style:family="text">
      <style:text-properties fo:font-family="'Courier New'" style:font-family-generic="modern" style:font-pitch="fixed" fo:font-size="16pt" style:font-size-asian="16pt" style:font-size-complex="16pt"/>
    </style:style>
    <style:style style:name="T25" style:family="text">
      <style:text-properties fo:color="#000000" style:text-outline="false" style:text-line-through-style="none" style:text-position="0% 100%" fo:font-family="'Courier New', Courier" fo:font-size="18pt" fo:font-style="normal" fo:text-shadow="none" style:text-underline-style="none" style:font-family-asian="'Lohit Hindi'" style:font-pitch-asian="variable" style:font-size-asian="18pt" style:font-style-asian="normal" style:font-family-complex="TakaoPGothic" style:font-family-generic-complex="swiss" style:font-pitch-complex="variable" style:font-size-complex="18pt" style:font-style-complex="normal" style:text-emphasize="none" style:font-relief="none" style:text-overline-style="none" style:text-overline-color="font-color"/>
    </style:style>
    <style:style style:name="T26" style:family="text">
      <style:text-properties fo:font-family="'Courier New'" style:font-family-generic="modern" style:font-pitch="fixed" fo:font-size="20pt" style:font-size-asian="20pt"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標準" presentation:presentation-page-layout-name="AL1T0" presentation:use-date-time-name="dtd1">
        <office:forms form:automatic-focus="false" form:apply-design-mode="false"/>
        <draw:frame presentation:style-name="pr1" draw:text-style-name="P2" draw:layer="layout" svg:width="17.78cm" svg:height="1.936cm" svg:x="1.901cm" svg:y="14.525cm">
          <draw:text-box>
            <text:list text:style-name="L1">
              <text:list-header>
                <text:p text:style-name="P1"><text:span text:style-name="T1">名古屋大学</text:span></text:p>
                <text:p text:style-name="P1"><text:span text:style-name="T1">2014/MAR/19-A</text:span></text:p>
              </text:list-header>
            </text:list>
          </draw:text-box>
        </draw:frame>
        <draw:frame draw:style-name="standard" draw:layer="layout" svg:width="19.468cm" svg:height="5.043cm" svg:x="1.698cm" svg:y="3.881cm">
          <table:table>
            <table:table-column table:style-name="co1"/>
            <table:table-row table:style-name="ro1">
              <table:table-cell table:style-name="ce1">
                <text:list text:style-name="L2">
                  <text:list-header>
                    <text:p text:style-name="P3"><text:span text:style-name="T2">博士課程教育リーディングプログラム</text:span><text:span text:style-name="T2"><text:line-break/></text:span><text:span text:style-name="T2">実世界データ循環学リーダー人材育成プログラム</text:span><text:span text:style-name="T2"><text:line-break/></text:span><text:span text:style-name="T3">データツールファースト</text:span><text:span text:style-name="T3"><text:line-break/></text:span><text:span text:style-name="T3">Hadoop</text:span><text:span text:style-name="T4">入門 </text:span><text:span text:style-name="T5">(2/3)</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1" draw:layer="layout" svg:width="12.7cm" svg:height="9.525cm" svg:x="3.175cm" svg:y="1.905cm" draw:page-number="1" presentation:class="page"/>
          <draw:frame presentation:style-name="pr2" draw:text-style-name="P4" draw:layer="layout" svg:width="15.24cm" svg:height="11.431cm" svg:x="1.905cm" svg:y="12.065cm" presentation:class="notes" presentation:user-transformed="true">
            <draw:text-box>
              <text:p/>
            </draw:text-box>
          </draw:frame>
          <draw:custom-shape draw:name="スライド番号プレースホルダ 3" draw:style-name="gr2" draw:text-style-name="P6" draw:layer="layout" svg:width="8.255cm" svg:height="1.27cm" svg:x="10.791cm" svg:y="24.126cm">
            <text:list text:style-name="L2">
              <text:list-header>
                <text:p text:style-name="P5"><text:span text:style-name="T6"><text:page-number>&lt;番号&gt;</text:page-number></text:span></text:p>
              </text:list-header>
            </text:list>
            <draw:enhanced-geometry svg:viewBox="0 0 21600 21600" draw:type="mso-spt202" draw:enhanced-path="M 0 0 L 21600 0 21600 21600 0 21600 0 0 Z N"/>
          </draw:custom-shape>
        </presentation:notes>
      </draw:page>
      <draw:page draw:name="page2"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4. 操作と環境</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2" presentation:class="page"/>
          <draw:frame presentation:style-name="pr5" draw:layer="layout" svg:width="15.24cm" svg:height="11.431cm" svg:x="1.905cm" svg:y="12.065cm" presentation:class="notes" presentation:placeholder="true">
            <draw:text-box/>
          </draw:frame>
        </presentation:notes>
      </draw:page>
      <draw:page draw:name="page3"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4.1 <text:s/>操作してみます</text:p>
          </draw:text-box>
        </draw:frame>
        <draw:frame presentation:style-name="pr4" draw:layer="layout" svg:width="22.86cm" svg:height="12.573cm" svg:x="1.27cm" svg:y="4.445cm" presentation:class="outline" presentation:user-transformed="true">
          <draw:text-box>
            <text:list text:style-name="L4">
              <text:list-item>
                <text:p>まず、hadoopを操作してみます。</text:p>
              </text:list-item>
              <text:list-item>
                <text:p>先述のとおり、データ処理のためには、プログラムを作成しなければなりませんが、ここでは、あらかじめ用意された例題などを起動して、正常動作を確認</text:p>
              </text:list-item>
            </text:list>
          </draw:text-box>
        </draw:frame>
        <presentation:notes draw:style-name="dp4">
          <draw:page-thumbnail draw:style-name="gr1" draw:layer="layout" svg:width="12.7cm" svg:height="9.526cm" svg:x="3.175cm" svg:y="1.904cm" draw:page-number="3" presentation:class="page"/>
          <draw:frame presentation:style-name="pr5" draw:layer="layout" svg:width="15.24cm" svg:height="11.431cm" svg:x="1.905cm" svg:y="12.065cm" presentation:class="notes" presentation:placeholder="true">
            <draw:text-box/>
          </draw:frame>
        </presentation:notes>
      </draw:page>
      <draw:page draw:name="page4" draw:style-name="dp3" draw:master-page-name="標準" presentation:presentation-page-layout-name="AL2T1">
        <draw:frame presentation:style-name="pr3" draw:layer="layout" svg:width="22.86cm" svg:height="3.985cm" svg:x="1.27cm" svg:y="0.358cm" presentation:class="title" presentation:user-transformed="true">
          <draw:text-box>
            <text:p>4.1.1 HDFS の操作</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4" presentation:class="page"/>
          <draw:frame presentation:style-name="pr5" draw:layer="layout" svg:width="15.24cm" svg:height="11.431cm" svg:x="1.905cm" svg:y="12.065cm" presentation:class="notes" presentation:placeholder="true">
            <draw:text-box/>
          </draw:frame>
        </presentation:notes>
      </draw:page>
      <draw:page draw:name="page5" draw:style-name="dp3" draw:master-page-name="標準" presentation:presentation-page-layout-name="AL2T1">
        <draw:frame presentation:style-name="pr6" draw:layer="layout" svg:width="22.86cm" svg:height="2.123cm" svg:x="1.27cm" svg:y="0.318cm" presentation:class="title" presentation:user-transformed="true">
          <draw:text-box>
            <text:p>HDFS と Linuxファイルシステム</text:p>
          </draw:text-box>
        </draw:frame>
        <draw:frame presentation:style-name="pr4" draw:text-style-name="P7" draw:layer="layout" svg:width="15.996cm" svg:height="13.8cm" svg:x="0.34cm" svg:y="2.6cm" presentation:class="outline" presentation:user-transformed="true">
          <draw:text-box>
            <text:list text:style-name="L4">
              <text:list-item>
                <text:p><text:span text:style-name="T7">Linux</text:span><text:span text:style-name="T7">で作ったファイルは、</text:span><text:span text:style-name="T7">HDFS</text:span><text:span text:style-name="T7">に送ってから処理</text:span></text:p>
                <text:list>
                  <text:list-item>
                    <text:p><text:span text:style-name="T7">Hadoop dfs -put</text:span></text:p>
                  </text:list-item>
                </text:list>
              </text:list-item>
              <text:list-item>
                <text:p><text:span text:style-name="T7">hadoop</text:span><text:span text:style-name="T7">処理でできたファイルは、</text:span><text:span text:style-name="T7">HDFS</text:span><text:span text:style-name="T7">から</text:span><text:span text:style-name="T7">Linux</text:span><text:span text:style-name="T7">にもってくる</text:span></text:p>
                <text:list>
                  <text:list-item>
                    <text:p><text:span text:style-name="T7">Hadoop dfs -get</text:span></text:p>
                  </text:list-item>
                </text:list>
              </text:list-item>
            </text:list>
          </draw:text-box>
        </draw:frame>
        <draw:custom-shape draw:style-name="gr3" draw:text-style-name="P8" draw:layer="layout" svg:width="5.2cm" svg:height="7.2cm" svg:x="2.6cm" svg:y="10.4cm">
          <text:p/>
          <draw:enhanced-geometry svg:viewBox="0 0 21600 21600" draw:type="rectangle" draw:enhanced-path="M 0 0 L 21600 0 21600 21600 0 21600 0 0 Z N"/>
        </draw:custom-shape>
        <draw:custom-shape draw:style-name="gr3" draw:text-style-name="P8" draw:layer="layout" svg:width="3.8cm" svg:height="4.4cm" svg:x="3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8" draw:layer="layout" svg:width="1.8cm" svg:height="0.4cm" svg:x="4cm" svg:y="13.6cm">
          <text:p/>
          <draw:enhanced-geometry svg:viewBox="0 0 21600 21600" draw:type="rectangle" draw:enhanced-path="M 0 0 L 21600 0 21600 21600 0 21600 0 0 Z N"/>
        </draw:custom-shape>
        <draw:custom-shape draw:style-name="gr5" draw:text-style-name="P8" draw:layer="layout" svg:width="3.8cm" svg:height="3.8cm" svg:x="10.8cm" svg:y="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 draw:text-style-name="P8" draw:layer="layout" svg:width="4cm" svg:height="4.2cm" svg:x="17cm" svg:y="4.2cm">
            <text:p/>
            <draw:enhanced-geometry svg:viewBox="0 0 21600 21600" draw:type="rectangle" draw:enhanced-path="M 0 0 L 21600 0 21600 21600 0 21600 0 0 Z N"/>
          </draw:custom-shape>
          <draw:custom-shape draw:style-name="gr3" draw:text-style-name="P8" draw:layer="layout" svg:width="2.6cm" svg:height="1.773cm" svg:x="17.8cm" svg:y="5.62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layer="layout" svg:width="3.034cm" svg:height="1.013cm" svg:x="17.6cm" svg:y="7.6cm">
            <draw:text-box>
              <text:p>Datanode</text:p>
            </draw:text-box>
          </draw:frame>
        </draw:g>
        <draw:g>
          <draw:custom-shape draw:style-name="gr3" draw:text-style-name="P8" draw:layer="layout" svg:width="4cm" svg:height="4.2cm" svg:x="17.2cm" svg:y="13.6cm">
            <text:p/>
            <draw:enhanced-geometry svg:viewBox="0 0 21600 21600" draw:type="rectangle" draw:enhanced-path="M 0 0 L 21600 0 21600 21600 0 21600 0 0 Z N"/>
          </draw:custom-shape>
          <draw:custom-shape draw:style-name="gr3" draw:text-style-name="P8" draw:layer="layout" svg:width="2.6cm" svg:height="1.773cm" svg:x="18cm" svg:y="15.02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layer="layout" svg:width="3.034cm" svg:height="1.013cm" svg:x="17.8cm" svg:y="17cm">
            <draw:text-box>
              <text:p>Datanode</text:p>
            </draw:text-box>
          </draw:frame>
        </draw:g>
        <draw:g>
          <draw:custom-shape draw:style-name="gr3" draw:text-style-name="P8" draw:layer="layout" svg:width="4cm" svg:height="4.2cm" svg:x="17.2cm" svg:y="9cm">
            <text:p/>
            <draw:enhanced-geometry svg:viewBox="0 0 21600 21600" draw:type="rectangle" draw:enhanced-path="M 0 0 L 21600 0 21600 21600 0 21600 0 0 Z N"/>
          </draw:custom-shape>
          <draw:custom-shape draw:style-name="gr3" draw:text-style-name="P8" draw:layer="layout" svg:width="2.6cm" svg:height="1.773cm" svg:x="18cm" svg:y="10.42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layer="layout" svg:width="3.034cm" svg:height="1.013cm" svg:x="17.8cm" svg:y="12.4cm">
            <draw:text-box>
              <text:p>Datanode</text:p>
            </draw:text-box>
          </draw:frame>
        </draw:g>
        <draw:line draw:style-name="gr7" draw:layer="layout" svg:x1="17.8cm" svg:y1="6.8cm" svg:x2="14.6cm" svg:y2="9.8cm">
          <text:p/>
        </draw:line>
        <draw:line draw:style-name="gr7" draw:layer="layout" svg:x1="18cm" svg:y1="11.8cm" svg:x2="14.8cm" svg:y2="11.8cm">
          <text:p/>
        </draw:line>
        <draw:line draw:style-name="gr7" draw:layer="layout" svg:x1="18cm" svg:y1="15.8cm" svg:x2="14.6cm" svg:y2="13cm">
          <text:p/>
        </draw:line>
        <draw:line draw:style-name="gr8" draw:layer="layout" svg:x1="5.8cm" svg:y1="13.6cm" svg:x2="11.6cm" svg:y2="11.6cm">
          <text:p/>
        </draw:line>
        <draw:frame draw:style-name="gr6" draw:layer="layout" svg:width="5.336cm" svg:height="2.537cm" svg:x="11cm" svg:y="15.173cm">
          <draw:text-box>
            <text:p>多数のノードの</text:p>
            <text:p>HDDを集めて</text:p>
            <text:p>HDFSができている</text:p>
          </draw:text-box>
        </draw:frame>
        <draw:line draw:style-name="gr8" draw:layer="layout" svg:x1="11.6cm" svg:y1="12.6cm" svg:x2="6.4cm" svg:y2="14.6cm">
          <text:p/>
        </draw:line>
        <draw:custom-shape draw:style-name="gr4" draw:text-style-name="P8" draw:layer="layout" svg:width="1.8cm" svg:height="0.4cm" svg:x="4.6cm" svg:y="14.4cm">
          <text:p/>
          <draw:enhanced-geometry svg:viewBox="0 0 21600 21600" draw:type="rectangle" draw:enhanced-path="M 0 0 L 21600 0 21600 21600 0 21600 0 0 Z N"/>
        </draw:custom-shape>
        <draw:frame draw:style-name="gr9" draw:layer="layout" svg:width="3.36cm" svg:height="1.013cm" svg:x="7.84cm" svg:y="13.8cm">
          <draw:text-box>
            <text:p>Dfs -get</text:p>
          </draw:text-box>
        </draw:frame>
        <draw:frame draw:style-name="gr10" draw:layer="layout" svg:width="2.76cm" svg:height="1.013cm" svg:x="7.64cm" svg:y="11.387cm">
          <draw:text-box>
            <text:p>Dfs -put</text:p>
          </draw:text-box>
        </draw:frame>
        <draw:frame draw:style-name="gr9" draw:layer="layout" svg:width="4.2cm" svg:height="1.775cm" svg:x="3cm" svg:y="15cm">
          <draw:text-box>
            <text:p>Linuxファイル</text:p>
            <text:p>システム</text:p>
          </draw:text-box>
        </draw:frame>
        <draw:frame draw:style-name="gr9" draw:layer="layout" svg:width="4cm" svg:height="1.013cm" svg:x="11.4cm" svg:y="12.4cm">
          <draw:text-box>
            <text:p>HDFS</text:p>
          </draw:text-box>
        </draw:frame>
        <presentation:notes draw:style-name="dp4">
          <draw:page-thumbnail draw:style-name="gr1" draw:layer="layout" svg:width="12.7cm" svg:height="9.526cm" svg:x="3.175cm" svg:y="1.904cm" draw:page-number="5" presentation:class="page"/>
          <draw:frame presentation:style-name="pr5" draw:layer="layout" svg:width="15.24cm" svg:height="11.431cm" svg:x="1.905cm" svg:y="12.065cm" presentation:class="notes" presentation:placeholder="true">
            <draw:text-box/>
          </draw:frame>
        </presentation:notes>
      </draw:page>
      <draw:page draw:name="page6" draw:style-name="dp3" draw:master-page-name="標準" presentation:presentation-page-layout-name="AL2T1">
        <draw:frame presentation:style-name="pr3" draw:layer="layout" svg:width="22.86cm" svg:height="3.985cm" svg:x="1.27cm" svg:y="0.358cm" presentation:class="title" presentation:user-transformed="true">
          <draw:text-box>
            <text:p>HDFS 操作例</text:p>
          </draw:text-box>
        </draw:frame>
        <draw:frame presentation:style-name="pr4" draw:layer="layout" svg:width="22.86cm" svg:height="12.573cm" svg:x="1.27cm" svg:y="4.445cm" presentation:class="outline" presentation:user-transformed="true">
          <draw:text-box>
            <text:list text:style-name="L4">
              <text:list-item>
                <text:p>Hadoopには、 HDFSを操作する機能が備わっています。</text:p>
                <text:p>$ hadoop dfs -ls</text:p>
                <text:p>Found 1 items </text:p>
                <text:p>drwxr-xr-x <text:s text:c="2"/>- hadoop supergroup <text:s text:c="9"/>0 2014-03-03 18:23 /user/hadoop/output <text:s/></text:p>
                <text:p>$</text:p>
              </text:list-item>
              <text:list-item>
                <text:p>ここでは、HDFS上のファイルのリストを出力させた</text:p>
              </text:list-item>
              <text:list-item>
                <text:p>HDFSは、hadoopシステム固有の分散ファイルシステムである</text:p>
              </text:list-item>
              <text:list-item>
                <text:p>通常のLinuxの ls コマンドでは、HDFSに置いたファイルの確認などはできない</text:p>
              </text:list-item>
              <text:list-item>
                <text:p>上記の例で入力した行の「hadoop」は、実行ファイル(いわゆるコマンド)です。</text:p>
              </text:list-item>
              <text:list-item>
                <text:p>hadoop の第一引数に、dfs を指定すると、hdfsの操作の指定となる</text:p>
              </text:list-item>
              <text:list-item>
                <text:p>第二引数に -ls などの、HDFSへの操作を指定</text:p>
              </text:list-item>
            </text:list>
          </draw:text-box>
        </draw:frame>
        <presentation:notes draw:style-name="dp4">
          <draw:page-thumbnail draw:style-name="gr1" draw:layer="layout" svg:width="12.7cm" svg:height="9.526cm" svg:x="3.175cm" svg:y="1.904cm" draw:page-number="6" presentation:class="page"/>
          <draw:frame presentation:style-name="pr5" draw:layer="layout" svg:width="15.24cm" svg:height="11.431cm" svg:x="1.905cm" svg:y="12.065cm" presentation:class="notes" presentation:placeholder="true">
            <draw:text-box/>
          </draw:frame>
        </presentation:notes>
      </draw:page>
      <draw:page draw:name="page7" draw:style-name="dp3" draw:master-page-name="標準" presentation:presentation-page-layout-name="AL2T1">
        <draw:frame presentation:style-name="pr3" draw:layer="layout" svg:width="22.86cm" svg:height="3.985cm" svg:x="1.27cm" svg:y="0.358cm" presentation:class="title" presentation:user-transformed="true">
          <draw:text-box>
            <text:p>HDFS 操作の準備</text:p>
          </draw:text-box>
        </draw:frame>
        <draw:frame presentation:style-name="pr4" draw:layer="layout" svg:width="25.4cm" svg:height="14.2cm" svg:x="0cm" svg:y="3.6cm" presentation:class="outline" presentation:user-transformed="true">
          <draw:text-box>
            <text:list text:style-name="L4">
              <text:list-item>
                <text:p>教室ではシェルで</text:p>
                <text:p><text:span text:style-name="T8">. /home/courseware/hadoop/setup-hadoop</text:span></text:p>
              </text:list-item>
              <text:list-item>
                <text:p>を実行</text:p>
              </text:list-item>
              <text:list-item>
                <text:p>環境を設定する</text:p>
              </text:list-item>
            </text:list>
          </draw:text-box>
        </draw:frame>
        <presentation:notes draw:style-name="dp4">
          <draw:page-thumbnail draw:style-name="gr1" draw:layer="layout" svg:width="12.7cm" svg:height="9.526cm" svg:x="3.175cm" svg:y="1.904cm" draw:page-number="7" presentation:class="page"/>
          <draw:frame presentation:style-name="pr5" draw:layer="layout" svg:width="15.24cm" svg:height="11.431cm" svg:x="1.905cm" svg:y="12.065cm" presentation:class="notes" presentation:placeholder="true">
            <draw:text-box/>
          </draw:frame>
        </presentation:notes>
      </draw:page>
      <draw:page draw:name="page8" draw:style-name="dp3" draw:master-page-name="標準" presentation:presentation-page-layout-name="AL2T1">
        <draw:frame presentation:style-name="pr3" draw:layer="layout" svg:width="22.86cm" svg:height="3.985cm" svg:x="1.27cm" svg:y="0.358cm" presentation:class="title" presentation:user-transformed="true">
          <draw:text-box>
            <text:p>ディレクトリを作る</text:p>
          </draw:text-box>
        </draw:frame>
        <draw:frame presentation:style-name="pr4" draw:layer="layout" svg:width="22.86cm" svg:height="12.573cm" svg:x="1.27cm" svg:y="4.445cm" presentation:class="outline" presentation:user-transformed="true">
          <draw:text-box>
            <text:list text:style-name="L4">
              <text:list-item>
                <text:p>HDFS上に、ディレクトリを作ることができます。</text:p>
              </text:list-item>
              <text:list-item>
                <text:p>HDFS の操作として「-mkdir」を指定します。</text:p>
                <text:p><text:span text:style-name="T9">$ </text:span><text:span text:style-name="T10">hadoop dfs -mkdir input </text:span></text:p>
                <text:p><text:span text:style-name="T9">$ </text:span><text:span text:style-name="T10">hadoop dfs -ls </text:span></text:p>
                <text:p><text:span text:style-name="T9">Found 2 items </text:span></text:p>
                <text:p><text:span text:style-name="T9">drwxr-xr-x <text:s text:c="2"/>- hadoop supergroup <text:s text:c="9"/>0 2014-03-03 19:24 /user/hadoop/input </text:span></text:p>
                <text:p><text:span text:style-name="T9">drwxr-xr-x <text:s text:c="2"/>- hadoop supergroup <text:s text:c="9"/>0 2014-03-03 18:23 /user/hadoop/output </text:span></text:p>
                <text:p><text:span text:style-name="T9">$</text:span></text:p>
              </text:list-item>
            </text:list>
          </draw:text-box>
        </draw:frame>
        <presentation:notes draw:style-name="dp4">
          <draw:page-thumbnail draw:style-name="gr1" draw:layer="layout" svg:width="12.7cm" svg:height="9.526cm" svg:x="3.175cm" svg:y="1.904cm" draw:page-number="8" presentation:class="page"/>
          <draw:frame presentation:style-name="pr5" draw:layer="layout" svg:width="15.24cm" svg:height="11.431cm" svg:x="1.905cm" svg:y="12.065cm" presentation:class="notes" presentation:placeholder="true">
            <draw:text-box/>
          </draw:frame>
        </presentation:notes>
      </draw:page>
      <draw:page draw:name="page9" draw:style-name="dp3" draw:master-page-name="標準" presentation:presentation-page-layout-name="AL2T1">
        <draw:frame presentation:style-name="pr7" draw:layer="layout" svg:width="22.86cm" svg:height="2.123cm" svg:x="1.27cm" svg:y="0.118cm" presentation:class="title" presentation:user-transformed="true">
          <draw:text-box>
            <text:p>Linuxファイル→HDFSへコピー</text:p>
          </draw:text-box>
        </draw:frame>
        <draw:frame presentation:style-name="pr4" draw:layer="layout" svg:width="25.4cm" svg:height="15.8cm" svg:x="0cm" svg:y="1.8cm" presentation:class="outline" presentation:user-transformed="true">
          <draw:text-box>
            <text:list text:style-name="L4">
              <text:list-item>
                <text:p>ローカル(現在、対話中)のLinuxファイル・システム上のファイルをHDFSにコピーすることができる</text:p>
              </text:list-item>
              <text:list-item>
                <text:p>「-put」を指定しする。-put 以降の引数は、Linuxのcpコマンドに準じている</text:p>
              </text:list-item>
              <text:list-item>
                <text:p>今作った input ディレクトリに aaa.txt というファイルをコピー</text:p>
                <text:p>$ cat aaa.txt </text:p>
                <text:p>1 a </text:p>
                <text:p>2 bb </text:p>
                <text:p>3 ccc </text:p>
                <text:p>4 dddd </text:p>
                <text:p>5 eeeee </text:p>
                <text:p>6 ffffff </text:p>
                <text:p/>
                <text:p>$ hadoop dfs -put aaa.txt input </text:p>
                <text:p>$ hadoop dfs -ls input </text:p>
                <text:p>Found 1 items </text:p>
                <text:p>-rw-r--r-- <text:s text:c="2"/>1 hadoop supergroup <text:s text:c="8"/>40 2014-03-03 19:32 /user/hadoop/input/aaa.txt </text:p>
                <text:p>$ <text:s/></text:p>
              </text:list-item>
              <text:list-item>
                <text:p>-put のコピー先として、ファイル名やディレクトリ名を指定できます。今回は、ディレクトリ名を指定したので、input ディレクトリの中に、aaa.txtがコピーされた</text:p>
              </text:list-item>
              <text:list-item>
                <text:p>-ls の引数に 「input」 というディレクトリを明示的に指定したので、inputディレクトリの内容が表示されている</text:p>
              </text:list-item>
            </text:list>
          </draw:text-box>
        </draw:frame>
        <presentation:notes draw:style-name="dp4">
          <draw:page-thumbnail draw:style-name="gr1" draw:layer="layout" svg:width="12.7cm" svg:height="9.526cm" svg:x="3.175cm" svg:y="1.904cm" draw:page-number="9" presentation:class="page"/>
          <draw:frame presentation:style-name="pr5" draw:layer="layout" svg:width="15.24cm" svg:height="11.431cm" svg:x="1.905cm" svg:y="12.065cm" presentation:class="notes" presentation:placeholder="true">
            <draw:text-box/>
          </draw:frame>
        </presentation:notes>
      </draw:page>
      <draw:page draw:name="page10" draw:style-name="dp3" draw:master-page-name="標準" presentation:presentation-page-layout-name="AL2T1">
        <draw:frame presentation:style-name="pr3" draw:layer="layout" svg:width="22.86cm" svg:height="3.985cm" svg:x="1.27cm" svg:y="0.358cm" presentation:class="title" presentation:user-transformed="true">
          <draw:text-box>
            <text:p>HDFS上のファイルの内容を出力</text:p>
          </draw:text-box>
        </draw:frame>
        <draw:frame presentation:style-name="pr4" draw:layer="layout" svg:width="22.86cm" svg:height="12.573cm" svg:x="1.27cm" svg:y="4.445cm" presentation:class="outline" presentation:user-transformed="true">
          <draw:text-box>
            <text:list text:style-name="L4">
              <text:list-item>
                <text:p>HDFS上のファイルの内容を出力(表示)させることができます。</text:p>
              </text:list-item>
              <text:list-item>
                <text:p>「-cat」を指定します。</text:p>
                <text:p><text:span text:style-name="T9">$ hadoop dfs -cat input/aaa.txt </text:span></text:p>
                <text:p><text:span text:style-name="T9">1 a </text:span></text:p>
                <text:p><text:span text:style-name="T9">2 bb</text:span></text:p>
                <text:p><text:span text:style-name="T9">3 ccc</text:span></text:p>
                <text:p><text:span text:style-name="T9">4 dddd</text:span></text:p>
                <text:p><text:span text:style-name="T9">5 eeeee</text:span></text:p>
                <text:p><text:span text:style-name="T9">6 ffffff</text:span></text:p>
                <text:p><text:span text:style-name="T9"/></text:p>
                <text:p><text:span text:style-name="T9">$ </text:span></text:p>
              </text:list-item>
            </text:list>
          </draw:text-box>
        </draw:frame>
        <presentation:notes draw:style-name="dp4">
          <draw:page-thumbnail draw:style-name="gr1" draw:layer="layout" svg:width="12.7cm" svg:height="9.526cm" svg:x="3.175cm" svg:y="1.904cm" draw:page-number="10" presentation:class="page"/>
          <draw:frame presentation:style-name="pr5" draw:layer="layout" svg:width="15.24cm" svg:height="11.431cm" svg:x="1.905cm" svg:y="12.065cm" presentation:class="notes" presentation:placeholder="true">
            <draw:text-box/>
          </draw:frame>
        </presentation:notes>
      </draw:page>
      <draw:page draw:name="page11" draw:style-name="dp3" draw:master-page-name="標準" presentation:presentation-page-layout-name="AL2T1">
        <draw:frame presentation:style-name="pr3" draw:layer="layout" svg:width="22.86cm" svg:height="3.985cm" svg:x="1.27cm" svg:y="0.358cm" presentation:class="title" presentation:user-transformed="true">
          <draw:text-box>
            <text:p>HDFS→Linuxファイルへコピー</text:p>
          </draw:text-box>
        </draw:frame>
        <draw:frame presentation:style-name="pr4" draw:layer="layout" svg:width="22.86cm" svg:height="12.573cm" svg:x="1.27cm" svg:y="4.445cm" presentation:class="outline" presentation:user-transformed="true">
          <draw:text-box>
            <text:list text:style-name="L4">
              <text:list-item>
                <text:p>HDFS上のファイルを、ローカルのLinuxファイル・システムにコピーすることができる</text:p>
              </text:list-item>
              <text:list-item>
                <text:p>「-get」を指定します。-get 以降の引数は、Linuxのcpコマンドに準じています。</text:p>
                <text:p><text:span text:style-name="T9">$ hadoop dfs -get input/aaa.txt ./aaa-new </text:span></text:p>
                <text:p><text:span text:style-name="T9">$ ls </text:span></text:p>
                <text:p><text:span text:style-name="T9">aaa-new <text:s/>aaa.txt </text:span></text:p>
                <text:p><text:span text:style-name="T9">$ </text:span></text:p>
              </text:list-item>
            </text:list>
          </draw:text-box>
        </draw:frame>
        <presentation:notes draw:style-name="dp4">
          <draw:page-thumbnail draw:style-name="gr1" draw:layer="layout" svg:width="12.7cm" svg:height="9.526cm" svg:x="3.175cm" svg:y="1.904cm" draw:page-number="11" presentation:class="page"/>
          <draw:frame presentation:style-name="pr5" draw:layer="layout" svg:width="15.24cm" svg:height="11.431cm" svg:x="1.905cm" svg:y="12.065cm" presentation:class="notes" presentation:placeholder="true">
            <draw:text-box/>
          </draw:frame>
        </presentation:notes>
      </draw:page>
      <draw:page draw:name="page12" draw:style-name="dp3" draw:master-page-name="標準" presentation:presentation-page-layout-name="AL2T1">
        <draw:frame presentation:style-name="pr3" draw:layer="layout" svg:width="22.86cm" svg:height="3.985cm" svg:x="1.27cm" svg:y="0.358cm" presentation:class="title" presentation:user-transformed="true">
          <draw:text-box>
            <text:p>HDFS上のファイルを消去</text:p>
          </draw:text-box>
        </draw:frame>
        <draw:frame presentation:style-name="pr4" draw:layer="layout" svg:width="22.86cm" svg:height="12.573cm" svg:x="1.27cm" svg:y="4.445cm" presentation:class="outline" presentation:user-transformed="true">
          <draw:text-box>
            <text:list text:style-name="L4">
              <text:list-item>
                <text:p>「-rm」を指定します。</text:p>
                <text:p><text:span text:style-name="T9">$ hadoop dfs -rm input/aaa.txt </text:span></text:p>
                <text:p><text:span text:style-name="T9">Deleted hdfs://localhost:9000/user/hadoop/input/aaa.txt </text:span></text:p>
                <text:p><text:span text:style-name="T9">$ hadoop dfs -ls input </text:span></text:p>
                <text:p><text:span text:style-name="T9">$ </text:span></text:p>
              </text:list-item>
            </text:list>
          </draw:text-box>
        </draw:frame>
        <presentation:notes draw:style-name="dp4">
          <draw:page-thumbnail draw:style-name="gr1" draw:layer="layout" svg:width="12.7cm" svg:height="9.526cm" svg:x="3.175cm" svg:y="1.904cm" draw:page-number="12" presentation:class="page"/>
          <draw:frame presentation:style-name="pr5" draw:layer="layout" svg:width="15.24cm" svg:height="11.431cm" svg:x="1.905cm" svg:y="12.065cm" presentation:class="notes" presentation:placeholder="true">
            <draw:text-box/>
          </draw:frame>
        </presentation:notes>
      </draw:page>
      <draw:page draw:name="page13" draw:style-name="dp3" draw:master-page-name="標準" presentation:presentation-page-layout-name="AL2T1">
        <draw:frame presentation:style-name="pr7" draw:layer="layout" svg:width="22.86cm" svg:height="2.123cm" svg:x="1.27cm" svg:y="0.118cm" presentation:class="title" presentation:user-transformed="true">
          <draw:text-box>
            <text:p>HDFS上のファイルを再帰的に消去</text:p>
          </draw:text-box>
        </draw:frame>
        <draw:frame presentation:style-name="pr4" draw:layer="layout" svg:width="25.4cm" svg:height="15.6cm" svg:x="0cm" svg:y="2.2cm" presentation:class="outline" presentation:user-transformed="true">
          <draw:text-box>
            <text:list text:style-name="L4">
              <text:list-item>
                <text:p>Linuxの「rm -r」に相当</text:p>
              </text:list-item>
              <text:list-item>
                <text:p>指定したディレクトリ以下のすべてのファイルやディレクトリを消去</text:p>
              </text:list-item>
              <text:list-item>
                <text:p>「-rmr」を指定します。</text:p>
                <text:p><text:span text:style-name="T9">$ hadoop dfs -put aaa.txt input <text:s text:c="9"/># input/</text:span><text:span text:style-name="T9">の下に</text:span><text:span text:style-name="T9">aaa.txt</text:span><text:span text:style-name="T9">を置く</text:span></text:p>
                <text:p><text:span text:style-name="T9">$ hadoop dfs -ls input <text:s text:c="18"/># input/aaa.txt</text:span><text:span text:style-name="T9">の存在を確認</text:span></text:p>
                <text:p><text:span text:style-name="T9">Found 1 items </text:span></text:p>
                <text:p><text:span text:style-name="T9">-rw-r--r-- <text:s text:c="2"/>1 hadoop supergroup <text:s text:c="8"/>40 2014-03-03 19:43 /user/hadoop/input/aaa.txt </text:span></text:p>
                <text:p><text:span text:style-name="T9">$ hadoop dfs -ls <text:s text:c="23"/># /user/hadoop/</text:span><text:span text:style-name="T9">を確認</text:span></text:p>
                <text:p><text:span text:style-name="T9">Found 2 items </text:span></text:p>
                <text:p><text:span text:style-name="T9">drwxr-xr-x <text:s text:c="2"/>- hadoop supergroup <text:s text:c="9"/>0 2014-03-03 19:43 /user/hadoop/input </text:span></text:p>
                <text:p><text:span text:style-name="T9">drwxr-xr-x <text:s text:c="2"/>- hadoop supergroup <text:s text:c="9"/>0 2014-03-03 18:23 /user/hadoop/output </text:span></text:p>
                <text:p><text:span text:style-name="T9">$ hadoop dfs -rmr input <text:s text:c="17"/># rmr </text:span><text:span text:style-name="T9">を </text:span><text:span text:style-name="T9">input/</text:span><text:span text:style-name="T9">に対して実行</text:span></text:p>
                <text:p><text:span text:style-name="T9">Deleted hdfs://localhost:9000/user/hadoop/input </text:span></text:p>
                <text:p><text:span text:style-name="T9">$ hadoop dfs -ls <text:s text:c="3"/># input/ </text:span><text:span text:style-name="T9">以下が消去されたことを確認</text:span></text:p>
                <text:p><text:span text:style-name="T9">Found 1 items </text:span></text:p>
                <text:p><text:span text:style-name="T9">drwxr-xr-x <text:s text:c="2"/>- hadoop supergroup <text:s text:c="9"/>0 2014-03-03 18:23 /user/hadoop/output </text:span></text:p>
                <text:p><text:span text:style-name="T9">$</text:span></text:p>
              </text:list-item>
              <text:list-item>
                <text:p>rmdirは無い</text:p>
              </text:list-item>
              <text:list-item>
                <text:p>ここで示したdfsを指定した、一連のファイル操作の中には、Linuxの「rmdir」コマンドにあたる機能は無い</text:p>
              </text:list-item>
              <text:list-item>
                <text:p>上記のrmrを使用することで、空のディレクトリも消去することができます。</text:p>
              </text:list-item>
            </text:list>
          </draw:text-box>
        </draw:frame>
        <presentation:notes draw:style-name="dp4">
          <draw:page-thumbnail draw:style-name="gr1" draw:layer="layout" svg:width="12.7cm" svg:height="9.526cm" svg:x="3.175cm" svg:y="1.904cm" draw:page-number="13" presentation:class="page"/>
          <draw:frame presentation:style-name="pr5" draw:layer="layout" svg:width="15.24cm" svg:height="11.431cm" svg:x="1.905cm" svg:y="12.065cm" presentation:class="notes" presentation:placeholder="true">
            <draw:text-box/>
          </draw:frame>
        </presentation:notes>
      </draw:page>
      <draw:page draw:name="page14" draw:style-name="dp3" draw:master-page-name="標準" presentation:presentation-page-layout-name="AL2T1">
        <draw:frame presentation:style-name="pr3" draw:layer="layout" svg:width="22.86cm" svg:height="3.985cm" svg:x="1.27cm" svg:y="0.358cm" presentation:class="title" presentation:user-transformed="true">
          <draw:text-box>
            <text:p>その他の HDFS操作のコマンド</text:p>
          </draw:text-box>
        </draw:frame>
        <draw:frame presentation:style-name="pr4" draw:layer="layout" svg:width="22.86cm" svg:height="12.573cm" svg:x="1.27cm" svg:y="4.445cm" presentation:class="outline" presentation:user-transformed="true">
          <draw:text-box>
            <text:list text:style-name="L4">
              <text:list-item>
                <text:p>その他の HDFS操作のコマンドは、以下のページを参照してください。</text:p>
              </text:list-item>
              <text:list-item>
                <text:p>http://hadoop.apache.org/docs/r0.23.10/hadoop-project-dist/hadoop-common/FileSystemShell.html</text:p>
              </text:list-item>
              <text:list-item>
                <text:p>hadoopでアプリケーションの開発中や、実用で使用する場合、ファイル操作は頻繁に発生するので、下記のような aliasの定義を、”~/.hadoop-setup.sh” というようなファイルに入れておいて、</text:p>
                <text:p>shellの初期化実行ファイル「~/.bashrc」などに、</text:p>
                <text:p>. <text:s/>~/.hadoop-setup.sh</text:p>
                <text:p>と記述しておくと便利です。</text:p>
                <text:p>(ここで、「.」は、bash の「source (ソース)」コマンドです。詳しくは、bashなど、使用中のshellのマニュアルを参照してください。ちなみに、csh系のshellでは、同様のコマンドは、「source」です)</text:p>
                <text:p><text:span text:style-name="T9">$ cat ~/.hadoop-setup.sh</text:span></text:p>
                <text:p><text:span text:style-name="T9">alias dfscat='/home/hadoop-0.20.2/bin/hadoop dfs -cat' </text:span></text:p>
                <text:p><text:span text:style-name="T9">alias dfsget='/home/hadoop-0.20.2/bin/hadoop dfs -get' </text:span></text:p>
                <text:p><text:span text:style-name="T9">alias dfsls='/home/hadoop-0.20.2/bin/hadoop dfs -ls' </text:span></text:p>
                <text:p><text:span text:style-name="T9">alias dfsmkdir='/home/hadoop-0.20.2/bin/hadoop dfs -mkdir' </text:span></text:p>
                <text:p><text:span text:style-name="T9">alias dfsput='/home/hadoop-0.20.2/bin/hadoop dfs -put' </text:span></text:p>
                <text:p><text:span text:style-name="T9">alias dfsrm='/home/hadoop-0.20.2/bin/hadoop dfs -rm' </text:span></text:p>
                <text:p><text:span text:style-name="T9">alias dfsrmr='/home/hadoop-0.20.2/bin/hadoop dfs </text:span></text:p>
              </text:list-item>
            </text:list>
          </draw:text-box>
        </draw:frame>
        <presentation:notes draw:style-name="dp4">
          <draw:page-thumbnail draw:style-name="gr1" draw:layer="layout" svg:width="12.7cm" svg:height="9.526cm" svg:x="3.175cm" svg:y="1.904cm" draw:page-number="14" presentation:class="page"/>
          <draw:frame presentation:style-name="pr5" draw:layer="layout" svg:width="15.24cm" svg:height="11.431cm" svg:x="1.905cm" svg:y="12.065cm" presentation:class="notes" presentation:placeholder="true">
            <draw:text-box/>
          </draw:frame>
        </presentation:notes>
      </draw:page>
      <draw:page draw:name="page15" draw:style-name="dp3" draw:master-page-name="標準" presentation:presentation-page-layout-name="AL2T1">
        <draw:frame presentation:style-name="pr3" draw:layer="layout" svg:width="22.86cm" svg:height="3.985cm" svg:x="1.27cm" svg:y="0.358cm" presentation:class="title" presentation:user-transformed="true">
          <draw:text-box>
            <text:p>その他の HDFS操作のコマンド</text:p>
          </draw:text-box>
        </draw:frame>
        <draw:frame presentation:style-name="pr4" draw:text-style-name="P9" draw:layer="layout" svg:width="22.86cm" svg:height="12.573cm" svg:x="1.27cm" svg:y="4.445cm" presentation:class="outline" presentation:user-transformed="true">
          <draw:text-box>
            <text:list text:style-name="L4">
              <text:list-header>
                <text:p><text:span text:style-name="T9"/></text:p>
                <text:p><text:span text:style-name="T9">$ cat ~/.hadoop-setup.sh</text:span></text:p>
                <text:p><text:span text:style-name="T9">alias dfscat='/home/hadoop-0.20.2/bin/hadoop dfs -cat' </text:span></text:p>
                <text:p><text:span text:style-name="T9">alias dfsget='/home/hadoop-0.20.2/bin/hadoop dfs -get' </text:span></text:p>
                <text:p><text:span text:style-name="T9">alias dfsls='/home/hadoop-0.20.2/bin/hadoop dfs -ls' </text:span></text:p>
                <text:p><text:span text:style-name="T9">alias dfsmkdir='/home/hadoop-0.20.2/bin/hadoop dfs -mkdir' </text:span></text:p>
                <text:p><text:span text:style-name="T9">alias dfsput='/home/hadoop-0.20.2/bin/hadoop dfs -put' </text:span></text:p>
                <text:p><text:span text:style-name="T9">alias dfsrm='/home/hadoop-0.20.2/bin/hadoop dfs -rm' </text:span></text:p>
                <text:p><text:span text:style-name="T9">alias dfsrmr='/home/hadoop-0.20.2/bin/hadoop dfs </text:span></text:p>
              </text:list-header>
            </text:list>
          </draw:text-box>
        </draw:frame>
        <presentation:notes draw:style-name="dp4">
          <draw:page-thumbnail draw:style-name="gr1" draw:layer="layout" svg:width="12.7cm" svg:height="9.526cm" svg:x="3.175cm" svg:y="1.904cm" draw:page-number="15" presentation:class="page"/>
          <draw:frame presentation:style-name="pr5" draw:layer="layout" svg:width="15.24cm" svg:height="11.431cm" svg:x="1.905cm" svg:y="12.065cm" presentation:class="notes" presentation:placeholder="true">
            <draw:text-box/>
          </draw:frame>
        </presentation:notes>
      </draw:page>
      <draw:page draw:name="page16" draw:style-name="dp3" draw:master-page-name="標準" presentation:presentation-page-layout-name="AL2T1">
        <draw:frame presentation:style-name="pr3" draw:layer="layout" svg:width="22.86cm" svg:height="3.985cm" svg:x="1.27cm" svg:y="0.358cm" presentation:class="title" presentation:user-transformed="true">
          <draw:text-box>
            <text:p>4.1.2 hadoop(mapReduce)操作例</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16" presentation:class="page"/>
          <draw:frame presentation:style-name="pr5" draw:layer="layout" svg:width="15.24cm" svg:height="11.431cm" svg:x="1.905cm" svg:y="12.065cm" presentation:class="notes" presentation:placeholder="true">
            <draw:text-box/>
          </draw:frame>
        </presentation:notes>
      </draw:page>
      <draw:page draw:name="page17" draw:style-name="dp3" draw:master-page-name="標準" presentation:presentation-page-layout-name="AL2T1">
        <draw:frame presentation:style-name="pr3" draw:layer="layout" svg:width="22.86cm" svg:height="3.985cm" svg:x="1.27cm" svg:y="0.358cm" presentation:class="title" presentation:user-transformed="true">
          <draw:text-box>
            <text:p>hadoop(mapReduce)操作例</text:p>
          </draw:text-box>
        </draw:frame>
        <draw:frame presentation:style-name="pr4" draw:layer="layout" svg:width="22.86cm" svg:height="12.573cm" svg:x="1.27cm" svg:y="4.445cm" presentation:class="outline" presentation:user-transformed="true">
          <draw:text-box>
            <text:list text:style-name="L4">
              <text:list-item>
                <text:p>ここでは、hadoopとともに配布されている、例題を実行します。</text:p>
              </text:list-item>
              <text:list-item>
                <text:p>(※この例題は、file:///home/hadoop/hadoop-0.20.2/docs/quickstart.html#PseudoDistributed に記載されているものです)</text:p>
              </text:list-item>
              <text:list-item>
                <text:p>処理の対象データは、$HADOO_HOME/conf/ に格納されている設定ファイルです。とはいえ、ここでの実行例では、内容量がほんの少ししかない、テキスト(文書)ファイルとして扱われます。</text:p>
              </text:list-item>
              <text:list-item>
                <text:p>この例は、input/下に置いた13個のデータ・ファイル(設定ファイル)中の文字列から、</text:p>
              </text:list-item>
              <text:list-item>
                <text:p>「dfs」で始まり、a～zか”.”からなる単語(文字列)を探して、その単語の数をカウントして、output/の下に出力するというものです。</text:p>
              </text:list-item>
              <text:list-item>
                <text:p>試しに、Linuxのファイル・システム上で単語探しを実行すると、</text:p>
              </text:list-item>
              <text:list-item>
                <text:p>となり、hadoopでの実行結果が正しいことがわかります。</text:p>
              </text:list-item>
              <text:list-item>
                <text:p>hadoopの実行結果のメッセージをおおまかに読むと、</text:p>
              </text:list-item>
              <text:list-item>
                <text:p><text:s/>14/03/03 21:57:37 INFO mapred.FileInputFormat: Total input paths to process : 13</text:p>
              </text:list-item>
              <text:list-item>
                <text:p>入力として、13個のファイル(パス)が与えられ、</text:p>
              </text:list-item>
              <text:list-item>
                <text:p><text:s/>14/03/03 21:58:15 INFO mapred.JobClient: <text:s text:c="4"/>Launched reduce tasks=1</text:p>
              </text:list-item>
              <text:list-item>
                <text:p>reduce<text:tab/>のタスクが1だけ起動され、</text:p>
              </text:list-item>
              <text:list-item>
                <text:p><text:s/>14/03/03 21:58:15 INFO mapred.JobClient: <text:s text:c="4"/>Launched map tasks=13</text:p>
              </text:list-item>
              <text:list-item>
                <text:p>Mapタスクが、13個起動されたことが、分かります。</text:p>
              </text:list-item>
            </text:list>
          </draw:text-box>
        </draw:frame>
        <presentation:notes draw:style-name="dp4">
          <draw:page-thumbnail draw:style-name="gr1" draw:layer="layout" svg:width="12.7cm" svg:height="9.526cm" svg:x="3.175cm" svg:y="1.904cm" draw:page-number="17" presentation:class="page"/>
          <draw:frame presentation:style-name="pr5" draw:layer="layout" svg:width="15.24cm" svg:height="11.431cm" svg:x="1.905cm" svg:y="12.065cm" presentation:class="notes" presentation:placeholder="true">
            <draw:text-box/>
          </draw:frame>
        </presentation:notes>
      </draw:page>
      <draw:page draw:name="page18" draw:style-name="dp3" draw:master-page-name="標準" presentation:presentation-page-layout-name="AL2T1">
        <draw:frame presentation:style-name="pr3" draw:layer="layout" svg:width="22.86cm" svg:height="3.985cm" svg:x="1.27cm" svg:y="0.358cm" presentation:class="title" presentation:user-transformed="true">
          <draw:text-box>
            <text:p>4.1.3 mapReduceのプログラム(Simple.java)の実行例</text:p>
          </draw:text-box>
        </draw:frame>
        <draw:frame presentation:style-name="pr4" draw:layer="layout" svg:width="22.86cm" svg:height="12.573cm" svg:x="1.27cm" svg:y="4.445cm" presentation:class="outline" presentation:user-transformed="true">
          <draw:text-box>
            <text:list text:style-name="L4">
              <text:list-item>
                <text:p>次に、極めて簡単なMapを行うプログラムを実行します。</text:p>
              </text:list-item>
              <text:list-item>
                <text:p>下のようなデータを入力(“simpleSample.txt”)とします。データは、行が一つの単位だとします。</text:p>
              </text:list-item>
              <text:list-item>
                <text:p>行の最初の、文字のフィールドは今回は使用しません。</text:p>
              </text:list-item>
              <text:list-item>
                <text:p>二番目のフィールド(7文字目～9文字目; JavaのString.substring()の表現では、6～9)は、グループ分けのための整数です。今後、「グループ番号」と呼びます。</text:p>
              </text:list-item>
              <text:list-item>
                <text:p>三番目のフィールド(11文字目～13文字目; JavaのString.substring()の表現では、10～13)が、数値データです。今後、「データ値」と呼びます。</text:p>
              </text:list-item>
              <text:list-item>
                <text:p>ここでのプログラムは、与えられたデータ・ファイルの各行を処理し、データ値をグループ番号ごとに集め、グループごとに、各グループ内で最大のデータ値を求めます。</text:p>
              </text:list-item>
              <text:list-item>
                <text:p>[ファイル 4-1]simpleSample.txt</text:p>
              </text:list-item>
              <text:list-item>
                <text:p>※ここに掲げるプログラムは、参考文献1のMaxTemperatureをもとに、それをさらに簡略化したものです。</text:p>
              </text:list-item>
              <text:list-item>
                <text:p>参考文献1: Tom White著, 玉川竜司,兼田聖士訳:「Hadoop 」オライリー・ジャパン, 2010.</text:p>
              </text:list-item>
            </text:list>
          </draw:text-box>
        </draw:frame>
        <presentation:notes draw:style-name="dp4">
          <draw:page-thumbnail draw:style-name="gr1" draw:layer="layout" svg:width="12.7cm" svg:height="9.526cm" svg:x="3.175cm" svg:y="1.904cm" draw:page-number="18" presentation:class="page"/>
          <draw:frame presentation:style-name="pr5" draw:layer="layout" svg:width="15.24cm" svg:height="11.431cm" svg:x="1.905cm" svg:y="12.065cm" presentation:class="notes" presentation:placeholder="true">
            <draw:text-box/>
          </draw:frame>
        </presentation:notes>
      </draw:page>
      <draw:page draw:name="page19" draw:style-name="dp3" draw:master-page-name="標準" presentation:presentation-page-layout-name="AL2T1">
        <draw:frame presentation:style-name="pr3" draw:layer="layout" svg:width="22.86cm" svg:height="3.985cm" svg:x="1.27cm" svg:y="0.358cm" presentation:class="title" presentation:user-transformed="true">
          <draw:text-box>
            <text:list text:style-name="L3">
              <text:list-item>
                <text:p>[ファイル 4-1]simpleSample.txt<text:line-break/></text:p>
              </text:list-item>
            </text:list>
          </draw:text-box>
        </draw:frame>
        <draw:frame presentation:style-name="pr4" draw:text-style-name="P9" draw:layer="layout" svg:width="22.86cm" svg:height="12.573cm" svg:x="1.27cm" svg:y="3.627cm" presentation:class="outline" presentation:user-transformed="true">
          <draw:text-box>
            <text:p><text:span text:style-name="T9">xyz <text:s text:c="2"/>001 123</text:span></text:p>
            <text:p><text:span text:style-name="T9">abcde 002 235</text:span></text:p>
            <text:p><text:span text:style-name="T9">fghij 003 012</text:span></text:p>
            <text:p><text:span text:style-name="T9">klmno 004 319</text:span></text:p>
            <text:p><text:span text:style-name="T9">pqrst 005 022</text:span></text:p>
            <text:p><text:span text:style-name="T9">abcde 002 034</text:span></text:p>
            <text:p><text:span text:style-name="T9">fghij 003 182</text:span></text:p>
            <text:p><text:span text:style-name="T9">klmno 004 212</text:span></text:p>
            <text:p><text:span text:style-name="T9">pqrst 005 202 </text:span></text:p>
          </draw:text-box>
        </draw:frame>
        <presentation:notes draw:style-name="dp4">
          <draw:page-thumbnail draw:style-name="gr1" draw:layer="layout" svg:width="12.7cm" svg:height="9.526cm" svg:x="3.175cm" svg:y="1.904cm" draw:page-number="19" presentation:class="page"/>
          <draw:frame presentation:style-name="pr5" draw:layer="layout" svg:width="15.24cm" svg:height="11.431cm" svg:x="1.905cm" svg:y="12.065cm" presentation:class="notes" presentation:placeholder="true">
            <draw:text-box/>
          </draw:frame>
        </presentation:notes>
      </draw:page>
      <draw:page draw:name="page20" draw:style-name="dp3" draw:master-page-name="標準" presentation:presentation-page-layout-name="AL2T1">
        <draw:frame presentation:style-name="pr3" draw:layer="layout" svg:width="22.86cm" svg:height="3.985cm" svg:x="1.27cm" svg:y="0.358cm" presentation:class="title" presentation:user-transformed="true">
          <draw:text-box>
            <text:p>プログラムを起動</text:p>
          </draw:text-box>
        </draw:frame>
        <draw:frame presentation:style-name="pr4" draw:layer="layout" svg:width="22.86cm" svg:height="12.573cm" svg:x="1.27cm" svg:y="4.445cm" presentation:class="outline" presentation:user-transformed="true">
          <draw:text-box>
            <text:list text:style-name="L4">
              <text:list-item>
                <text:p>HDFS上に、simpleSample.txtを置き、プログラムを起動します。</text:p>
              </text:list-item>
              <text:list-item>
                <text:p>すべてを手で入力してもよいのですが、プログラム開発中は、同じことを繰り返しおこなうので、次のような簡単なシェル・スクリプトを用意して、それを使うことにします。</text:p>
              </text:list-item>
              <text:list-item>
                <text:p>[プログラム4-1]exec.sh</text:p>
              </text:list-item>
              <text:list-item>
                <text:p>実行すると、下のようになります。</text:p>
              </text:list-item>
              <text:list-item>
                <text:p>実行結果は、HDFS上の put/simplex/ ディレクトリ中にできます。</text:p>
              </text:list-item>
              <text:list-item>
                <text:p>今回は、reducerが一つなので、生成されるファイルも一つです。</text:p>
              </text:list-item>
              <text:list-item>
                <text:p>グループ番号ごとに、最大のデータ値が求められていることが分かります。</text:p>
              </text:list-item>
            </text:list>
          </draw:text-box>
        </draw:frame>
        <presentation:notes draw:style-name="dp4">
          <draw:page-thumbnail draw:style-name="gr1" draw:layer="layout" svg:width="12.7cm" svg:height="9.526cm" svg:x="3.175cm" svg:y="1.904cm" draw:page-number="20" presentation:class="page"/>
          <draw:frame presentation:style-name="pr5" draw:layer="layout" svg:width="15.24cm" svg:height="11.431cm" svg:x="1.905cm" svg:y="12.065cm" presentation:class="notes" presentation:placeholder="true">
            <draw:text-box/>
          </draw:frame>
        </presentation:notes>
      </draw:page>
      <draw:page draw:name="page21" draw:style-name="dp3" draw:master-page-name="標準" presentation:presentation-page-layout-name="AL2T1">
        <draw:frame presentation:style-name="pr3" draw:layer="layout" svg:width="22.86cm" svg:height="3.985cm" svg:x="1.27cm" svg:y="0.358cm" presentation:class="title" presentation:user-transformed="true">
          <draw:text-box>
            <text:list text:style-name="L3">
              <text:list-item>
                <text:p>[プログラム4-1]exec.sh</text:p>
              </text:list-item>
            </text:list>
          </draw:text-box>
        </draw:frame>
        <draw:frame presentation:style-name="pr4" draw:text-style-name="P10" draw:layer="layout" svg:width="25.4cm" svg:height="13.2cm" svg:x="0cm" svg:y="3.8cm" presentation:class="outline" presentation:user-transformed="true">
          <draw:text-box>
            <text:p><text:span text:style-name="T11">hadoop dfs -rmr out/simplex</text:span></text:p>
            <text:p><text:span text:style-name="T11"/></text:p>
            <text:p><text:span text:style-name="T11">hadoop jar /home/courseware/hadoop/simple/simple.jar Simple simpleSample.txt 'out/simplex'</text:span></text:p>
            <text:p><text:span text:style-name="T11"/></text:p>
            <text:p><text:span text:style-name="T11"/></text:p>
          </draw:text-box>
        </draw:frame>
        <presentation:notes draw:style-name="dp4">
          <draw:page-thumbnail draw:style-name="gr1" draw:layer="layout" svg:width="12.7cm" svg:height="9.526cm" svg:x="3.175cm" svg:y="1.904cm" draw:page-number="21" presentation:class="page"/>
          <draw:frame presentation:style-name="pr5" draw:layer="layout" svg:width="15.24cm" svg:height="11.431cm" svg:x="1.905cm" svg:y="12.065cm" presentation:class="notes" presentation:placeholder="true">
            <draw:text-box/>
          </draw:frame>
        </presentation:notes>
      </draw:page>
      <draw:page draw:name="page22" draw:style-name="dp3" draw:master-page-name="標準" presentation:presentation-page-layout-name="AL2T1">
        <draw:frame presentation:style-name="pr3" draw:layer="layout" svg:width="22.86cm" svg:height="3.985cm" svg:x="1.27cm" svg:y="0.358cm" presentation:class="title" presentation:user-transformed="true">
          <draw:text-box>
            <text:p>4.1.4 mapReduceのプログラム(Simple.java)の解説</text:p>
          </draw:text-box>
        </draw:frame>
        <draw:frame presentation:style-name="pr4" draw:layer="layout" svg:width="22.86cm" svg:height="12.573cm" svg:x="1.27cm" svg:y="4.445cm" presentation:class="outline" presentation:user-transformed="true">
          <draw:text-box>
            <text:list text:style-name="L4">
              <text:list-item>
                <text:p>hadoopのアプリケーションの実行は、main()関数から開始されます。</text:p>
              </text:list-item>
              <text:list-item>
                <text:p>[プログラム 4-2]Simple.java</text:p>
              </text:list-item>
              <text:list-item>
                <text:p>main()内で、map関数が定義されているクラスであるSimpleMapper.classや、reduce関数が定義されているクラスである SimpleReducer.classを、設定します。</text:p>
              </text:list-item>
              <text:list-item>
                <text:p>JobClient.runJob(conf);で、設定情報をもって、hadoopのジョブとして投入します。</text:p>
              </text:list-item>
              <text:list-item>
                <text:p>そうすると、自動的に hadoopがmap関数を呼び出してくれます。mapの実行が終了すると、次にreduce関数が自動的に呼び出されます。</text:p>
              </text:list-item>
            </text:list>
          </draw:text-box>
        </draw:frame>
        <presentation:notes draw:style-name="dp4">
          <draw:page-thumbnail draw:style-name="gr1" draw:layer="layout" svg:width="12.7cm" svg:height="9.526cm" svg:x="3.175cm" svg:y="1.904cm" draw:page-number="22" presentation:class="page"/>
          <draw:frame presentation:style-name="pr5" draw:layer="layout" svg:width="15.24cm" svg:height="11.431cm" svg:x="1.905cm" svg:y="12.065cm" presentation:class="notes" presentation:placeholder="true">
            <draw:text-box/>
          </draw:frame>
        </presentation:notes>
      </draw:page>
      <draw:page draw:name="page23" draw:style-name="dp3" draw:master-page-name="標準" presentation:presentation-page-layout-name="AL2T1">
        <draw:frame presentation:style-name="pr3" draw:layer="layout" svg:width="22.86cm" svg:height="3.985cm" svg:x="1.27cm" svg:y="0.358cm" presentation:class="title" presentation:user-transformed="true">
          <draw:text-box>
            <text:list text:style-name="L3">
              <text:list-item>
                <text:p>[ファイル 4-1]simpleSample.txt<text:line-break/></text:p>
              </text:list-item>
            </text:list>
          </draw:text-box>
        </draw:frame>
        <draw:frame presentation:style-name="pr4" draw:text-style-name="P9" draw:layer="layout" svg:width="22.86cm" svg:height="12.573cm" svg:x="1.27cm" svg:y="3.627cm" presentation:class="outline" presentation:user-transformed="true">
          <draw:text-box>
            <text:p><text:span text:style-name="T9">xyz <text:s text:c="2"/>001 123</text:span></text:p>
            <text:p><text:span text:style-name="T9">abcde 002 235</text:span></text:p>
            <text:p><text:span text:style-name="T9">fghij 003 012</text:span></text:p>
            <text:p><text:span text:style-name="T9">klmno 004 319</text:span></text:p>
            <text:p><text:span text:style-name="T9">pqrst 005 022</text:span></text:p>
            <text:p><text:span text:style-name="T9">abcde 002 034</text:span></text:p>
            <text:p><text:span text:style-name="T9">fghij 003 182</text:span></text:p>
            <text:p><text:span text:style-name="T9">klmno 004 212</text:span></text:p>
            <text:p><text:span text:style-name="T9">pqrst 005 202 </text:span></text:p>
          </draw:text-box>
        </draw:frame>
        <presentation:notes draw:style-name="dp4">
          <draw:page-thumbnail draw:style-name="gr1" draw:layer="layout" svg:width="12.7cm" svg:height="9.526cm" svg:x="3.175cm" svg:y="1.904cm" draw:page-number="23" presentation:class="page"/>
          <draw:frame presentation:style-name="pr5" draw:text-style-name="P11" draw:layer="layout" svg:width="15.24cm" svg:height="11.431cm" svg:x="1.905cm" svg:y="12.065cm" presentation:class="notes" presentation:placeholder="true">
            <draw:text-box/>
          </draw:frame>
        </presentation:notes>
      </draw:page>
      <draw:page draw:name="page24" draw:style-name="dp3" draw:master-page-name="標準" presentation:presentation-page-layout-name="AL2T1">
        <draw:frame presentation:style-name="pr6" draw:layer="layout" svg:width="22.86cm" svg:height="2.123cm" svg:x="1.34cm" svg:y="0.2cm" presentation:class="title" presentation:user-transformed="true">
          <draw:text-box>
            <text:list text:style-name="L3">
              <text:list-item>
                <text:p>simpleのmap関数が行うこと</text:p>
              </text:list-item>
            </text:list>
          </draw:text-box>
        </draw:frame>
        <draw:frame presentation:style-name="pr4" draw:text-style-name="P9" draw:layer="layout" svg:width="24.4cm" svg:height="15.2cm" svg:x="0.6cm" svg:y="2.8cm" presentation:class="outline" presentation:user-transformed="true">
          <draw:text-box>
            <text:list text:style-name="L4">
              <text:list-item>
                <text:p><text:span text:style-name="T12">文字列を切り出す。</text:span></text:p>
              </text:list-item>
              <text:list-item>
                <text:p><text:span text:style-name="T12">一行ごとに、</text:span><text:span text:style-name="T12">map</text:span><text:span text:style-name="T12">関数が、</text:span><text:span text:style-name="T12">hadoop</text:span><text:span text:style-name="T12">から呼びだされる。引数は、処理すべき</text:span><text:span text:style-name="T12">1</text:span><text:span text:style-name="T12">行が、文字列として。</text:span></text:p>
              </text:list-item>
            </text:list>
            <text:p><text:span text:style-name="T12"><text:s text:c="2"/></text:span><text:span text:style-name="T12">もとの文字列 <text:s text:c="22"/></text:span><text:span text:style-name="T12">map</text:span><text:span text:style-name="T12">関数の出力 </text:span><text:span text:style-name="T13">(</text:span><text:span text:style-name="T13">文字列</text:span><text:span text:style-name="T13">,</text:span><text:span text:style-name="T13">整数</text:span><text:span text:style-name="T13">)</text:span><text:span text:style-name="T13">のキーバリューペア</text:span></text:p>
            <text:p><text:span text:style-name="T9">Xyz <text:s text:c="2"/>001 123 ⇒ map() ⇒ (001, 123)</text:span></text:p>
            <text:p><text:span text:style-name="T9">abcde 002 235 ⇒ map() ⇒ (002, 235)</text:span></text:p>
            <text:p><text:span text:style-name="T9">fghij 003 012 ⇒ map() ⇒ (003, <text:s/>12)</text:span></text:p>
            <text:p><text:span text:style-name="T9">klmno 004 319 ⇒ map() ⇒ (004, 319)</text:span></text:p>
            <text:p><text:span text:style-name="T9">pqrst 005 022 ⇒ map() ⇒ (005, <text:s/>22)</text:span></text:p>
            <text:p><text:span text:style-name="T9">Abcde 002 034 ⇒ map() ⇒ (002, <text:s/>34)</text:span></text:p>
            <text:p><text:span text:style-name="T9">Fghij 003 182 ⇒ map() ⇒ (003, 182)</text:span></text:p>
            <text:p><text:span text:style-name="T9">klmno 004 212 ⇒ map() ⇒ (004, 212)</text:span></text:p>
            <text:p><text:span text:style-name="T9">pqrst 005 202 ⇒ map() ⇒ (005, 202)</text:span></text:p>
          </draw:text-box>
        </draw:frame>
        <presentation:notes draw:style-name="dp4">
          <draw:page-thumbnail draw:style-name="gr1" draw:layer="layout" svg:width="12.7cm" svg:height="9.526cm" svg:x="3.175cm" svg:y="1.904cm" draw:page-number="24" presentation:class="page"/>
          <draw:frame presentation:style-name="pr5" draw:text-style-name="P11" draw:layer="layout" svg:width="15.24cm" svg:height="11.431cm" svg:x="1.905cm" svg:y="12.065cm" presentation:class="notes" presentation:placeholder="true">
            <draw:text-box/>
          </draw:frame>
        </presentation:notes>
      </draw:page>
      <draw:page draw:name="page25" draw:style-name="dp3" draw:master-page-name="標準" presentation:presentation-page-layout-name="AL2T1">
        <draw:frame presentation:style-name="pr8" draw:layer="layout" svg:width="22.86cm" svg:height="2.123cm" svg:x="1.27cm" svg:y="0.218cm" presentation:class="title" presentation:user-transformed="true">
          <draw:text-box>
            <text:list text:style-name="L3">
              <text:list-item>
                <text:p>reduceの入力</text:p>
              </text:list-item>
            </text:list>
          </draw:text-box>
        </draw:frame>
        <draw:frame presentation:style-name="pr4" draw:text-style-name="P12" draw:layer="layout" svg:width="25.2cm" svg:height="15.4cm" svg:x="0cm" svg:y="2.6cm" presentation:class="outline" presentation:user-transformed="true">
          <draw:text-box>
            <text:p><text:span text:style-name="T14"><text:s/></text:span><text:span text:style-name="T14">Map</text:span><text:span text:style-name="T14">の出力 <text:s text:c="36"/></text:span><text:span text:style-name="T14">reduce</text:span><text:span text:style-name="T14">の入力</text:span></text:p>
            <text:p><text:span text:style-name="T15"><text:s/></text:span><text:span text:style-name="T15">(001, 123) <text:s text:c="15"/>001 [123]</text:span></text:p>
            <text:p><text:span text:style-name="T15"><text:s/></text:span><text:span text:style-name="T15">(002, 235) <text:s text:c="15"/>002 [235, 34]</text:span></text:p>
            <text:p><text:span text:style-name="T15"><text:s/></text:span><text:span text:style-name="T15">(003, <text:s/>12) <text:s text:c="15"/>003 [12,182]</text:span></text:p>
            <text:p><text:span text:style-name="T15"><text:s/></text:span><text:span text:style-name="T15">(004, 319) <text:s text:c="15"/>004 [319, 212]</text:span></text:p>
            <text:p><text:span text:style-name="T15"><text:s/></text:span><text:span text:style-name="T15">(005, <text:s/>22) <text:s text:c="15"/>005 [22,202]</text:span></text:p>
            <text:p><text:span text:style-name="T15"><text:s/></text:span><text:span text:style-name="T15">(002, <text:s/>34)</text:span></text:p>
            <text:p><text:span text:style-name="T15"><text:s/></text:span><text:span text:style-name="T15">(003, 182)</text:span></text:p>
            <text:p><text:span text:style-name="T15"><text:s/></text:span><text:span text:style-name="T15">(004, 212)</text:span></text:p>
            <text:p><text:span text:style-name="T15"><text:s/></text:span><text:span text:style-name="T15">(005, 202)</text:span></text:p>
          </draw:text-box>
        </draw:frame>
        <draw:custom-shape draw:style-name="gr11" draw:text-style-name="P8" draw:layer="layout" svg:width="7.4cm" svg:height="13cm" svg:x="5.8cm" svg:y="3cm">
          <text:p text:style-name="P8">シャッフル</text:p>
          <text:p text:style-name="P8">Hadoopが</text:p>
          <text:p text:style-name="P8">自動的に</text:p>
          <text:p text:style-name="P8">実行。</text:p>
          <text:p text:style-name="P8">キーを元に</text:p>
          <text:p text:style-name="P8">ソート &amp;</text:p>
          <text:p text:style-name="P8">同じキーのデータを</text:p>
          <text:p text:style-name="P8">まとめて</text:p>
          <text:p text:style-name="P8">データ列にする。</text:p>
          <text:p text:style-name="P8">キーとデータ列の組を</text:p>
          <text:p text:style-name="P8">Reduce関数に</text:p>
          <text:p text:style-name="P8">渡す</text:p>
          <draw:enhanced-geometry svg:viewBox="0 0 21600 21600" draw:text-areas="0 ?f0 ?f5 ?f2" draw:type="right-arrow" draw:modifiers="15859.2622618565 2792.8313206676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1" draw:layer="layout" svg:width="12.7cm" svg:height="9.526cm" svg:x="3.175cm" svg:y="1.904cm" draw:page-number="25" presentation:class="page"/>
          <draw:frame presentation:style-name="pr5" draw:text-style-name="P11" draw:layer="layout" svg:width="15.24cm" svg:height="11.431cm" svg:x="1.905cm" svg:y="12.065cm" presentation:class="notes" presentation:placeholder="true">
            <draw:text-box/>
          </draw:frame>
        </presentation:notes>
      </draw:page>
      <draw:page draw:name="page26" draw:style-name="dp3" draw:master-page-name="標準" presentation:presentation-page-layout-name="AL2T1">
        <draw:frame presentation:style-name="pr3" draw:layer="layout" svg:width="22.86cm" svg:height="3.985cm" svg:x="1.27cm" svg:y="0.358cm" presentation:class="title" presentation:user-transformed="true">
          <draw:text-box>
            <text:p>Map関数</text:p>
          </draw:text-box>
        </draw:frame>
        <draw:frame presentation:style-name="pr4" draw:layer="layout" svg:width="22.86cm" svg:height="12.573cm" svg:x="1.27cm" svg:y="4.445cm" presentation:class="outline" presentation:user-transformed="true">
          <draw:text-box>
            <text:list text:style-name="L4">
              <text:list-item>
                <text:p>ここではmap関数について説明します。</text:p>
              </text:list-item>
              <text:list-item>
                <text:p>[プログラム 4-3]SimpleMapper.java</text:p>
              </text:list-item>
              <text:list-item>
                <text:p>map関数はhadoopにより自動的に呼び出され、引数に、キーバリュー・ペアのキーがkey変数に、それと組のバリューである値がvalue変数に入ってきます。また、map結果を出力すべき出力先がoutput変数に入ってきます。</text:p>
              </text:list-item>
              <text:list-item>
                <text:p>このプログラムでは、keyに入ってきたキーは使用しません。</text:p>
              </text:list-item>
              <text:list-item>
                <text:p>Valueに入っている値だけを使用します。</text:p>
              </text:list-item>
              <text:list-item>
                <text:p>reduceするために、新しいキーバリュー・ペアを作って、出力します。</text:p>
              </text:list-item>
              <text:list-item>
                <text:p>ここでは、グループ番号と、データ値を、キーバリュー・ペアとして、outputへ出力します。</text:p>
              </text:list-item>
              <text:list-item>
                <text:p>map関数は、各ノードにmapされて並列に実行されます。map関数の実行が終わると、hadoopは、reduce処理に移ります。</text:p>
              </text:list-item>
              <text:list-item>
                <text:p/>
              </text:list-item>
              <text:list-item>
                <text:p>hadoopは、map処理が終了するとreduce処理に移り、ユーザが作成したreduce関数を自動的に呼び出してくれます。</text:p>
              </text:list-item>
            </text:list>
          </draw:text-box>
        </draw:frame>
        <presentation:notes draw:style-name="dp4">
          <draw:page-thumbnail draw:style-name="gr1" draw:layer="layout" svg:width="12.7cm" svg:height="9.526cm" svg:x="3.175cm" svg:y="1.904cm" draw:page-number="26" presentation:class="page"/>
          <draw:frame presentation:style-name="pr5" draw:layer="layout" svg:width="15.24cm" svg:height="11.431cm" svg:x="1.905cm" svg:y="12.065cm" presentation:class="notes" presentation:placeholder="true">
            <draw:text-box/>
          </draw:frame>
        </presentation:notes>
      </draw:page>
      <draw:page draw:name="page27" draw:style-name="dp3" draw:master-page-name="標準" presentation:presentation-page-layout-name="AL2T1">
        <draw:frame presentation:style-name="pr7" draw:layer="layout" svg:width="22.86cm" svg:height="2.123cm" svg:x="1.27cm" svg:y="0.118cm" presentation:class="title" presentation:user-transformed="true">
          <draw:text-box>
            <text:p>Map関数</text:p>
          </draw:text-box>
        </draw:frame>
        <draw:frame presentation:style-name="pr4" draw:text-style-name="P13" draw:layer="layout" svg:width="25.2cm" svg:height="15.4cm" svg:x="0cm" svg:y="2.4cm" presentation:class="outline" presentation:user-transformed="true">
          <draw:text-box>
            <text:p><text:span text:style-name="T16">public class SimpleMapper extends MapReduceBase</text:span></text:p>
            <text:p><text:span text:style-name="T16"><text:s text:c="2"/></text:span><text:span text:style-name="T16">implements Mapper&lt;LongWritable, Text, Text, IntWritable&gt; {</text:span></text:p>
            <text:p><text:span text:style-name="T16"/></text:p>
            <text:p><text:span text:style-name="T16"><text:s text:c="2"/></text:span><text:span text:style-name="T16">private static final int MISSING = 9999;</text:span></text:p>
            <text:p><text:span text:style-name="T16"><text:s text:c="2"/></text:span></text:p>
            <text:p><text:span text:style-name="T16"><text:s text:c="2"/></text:span><text:span text:style-name="T16">public void map(LongWritable key, Text value,</text:span></text:p>
            <text:p><text:span text:style-name="T16"><text:s text:c="6"/></text:span><text:span text:style-name="T16">OutputCollector&lt;Text, IntWritable&gt; output, Reporter reporter)</text:span></text:p>
            <text:p><text:span text:style-name="T16"><text:s text:c="6"/></text:span><text:span text:style-name="T16">throws IOException {</text:span></text:p>
            <text:p><text:span text:style-name="T16"><text:s text:c="4"/></text:span></text:p>
            <text:p><text:span text:style-name="T16"><text:s text:c="4"/></text:span><text:span text:style-name="T16">String line = value.toString();</text:span></text:p>
            <text:p><text:span text:style-name="T16"><text:s text:c="4"/></text:span><text:span text:style-name="T16">String str = line.substring(6, 9);</text:span></text:p>
            <text:p><text:span text:style-name="T16"><text:s text:c="4"/></text:span><text:span text:style-name="T16">int numval;</text:span></text:p>
            <text:p><text:span text:style-name="T16"/></text:p>
            <text:p><text:span text:style-name="T16"><text:s text:c="4"/></text:span><text:span text:style-name="T16">numval = Integer.parseInt(line.substring(10, 10+));</text:span></text:p>
            <text:p><text:span text:style-name="T16"/></text:p>
            <text:p><text:span text:style-name="T16"><text:s text:c="4"/></text:span><text:span text:style-name="T16">output.collect(new Text(str), new IntWritable(numval));</text:span></text:p>
            <text:p><text:span text:style-name="T16"><text:s text:c="2"/></text:span><text:span text:style-name="T16">}</text:span></text:p>
            <text:p><text:span text:style-name="T16">}</text:span></text:p>
            <text:p><text:span text:style-name="T16"/></text:p>
          </draw:text-box>
        </draw:frame>
        <presentation:notes draw:style-name="dp4">
          <draw:page-thumbnail draw:style-name="gr1" draw:layer="layout" svg:width="12.7cm" svg:height="9.526cm" svg:x="3.175cm" svg:y="1.904cm" draw:page-number="27" presentation:class="page"/>
          <draw:frame presentation:style-name="pr5" draw:layer="layout" svg:width="15.24cm" svg:height="11.431cm" svg:x="1.905cm" svg:y="12.065cm" presentation:class="notes" presentation:placeholder="true">
            <draw:text-box/>
          </draw:frame>
        </presentation:notes>
      </draw:page>
      <draw:page draw:name="page28" draw:style-name="dp3" draw:master-page-name="標準" presentation:presentation-page-layout-name="AL2T1">
        <draw:frame presentation:style-name="pr3" draw:layer="layout" svg:width="22.86cm" svg:height="3.985cm" svg:x="1.27cm" svg:y="0.358cm" presentation:class="title" presentation:user-transformed="true">
          <draw:text-box>
            <text:p>javaの注意</text:p>
          </draw:text-box>
        </draw:frame>
        <draw:frame presentation:style-name="pr4" draw:layer="layout" svg:width="22.86cm" svg:height="12.573cm" svg:x="1.27cm" svg:y="4.445cm" presentation:class="outline" presentation:user-transformed="true">
          <draw:text-box>
            <text:list text:style-name="L4">
              <text:list-item>
                <text:p/>
              </text:list-item>
              <text:list-item>
                <text:p>注意: JavaのString.substring(int 開始, int 終了)では、カウントは0から始まり、</text:p>
              </text:list-item>
              <text:list-item>
                <text:p>終了は、末尾の次の文字を指します(指されている文字は含まれない)。</text:p>
              </text:list-item>
              <text:list-item>
                <text:p><text:s/>0123456789</text:p>
              </text:list-item>
              <text:list-item>
                <text:p>“abcdefghij”.substring(4,7) → “def” となります。</text:p>
              </text:list-item>
              <text:list-item>
                <text:p/>
              </text:list-item>
            </text:list>
          </draw:text-box>
        </draw:frame>
        <presentation:notes draw:style-name="dp4">
          <draw:page-thumbnail draw:style-name="gr1" draw:layer="layout" svg:width="12.7cm" svg:height="9.526cm" svg:x="3.175cm" svg:y="1.904cm" draw:page-number="28" presentation:class="page"/>
          <draw:frame presentation:style-name="pr5" draw:layer="layout" svg:width="15.24cm" svg:height="11.431cm" svg:x="1.905cm" svg:y="12.065cm" presentation:class="notes" presentation:placeholder="true">
            <draw:text-box/>
          </draw:frame>
        </presentation:notes>
      </draw:page>
      <draw:page draw:name="page29" draw:style-name="dp3" draw:master-page-name="標準" presentation:presentation-page-layout-name="AL2T1">
        <draw:frame presentation:style-name="pr8" draw:layer="layout" svg:width="22.86cm" svg:height="2.123cm" svg:x="1.27cm" svg:y="0.218cm" presentation:class="title" presentation:user-transformed="true">
          <draw:text-box>
            <text:p>Reduce関数</text:p>
          </draw:text-box>
        </draw:frame>
        <draw:frame presentation:style-name="pr4" draw:layer="layout" svg:width="22.86cm" svg:height="12.573cm" svg:x="0.14cm" svg:y="2.227cm" presentation:class="outline" presentation:user-transformed="true">
          <draw:text-box>
            <text:list text:style-name="L4">
              <text:list-item>
                <text:p>[プログラム 4-4]SimpleReducer.java</text:p>
              </text:list-item>
              <text:list-item>
                <text:p>reduce関数を呼ぶ前に、hadoopは、mapから出力されたキーバリュー・ペアを処理し、同じキーを持つデータを集めます。</text:p>
              </text:list-item>
              <text:list-item>
                <text:p>reduceが呼ばれる時には、</text:p>
                <text:p>一つのキーに、あるだけの数の複数のバリューが与えられます。</text:p>
                <text:p/>
              </text:list-item>
              <text:list-item>
                <text:p>Reduce関数が呼び出されるときの引数</text:p>
                <text:list>
                  <text:list-item>
                    <text:p>キーバリュー・ペアのキーがkey変数</text:p>
                  </text:list-item>
                  <text:list-item>
                    <text:p>それと組のバリューの列がvalues変数</text:p>
                  </text:list-item>
                  <text:list-item>
                    <text:p>結果を出力すべき出力先がoutput変数</text:p>
                    <text:p>入ってきます</text:p>
                    <text:p/>
                  </text:list-item>
                </text:list>
              </text:list-item>
              <text:list-item>
                <text:p>このreduce関数は、同じグループ内のデータの最大値を求めるものです。</text:p>
              </text:list-item>
              <text:list-item>
                <text:p>MaxValueという変数に、処理中の最大値を保持します。</text:p>
              </text:list-item>
              <text:list-item>
                <text:p>while()ループを回ってvalues.next().get() で順次、データ値を得ていきます。新しく得たデータ値と maxValueをMath.max()にかけて、大きい方を新しいmaxValueとします。</text:p>
              </text:list-item>
              <text:list-item>
                <text:p>while()ループを終了するために、values.hasNext()で、</text:p>
                <text:p>与えられたデータ値の列が無くなっていないことを確認しています。</text:p>
              </text:list-item>
            </text:list>
          </draw:text-box>
        </draw:frame>
        <draw:frame draw:style-name="gr12" draw:text-style-name="P8" draw:layer="layout" svg:width="5.252cm" svg:height="5.4cm" svg:x="19.748cm" svg:y="13.2cm">
          <draw:image xlink:href="Pictures/2000001F000007C0000008CA8822A21B.svm" xlink:type="simple" xlink:show="embed" xlink:actuate="onLoad">
            <text:p/>
          </draw:image>
        </draw:frame>
        <presentation:notes draw:style-name="dp4">
          <draw:page-thumbnail draw:style-name="gr1" draw:layer="layout" svg:width="12.7cm" svg:height="9.526cm" svg:x="3.175cm" svg:y="1.904cm" draw:page-number="29" presentation:class="page"/>
          <draw:frame presentation:style-name="pr5" draw:layer="layout" svg:width="15.24cm" svg:height="11.431cm" svg:x="1.905cm" svg:y="12.065cm" presentation:class="notes" presentation:placeholder="true">
            <draw:text-box/>
          </draw:frame>
        </presentation:notes>
      </draw:page>
      <draw:page draw:name="page30" draw:style-name="dp3" draw:master-page-name="標準" presentation:presentation-page-layout-name="AL2T1">
        <draw:frame presentation:style-name="pr7" draw:layer="layout" svg:width="22.86cm" svg:height="2.123cm" svg:x="1.27cm" svg:y="0.118cm" presentation:class="title" presentation:user-transformed="true">
          <draw:text-box>
            <text:p>Reduce関数</text:p>
          </draw:text-box>
        </draw:frame>
        <draw:frame presentation:style-name="pr4" draw:text-style-name="P13" draw:layer="layout" svg:width="25.2cm" svg:height="15.4cm" svg:x="0cm" svg:y="2.4cm" presentation:class="outline" presentation:user-transformed="true">
          <draw:text-box>
            <text:p><text:span text:style-name="T16">public class SimpleReducer extends MapReduceBase</text:span></text:p>
            <text:p><text:span text:style-name="T16"><text:s text:c="2"/></text:span><text:span text:style-name="T16">implements Reducer&lt;Text, IntWritable, Text, IntWritable&gt; {</text:span></text:p>
            <text:p><text:span text:style-name="T16"/></text:p>
            <text:p><text:span text:style-name="T16"><text:s text:c="2"/></text:span><text:span text:style-name="T16">public void reduce(Text key, Iterator&lt;IntWritable&gt; values,</text:span></text:p>
            <text:p><text:span text:style-name="T16"><text:s text:c="6"/></text:span><text:span text:style-name="T16">OutputCollector&lt;Text, IntWritable&gt; output, Reporter reporter)</text:span></text:p>
            <text:p><text:span text:style-name="T16"><text:s text:c="6"/></text:span><text:span text:style-name="T16">throws IOException {</text:span></text:p>
            <text:p><text:span text:style-name="T16"><text:s text:c="4"/></text:span></text:p>
            <text:p><text:span text:style-name="T16"><text:s text:c="4"/></text:span><text:span text:style-name="T16">int maxValue = Integer.MIN_VALUE;</text:span></text:p>
            <text:p><text:span text:style-name="T16"><text:s text:c="4"/></text:span><text:span text:style-name="T16">while (values.hasNext()) {</text:span></text:p>
            <text:p><text:span text:style-name="T16"><text:s text:c="6"/></text:span><text:span text:style-name="T16">maxValue = Math.max(maxValue, values.next().get());</text:span></text:p>
            <text:p><text:span text:style-name="T16"><text:s text:c="4"/></text:span><text:span text:style-name="T16">}</text:span></text:p>
            <text:p><text:span text:style-name="T16"><text:s text:c="4"/></text:span><text:span text:style-name="T16">output.collect(key, new IntWritable(maxValue));</text:span></text:p>
            <text:p><text:span text:style-name="T16"><text:s text:c="2"/></text:span><text:span text:style-name="T16">}</text:span></text:p>
            <text:p><text:span text:style-name="T16">}</text:span></text:p>
            <text:p><text:span text:style-name="T16"/></text:p>
          </draw:text-box>
        </draw:frame>
        <presentation:notes draw:style-name="dp4">
          <draw:page-thumbnail draw:style-name="gr1" draw:layer="layout" svg:width="12.7cm" svg:height="9.526cm" svg:x="3.175cm" svg:y="1.904cm" draw:page-number="30" presentation:class="page"/>
          <draw:frame presentation:style-name="pr5" draw:text-style-name="P11" draw:layer="layout" svg:width="15.24cm" svg:height="11.431cm" svg:x="1.905cm" svg:y="12.065cm" presentation:class="notes" presentation:placeholder="true">
            <draw:text-box/>
          </draw:frame>
        </presentation:notes>
      </draw:page>
      <draw:page draw:name="page31" draw:style-name="dp3" draw:master-page-name="標準" presentation:presentation-page-layout-name="AL2T1">
        <draw:frame presentation:style-name="pr7" draw:layer="layout" svg:width="22.86cm" svg:height="2.123cm" svg:x="1.27cm" svg:y="0.118cm" presentation:class="title" presentation:user-transformed="true">
          <draw:text-box>
            <text:p>Simple.java</text:p>
          </draw:text-box>
        </draw:frame>
        <draw:frame presentation:style-name="pr4" draw:text-style-name="P13" draw:layer="layout" svg:width="25.2cm" svg:height="15.4cm" svg:x="0cm" svg:y="2.4cm" presentation:class="outline" presentation:user-transformed="true">
          <draw:text-box>
            <text:p><text:span text:style-name="T16">public class Simple {</text:span></text:p>
            <text:p><text:span text:style-name="T16"/></text:p>
            <text:p><text:span text:style-name="T16"><text:s text:c="2"/></text:span><text:span text:style-name="T16">public static void main(String[] args) throws IOException {</text:span></text:p>
            <text:p><text:span text:style-name="T16"><text:s text:c="4"/></text:span><text:span text:style-name="T16">if (args.length != 2) {</text:span></text:p>
            <text:p><text:span text:style-name="T16"><text:s text:c="6"/></text:span><text:span text:style-name="T16">System.err.println("Usage: Simple &lt;input path&gt; &lt;output path&gt;");</text:span></text:p>
            <text:p><text:span text:style-name="T16"><text:s text:c="6"/></text:span><text:span text:style-name="T16">System.exit(-1);</text:span></text:p>
            <text:p><text:span text:style-name="T16"><text:s text:c="4"/></text:span><text:span text:style-name="T16">}</text:span></text:p>
            <text:p><text:span text:style-name="T16"><text:s text:c="4"/></text:span></text:p>
            <text:p><text:span text:style-name="T16"><text:s text:c="4"/></text:span><text:span text:style-name="T16">JobConf conf = new JobConf(Simple.class);</text:span></text:p>
            <text:p><text:span text:style-name="T16"><text:s text:c="4"/></text:span><text:span text:style-name="T16">conf.setJobName("very Simple");</text:span></text:p>
            <text:p><text:span text:style-name="T16"/></text:p>
            <text:p><text:span text:style-name="T16"><text:s text:c="4"/></text:span><text:span text:style-name="T16">FileInputFormat.addInputPath(conf, new Path(args[0]));</text:span></text:p>
            <text:p><text:span text:style-name="T16"><text:s text:c="4"/></text:span><text:span text:style-name="T16">FileOutputFormat.setOutputPath(conf, new Path(args[1]));</text:span></text:p>
            <text:p><text:span text:style-name="T16"><text:s text:c="4"/></text:span></text:p>
            <text:p><text:span text:style-name="T16"><text:s text:c="4"/></text:span><text:span text:style-name="T16">conf.setMapperClass(SimpleMapper.class);</text:span></text:p>
            <text:p><text:span text:style-name="T16"><text:s text:c="4"/></text:span><text:span text:style-name="T16">conf.setReducerClass(SimpleReducer.class);</text:span></text:p>
            <text:p><text:span text:style-name="T16"/></text:p>
            <text:p><text:span text:style-name="T16"><text:s text:c="4"/></text:span><text:span text:style-name="T16">conf.setOutputKeyClass(Text.class);</text:span></text:p>
            <text:p><text:span text:style-name="T16"><text:s text:c="4"/></text:span><text:span text:style-name="T16">conf.setOutputValueClass(IntWritable.class);</text:span></text:p>
            <text:p><text:span text:style-name="T16"/></text:p>
            <text:p><text:span text:style-name="T16"><text:s text:c="4"/></text:span><text:span text:style-name="T16">JobClient.runJob(conf);</text:span></text:p>
            <text:p><text:span text:style-name="T16"><text:s text:c="2"/></text:span><text:span text:style-name="T16">}</text:span></text:p>
            <text:p><text:span text:style-name="T16">}</text:span></text:p>
            <text:p><text:span text:style-name="T16"/></text:p>
          </draw:text-box>
        </draw:frame>
        <presentation:notes draw:style-name="dp4">
          <draw:page-thumbnail draw:style-name="gr1" draw:layer="layout" svg:width="12.7cm" svg:height="9.526cm" svg:x="3.175cm" svg:y="1.904cm" draw:page-number="31" presentation:class="page"/>
          <draw:frame presentation:style-name="pr5" draw:text-style-name="P11" draw:layer="layout" svg:width="15.24cm" svg:height="11.431cm" svg:x="1.905cm" svg:y="12.065cm" presentation:class="notes" presentation:placeholder="true">
            <draw:text-box/>
          </draw:frame>
        </presentation:notes>
      </draw:page>
      <draw:page draw:name="page32" draw:style-name="dp3" draw:master-page-name="標準" presentation:presentation-page-layout-name="AL2T1">
        <draw:frame presentation:style-name="pr3" draw:layer="layout" svg:width="22.86cm" svg:height="3.985cm" svg:x="1.27cm" svg:y="0.358cm" presentation:class="title" presentation:user-transformed="true">
          <draw:text-box>
            <text:p>まとめ</text:p>
          </draw:text-box>
        </draw:frame>
        <draw:frame presentation:style-name="pr4" draw:layer="layout" svg:width="22.86cm" svg:height="12.573cm" svg:x="1.27cm" svg:y="4.445cm" presentation:class="outline" presentation:user-transformed="true">
          <draw:text-box>
            <text:list text:style-name="L4">
              <text:list-item>
                <text:p>Map関数、reduce関数を通して、極めて簡単なことしかしていません。</text:p>
              </text:list-item>
              <text:list-item>
                <text:p>しかし、これだけのプログラミングで、データの処理ができます。しかも、大規模な並列で実行可能なので、大量のデータを手軽に処理するのに、便利でしょう。</text:p>
              </text:list-item>
              <text:list-item>
                <text:p>これまで述べてきたプログラムをコンパイルして、hadoopで実行するには、下記のシェル・スクリプトを使用しています。</text:p>
                <text:p/>
              </text:list-item>
            </text:list>
          </draw:text-box>
        </draw:frame>
        <presentation:notes draw:style-name="dp4">
          <draw:page-thumbnail draw:style-name="gr1" draw:layer="layout" svg:width="12.7cm" svg:height="9.526cm" svg:x="3.175cm" svg:y="1.904cm" draw:page-number="32" presentation:class="page"/>
          <draw:frame presentation:style-name="pr5" draw:layer="layout" svg:width="15.24cm" svg:height="11.431cm" svg:x="1.905cm" svg:y="12.065cm" presentation:class="notes" presentation:placeholder="true">
            <draw:text-box/>
          </draw:frame>
        </presentation:notes>
      </draw:page>
      <draw:page draw:name="page33" draw:style-name="dp3" draw:master-page-name="標準" presentation:presentation-page-layout-name="AL2T1">
        <draw:frame presentation:style-name="pr3" draw:layer="layout" svg:width="22.86cm" svg:height="3.985cm" svg:x="1.27cm" svg:y="0.358cm" presentation:class="title" presentation:user-transformed="true">
          <draw:text-box>
            <text:list text:style-name="L3">
              <text:list-item>
                <text:p>[プログラム4-5]make.sh</text:p>
              </text:list-item>
            </text:list>
          </draw:text-box>
        </draw:frame>
        <draw:frame presentation:style-name="pr4" draw:layer="layout" svg:width="22.86cm" svg:height="12.573cm" svg:x="1.27cm" svg:y="4.445cm" presentation:class="outline" presentation:placeholder="true" presentation:user-transformed="true">
          <draw:text-box/>
        </draw:frame>
        <draw:frame draw:style-name="gr12" draw:text-style-name="P8" draw:layer="layout" svg:width="22.6cm" svg:height="4cm" svg:x="0.8cm" svg:y="6.8cm">
          <draw:image xlink:href="Pictures/2000009300004163000008CABC82FC79.svm" xlink:type="simple" xlink:show="embed" xlink:actuate="onLoad">
            <text:p/>
          </draw:image>
        </draw:frame>
        <presentation:notes draw:style-name="dp4">
          <draw:page-thumbnail draw:style-name="gr1" draw:layer="layout" svg:width="12.7cm" svg:height="9.526cm" svg:x="3.175cm" svg:y="1.904cm" draw:page-number="33" presentation:class="page"/>
          <draw:frame presentation:style-name="pr5" draw:layer="layout" svg:width="15.24cm" svg:height="11.431cm" svg:x="1.905cm" svg:y="12.065cm" presentation:class="notes" presentation:placeholder="true">
            <draw:text-box/>
          </draw:frame>
        </presentation:notes>
      </draw:page>
      <draw:page draw:name="page34" draw:style-name="dp3" draw:master-page-name="標準" presentation:presentation-page-layout-name="AL2T1">
        <draw:frame presentation:style-name="pr3" draw:layer="layout" svg:width="25.2cm" svg:height="3.985cm" svg:x="0.2cm" svg:y="2.131cm" presentation:class="title" presentation:user-transformed="true">
          <draw:text-box>
            <text:p>4.1.5 簡単なmapReduceのプログラム<text:line-break/>(Simpleのつづき)</text:p>
          </draw:text-box>
        </draw:frame>
        <draw:frame presentation:style-name="pr4" draw:layer="layout" svg:width="23.13cm" svg:height="8.818cm" svg:x="1cm" svg:y="8.2cm" presentation:class="outline" presentation:placeholder="true" presentation:user-transformed="true">
          <draw:text-box/>
        </draw:frame>
        <presentation:notes draw:style-name="dp4">
          <draw:page-thumbnail draw:style-name="gr1" draw:layer="layout" svg:width="12.7cm" svg:height="9.526cm" svg:x="3.175cm" svg:y="1.904cm" draw:page-number="34" presentation:class="page"/>
          <draw:frame presentation:style-name="pr5" draw:layer="layout" svg:width="15.24cm" svg:height="11.431cm" svg:x="1.905cm" svg:y="12.065cm" presentation:class="notes" presentation:placeholder="true">
            <draw:text-box/>
          </draw:frame>
        </presentation:notes>
      </draw:page>
      <draw:page draw:name="page35" draw:style-name="dp3" draw:master-page-name="標準" presentation:presentation-page-layout-name="AL2T1">
        <draw:frame presentation:style-name="pr3" draw:layer="layout" svg:width="22.86cm" svg:height="3.985cm" svg:x="1.27cm" svg:y="0.358cm" presentation:class="title" presentation:user-transformed="true">
          <draw:text-box>
            <text:p>MapReduceのプログラム<text:line-break/>(Simpleのつづき)</text:p>
          </draw:text-box>
        </draw:frame>
        <draw:frame presentation:style-name="pr4" draw:layer="layout" svg:width="22.86cm" svg:height="12.573cm" svg:x="1.27cm" svg:y="4.445cm" presentation:class="outline" presentation:user-transformed="true">
          <draw:text-box>
            <text:list text:style-name="L4">
              <text:list-item>
                <text:p>Simple.javaのreduce関数を書き換えて、グループごとの合計を求めるプログラムとします。</text:p>
              </text:list-item>
              <text:list-item>
                <text:p>reduce関数のmaxを求めていた部分のみを書き換えます。values変数に与えられたデータ値を、sumという変数にどんどん加算するだけです。</text:p>
                <text:p/>
              </text:list-item>
              <text:list-item>
                <text:p>/home/courseware/hadoop/simple1 にあります</text:p>
                <text:p/>
              </text:list-item>
              <text:list-item>
                <text:p>[実行結果4-1] グループごとの計が出ている</text:p>
              </text:list-item>
            </text:list>
          </draw:text-box>
        </draw:frame>
        <presentation:notes draw:style-name="dp4">
          <draw:page-thumbnail draw:style-name="gr1" draw:layer="layout" svg:width="12.7cm" svg:height="9.526cm" svg:x="3.175cm" svg:y="1.904cm" draw:page-number="35" presentation:class="page"/>
          <draw:frame presentation:style-name="pr5" draw:layer="layout" svg:width="15.24cm" svg:height="11.431cm" svg:x="1.905cm" svg:y="12.065cm" presentation:class="notes" presentation:placeholder="true">
            <draw:text-box/>
          </draw:frame>
        </presentation:notes>
      </draw:page>
      <draw:page draw:name="page36" draw:style-name="dp3" draw:master-page-name="標準" presentation:presentation-page-layout-name="AL2T1">
        <draw:frame presentation:style-name="pr7" draw:layer="layout" svg:width="22.86cm" svg:height="2.123cm" svg:x="1.27cm" svg:y="0.118cm" presentation:class="title" presentation:user-transformed="true">
          <draw:text-box>
            <text:p>Reduce関数 (総和版)</text:p>
          </draw:text-box>
        </draw:frame>
        <draw:frame presentation:style-name="pr4" draw:text-style-name="P13" draw:layer="layout" svg:width="25.2cm" svg:height="15.4cm" svg:x="0cm" svg:y="2.4cm" presentation:class="outline" presentation:user-transformed="true">
          <draw:text-box>
            <text:p><text:span text:style-name="T16">public class SimpleReducer extends MapReduceBase</text:span></text:p>
            <text:p><text:span text:style-name="T16"><text:s text:c="4"/></text:span><text:span text:style-name="T16">implements Reducer&lt;Text, IntWritable, Text, IntWritable&gt; {</text:span></text:p>
            <text:p><text:span text:style-name="T16"/></text:p>
            <text:p><text:span text:style-name="T16"><text:s text:c="4"/></text:span><text:span text:style-name="T16">public void reduce(Text key, Iterator&lt;IntWritable&gt; values,</text:span></text:p>
            <text:p><text:span text:style-name="T16"><text:s text:c="23"/></text:span><text:span text:style-name="T16">OutputCollector&lt;Text, IntWritable&gt; output, Reporter reporter)</text:span></text:p>
            <text:p><text:span text:style-name="T16"><text:s text:c="8"/></text:span><text:span text:style-name="T16">throws IOException {</text:span></text:p>
            <text:p><text:span text:style-name="T16"><text:s text:c="4"/></text:span></text:p>
            <text:p><text:span text:style-name="T16"><text:s text:c="8"/></text:span><text:span text:style-name="T16">int sum =0;</text:span></text:p>
            <text:p><text:span text:style-name="T16"><text:s text:c="8"/></text:span><text:span text:style-name="T16">while (values.hasNext()) {</text:span></text:p>
            <text:p><text:span text:style-name="T16"><text:s text:c="12"/></text:span><text:span text:style-name="T16">sum += <text:s/>values.next().get();</text:span></text:p>
            <text:p><text:span text:style-name="T16"><text:s text:c="8"/></text:span><text:span text:style-name="T16">}</text:span></text:p>
            <text:p><text:span text:style-name="T16"><text:s text:c="8"/></text:span><text:span text:style-name="T16">output.collect(key, new IntWritable(sum));</text:span></text:p>
            <text:p><text:span text:style-name="T16"><text:s text:c="4"/></text:span><text:span text:style-name="T16">}</text:span></text:p>
            <text:p><text:span text:style-name="T16">}</text:span></text:p>
            <text:p><text:span text:style-name="T16"/></text:p>
          </draw:text-box>
        </draw:frame>
        <presentation:notes draw:style-name="dp4">
          <draw:page-thumbnail draw:style-name="gr1" draw:layer="layout" svg:width="12.7cm" svg:height="9.526cm" svg:x="3.175cm" svg:y="1.904cm" draw:page-number="36" presentation:class="page"/>
          <draw:frame presentation:style-name="pr5" draw:text-style-name="P11" draw:layer="layout" svg:width="15.24cm" svg:height="11.431cm" svg:x="1.905cm" svg:y="12.065cm" presentation:class="notes" presentation:placeholder="true">
            <draw:text-box/>
          </draw:frame>
        </presentation:notes>
      </draw:page>
      <draw:page draw:name="page37" draw:style-name="dp3" draw:master-page-name="標準" presentation:presentation-page-layout-name="AL2T1">
        <draw:frame presentation:style-name="pr7" draw:layer="layout" svg:width="22.86cm" svg:height="2.123cm" svg:x="1.27cm" svg:y="0.118cm" presentation:class="title" presentation:user-transformed="true">
          <draw:text-box>
            <text:p>実行結果</text:p>
          </draw:text-box>
        </draw:frame>
        <draw:frame presentation:style-name="pr4" draw:text-style-name="P13" draw:layer="layout" svg:width="25.2cm" svg:height="15.4cm" svg:x="0cm" svg:y="2.4cm" presentation:class="outline" presentation:user-transformed="true">
          <draw:text-box>
            <text:p><text:span text:style-name="T16">sh <text:s/>/home/courseware/hadoop/simple1/exec.sh</text:span></text:p>
            <text:p><text:span text:style-name="T16">rmr: cannot remove out/simplex: No such file or directory.</text:span></text:p>
            <text:p><text:span text:style-name="T16">14/03/18 21:08:01 WARN mapred.JobClient: Use GenericOptionsParser for parsing the arguments. Applications should implement Tool for the same.</text:span></text:p>
            <text:p><text:span text:style-name="T16">14/03/18 21:08:02 WARN snappy.LoadSnappy: Snappy native library is available</text:span></text:p>
            <text:p><text:span text:style-name="T16">14/03/18 21:08:02 INFO util.NativeCodeLoader: Loaded the native-hadoop library</text:span></text:p>
            <text:p><text:span text:style-name="T16">14/03/18 21:08:02 INFO snappy.LoadSnappy: Snappy native library loaded</text:span></text:p>
            <text:p><text:span text:style-name="T16">14/03/18 21:08:02 INFO mapred.FileInputFormat: Total input paths to process : 1</text:span></text:p>
            <text:p><text:span text:style-name="T16">14/03/18 21:08:02 INFO mapred.JobClient: Running job: job_201402241705_0541</text:span></text:p>
            <text:p><text:span text:style-name="T16">14/03/18 21:08:03 INFO mapred.JobClient: <text:s/>map 0% reduce 0%</text:span></text:p>
            <text:p><text:span text:style-name="T16">14/03/18 21:08:07 INFO mapred.JobClient: <text:s/>map 100% reduce 0%</text:span></text:p>
            <text:p><text:span text:style-name="T16"><text:s text:c="4"/></text:span><text:span text:style-name="T16">:</text:span></text:p>
            <text:p><text:span text:style-name="T16">$ dfsls out/simplex</text:span></text:p>
            <text:p><text:span text:style-name="T16">Found 22 items</text:span></text:p>
            <text:p><text:span text:style-name="T16">-rw-r--r-- <text:s text:c="2"/>3 axe supergroup <text:s text:c="9"/>0 2014-03-18 21:08 /user/axe/out/simplex/_SUCCESS</text:span></text:p>
            <text:p><text:span text:style-name="T16">drwxr-xr-x <text:s text:c="2"/>- axe supergroup <text:s text:c="9"/>0 2014-03-18 21:08 /user/axe/out/simplex/_logs</text:span></text:p>
            <text:p><text:span text:style-name="T16">-rw-r--r-- <text:s text:c="2"/>3 axe supergroup <text:s text:c="9"/>8 2014-03-18 21:08 /user/axe/out/simplex/part-00000</text:span></text:p>
            <text:p><text:span text:style-name="T16"><text:s text:c="5"/></text:span><text:span text:style-name="T16">:</text:span></text:p>
            <text:p><text:span text:style-name="T16">$ dfscat out/simplex/part\*</text:span></text:p>
            <text:p><text:span text:style-name="T16">005</text:span><text:span text:style-name="T16"><text:tab/></text:span><text:span text:style-name="T16">202</text:span></text:p>
            <text:p><text:span text:style-name="T16">001</text:span><text:span text:style-name="T16"><text:tab/></text:span><text:span text:style-name="T16">123</text:span></text:p>
            <text:p><text:span text:style-name="T16">002</text:span><text:span text:style-name="T16"><text:tab/></text:span><text:span text:style-name="T16">235</text:span></text:p>
            <text:p><text:span text:style-name="T16">003</text:span><text:span text:style-name="T16"><text:tab/></text:span><text:span text:style-name="T16">182</text:span></text:p>
            <text:p><text:span text:style-name="T16">004</text:span><text:span text:style-name="T16"><text:tab/></text:span><text:span text:style-name="T16">319</text:span></text:p>
            <text:p><text:span text:style-name="T16"/></text:p>
          </draw:text-box>
        </draw:frame>
        <presentation:notes draw:style-name="dp4">
          <draw:page-thumbnail draw:style-name="gr1" draw:layer="layout" svg:width="12.7cm" svg:height="9.526cm" svg:x="3.175cm" svg:y="1.904cm" draw:page-number="37" presentation:class="page"/>
          <draw:frame presentation:style-name="pr5" draw:text-style-name="P11" draw:layer="layout" svg:width="15.24cm" svg:height="11.431cm" svg:x="1.905cm" svg:y="12.065cm" presentation:class="notes" presentation:placeholder="true">
            <draw:text-box/>
          </draw:frame>
        </presentation:notes>
      </draw:page>
      <draw:page draw:name="page38" draw:style-name="dp3" draw:master-page-name="標準" presentation:presentation-page-layout-name="AL2T1">
        <draw:frame presentation:style-name="pr9" draw:text-style-name="P14" draw:layer="layout" svg:width="22.86cm" svg:height="2.842cm" svg:x="1.4cm" svg:y="8.2cm" presentation:class="title" presentation:user-transformed="true">
          <draw:text-box>
            <text:p><text:span text:style-name="T17">簡単な </text:span><text:span text:style-name="T18">SequenceFile</text:span><text:span text:style-name="T19">の操作</text:span></text:p>
          </draw:text-box>
        </draw:frame>
        <draw:frame presentation:style-name="pr4" draw:layer="layout" svg:width="23.73cm" svg:height="1.018cm" svg:x="0.4cm" svg:y="16cm" presentation:class="outline" presentation:placeholder="true" presentation:user-transformed="true">
          <draw:text-box/>
        </draw:frame>
        <presentation:notes draw:style-name="dp4">
          <draw:page-thumbnail draw:style-name="gr1" draw:layer="layout" svg:width="12.7cm" svg:height="9.526cm" svg:x="3.175cm" svg:y="1.904cm" draw:page-number="38" presentation:class="page"/>
          <draw:frame presentation:style-name="pr5" draw:layer="layout" svg:width="15.24cm" svg:height="11.431cm" svg:x="1.905cm" svg:y="12.065cm" presentation:class="notes" presentation:placeholder="true">
            <draw:text-box/>
          </draw:frame>
        </presentation:notes>
      </draw:page>
      <draw:page draw:name="page39"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簡単な </text:span><text:span text:style-name="T18">SequenceFile</text:span><text:span text:style-name="T19">の操作</text:span></text:p>
          </draw:text-box>
        </draw:frame>
        <draw:frame presentation:style-name="pr4" draw:layer="layout" svg:width="23.73cm" svg:height="13.418cm" svg:x="0.4cm" svg:y="3.6cm" presentation:class="outline" presentation:user-transformed="true">
          <draw:text-box>
            <text:p>SequenceFileを作成し、その内容をソートします。</text:p>
            <text:p>ソートはhadoopが提供している機能を使用します。</text:p>
            <text:p><text:s text:c="2"/></text:p>
          </draw:text-box>
        </draw:frame>
        <presentation:notes draw:style-name="dp4">
          <draw:page-thumbnail draw:style-name="gr1" draw:layer="layout" svg:width="12.7cm" svg:height="9.526cm" svg:x="3.175cm" svg:y="1.904cm" draw:page-number="39" presentation:class="page"/>
          <draw:frame presentation:style-name="pr5" draw:text-style-name="P11" draw:layer="layout" svg:width="15.24cm" svg:height="11.431cm" svg:x="1.905cm" svg:y="12.065cm" presentation:class="notes" presentation:placeholder="true">
            <draw:text-box/>
          </draw:frame>
        </presentation:notes>
      </draw:page>
      <draw:page draw:name="page40"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SequenceFile</text:span><text:span text:style-name="T17">の作成</text:span></text:p>
          </draw:text-box>
        </draw:frame>
        <draw:frame presentation:style-name="pr4" draw:layer="layout" svg:width="23.73cm" svg:height="13.418cm" svg:x="0.4cm" svg:y="3.6cm" presentation:class="outline" presentation:user-transformed="true">
          <draw:text-box>
            <text:p/>
            <text:p>SequenceFileの作成は、参考文献1 の4.4.1.1節「SequenceFileの書き出し」に掲載されている「例4-10 <text:s/>SequenceFileの書き出し」プログラムを使用します。</text:p>
            <text:p>クラス名は、SequenceFileWriteDemo で、main()を含んだ独立したプログラムです。</text:p>
            <text:p>SequenceFileWriteDemoは、コンパイルして convert.jar に入れてあります。</text:p>
            <text:p>(ソースファイル名は、SequenceFileWriteDemo.java です)</text:p>
            <text:p>SequenceFileWriteDemoを実行します。HDFS上に、number.seqというファイルができます。</text:p>
            <text:p>その内容は、100から1までの整数(ファイル上では文字列)が先頭についた文字列の入った行が並んだものです。</text:p>
          </draw:text-box>
        </draw:frame>
        <presentation:notes draw:style-name="dp4">
          <draw:page-thumbnail draw:style-name="gr1" draw:layer="layout" svg:width="12.7cm" svg:height="9.526cm" svg:x="3.175cm" svg:y="1.904cm" draw:page-number="40" presentation:class="page"/>
          <draw:frame presentation:style-name="pr5" draw:layer="layout" svg:width="15.24cm" svg:height="11.431cm" svg:x="1.905cm" svg:y="12.065cm" presentation:class="notes" presentation:placeholder="true">
            <draw:text-box/>
          </draw:frame>
        </presentation:notes>
      </draw:page>
      <draw:page draw:name="page41"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SequenceFile</text:span><text:span text:style-name="T17">の作成</text:span></text:p>
          </draw:text-box>
        </draw:frame>
        <draw:frame presentation:style-name="pr4" draw:layer="layout" svg:width="23.73cm" svg:height="13.418cm" svg:x="0.4cm" svg:y="3.6cm" presentation:class="outline" presentation:user-transformed="true">
          <draw:text-box>
            <text:p>教室では</text:p>
            <text:p>/home/courseware/hadoop/seqfile/convert.jar を指定</text:p>
          </draw:text-box>
        </draw:frame>
        <presentation:notes draw:style-name="dp4">
          <draw:page-thumbnail draw:style-name="gr1" draw:layer="layout" svg:width="12.7cm" svg:height="9.526cm" svg:x="3.175cm" svg:y="1.904cm" draw:page-number="41" presentation:class="page"/>
          <draw:frame presentation:style-name="pr5" draw:layer="layout" svg:width="15.24cm" svg:height="11.431cm" svg:x="1.905cm" svg:y="12.065cm" presentation:class="notes" presentation:placeholder="true">
            <draw:text-box/>
          </draw:frame>
        </presentation:notes>
      </draw:page>
      <draw:page draw:name="page42" draw:style-name="dp3" draw:master-page-name="標準" presentation:presentation-page-layout-name="AL2T1">
        <draw:frame presentation:style-name="pr10" draw:text-style-name="P14" draw:layer="layout" svg:width="22.86cm" svg:height="2.123cm" svg:x="1.27cm" svg:y="-0.082cm" presentation:class="title" presentation:user-transformed="true">
          <draw:text-box>
            <text:p><text:span text:style-name="T17">SequenceFile</text:span><text:span text:style-name="T17">の作成</text:span></text:p>
          </draw:text-box>
        </draw:frame>
        <draw:frame presentation:style-name="pr4" draw:text-style-name="P9" draw:layer="layout" svg:width="23.73cm" svg:height="13.418cm" svg:x="0.07cm" svg:y="2.182cm" presentation:class="outline" presentation:user-transformed="true">
          <draw:text-box>
            <text:p><text:span text:style-name="T9">$ sh /home/courseware/hadoop/seqfile/exec-seq-write.sh </text:span></text:p>
            <text:p><text:span text:style-name="T9">fileName=numbers.seq14/03/18 17:41:20 INFO util.NativeCodeLoader: Loaded the native-hadoop library</text:span></text:p>
            <text:p><text:span text:style-name="T9">14/03/18 17:41:20 INFO zlib.ZlibFactory: Successfully loaded &amp; initialized native-zlib library</text:span></text:p>
            <text:p><text:span text:style-name="T9">14/03/18 17:41:20 INFO compress.CodecPool: Got brand-new compressor</text:span></text:p>
            <text:p><text:span text:style-name="T9">[128]</text:span><text:span text:style-name="T9"><text:tab/></text:span><text:span text:style-name="T9">100</text:span><text:span text:style-name="T9"><text:tab/></text:span><text:span text:style-name="T9">One, two, buckle my shoe</text:span></text:p>
            <text:p><text:span text:style-name="T9">[173]</text:span><text:span text:style-name="T9"><text:tab/></text:span><text:span text:style-name="T9">99</text:span><text:span text:style-name="T9"><text:tab/></text:span><text:span text:style-name="T9">Three, four, shut the door</text:span></text:p>
            <text:p><text:span text:style-name="T9">[220]</text:span><text:span text:style-name="T9"><text:tab/></text:span><text:span text:style-name="T9">98</text:span><text:span text:style-name="T9"><text:tab/></text:span><text:span text:style-name="T9">Five, six, pick up sticks</text:span></text:p>
            <text:p><text:span text:style-name="T9">[264]</text:span><text:span text:style-name="T9"><text:tab/></text:span><text:span text:style-name="T9">97</text:span><text:span text:style-name="T9"><text:tab/></text:span><text:span text:style-name="T9">Seven, eight, lay them straight</text:span></text:p>
            <text:p><text:span text:style-name="T9">[314]</text:span><text:span text:style-name="T9"><text:tab/></text:span><text:span text:style-name="T9">96</text:span><text:span text:style-name="T9"><text:tab/></text:span><text:span text:style-name="T9">Nine, ten, a big fat hen</text:span></text:p>
            <text:p><text:span text:style-name="T9">[359]</text:span><text:span text:style-name="T9"><text:tab/></text:span><text:span text:style-name="T9">95</text:span><text:span text:style-name="T9"><text:tab/></text:span><text:span text:style-name="T9">One, two, buckle my shoe</text:span></text:p>
            <text:p><text:span text:style-name="T9">[404]</text:span><text:span text:style-name="T9"><text:tab/></text:span><text:span text:style-name="T9">94</text:span><text:span text:style-name="T9"><text:tab/></text:span><text:span text:style-name="T9">Three, four, shut the door</text:span></text:p>
            <text:p><text:span text:style-name="T9">[451]</text:span><text:span text:style-name="T9"><text:tab/></text:span><text:span text:style-name="T9">93</text:span><text:span text:style-name="T9"><text:tab/></text:span><text:span text:style-name="T9">Five, six, pick up sticks</text:span></text:p>
            <text:p><text:span text:style-name="T9"><text:s text:c="4"/></text:span><text:span text:style-name="T9">: </text:span></text:p>
            <text:p><text:span text:style-name="T9">[4649]</text:span><text:span text:style-name="T9"><text:tab/></text:span><text:span text:style-name="T9">3</text:span><text:span text:style-name="T9"><text:tab/></text:span><text:span text:style-name="T9">Five, six, pick up sticks</text:span></text:p>
            <text:p><text:span text:style-name="T9">[4693]</text:span><text:span text:style-name="T9"><text:tab/></text:span><text:span text:style-name="T9">2</text:span><text:span text:style-name="T9"><text:tab/></text:span><text:span text:style-name="T9">Seven, eight, lay them straight</text:span></text:p>
            <text:p><text:span text:style-name="T9">[4743]</text:span><text:span text:style-name="T9"><text:tab/></text:span><text:span text:style-name="T9">1</text:span><text:span text:style-name="T9"><text:tab/></text:span><text:span text:style-name="T9">Nine, ten, a big fat hen</text:span></text:p>
            <text:p><text:span text:style-name="T9"/></text:p>
            <text:p><text:span text:style-name="T9"/></text:p>
          </draw:text-box>
        </draw:frame>
        <presentation:notes draw:style-name="dp4">
          <draw:page-thumbnail draw:style-name="gr1" draw:layer="layout" svg:width="12.7cm" svg:height="9.526cm" svg:x="3.175cm" svg:y="1.904cm" draw:page-number="42" presentation:class="page"/>
          <draw:frame presentation:style-name="pr5" draw:layer="layout" svg:width="15.24cm" svg:height="11.431cm" svg:x="1.905cm" svg:y="12.065cm" presentation:class="notes" presentation:placeholder="true">
            <draw:text-box/>
          </draw:frame>
        </presentation:notes>
      </draw:page>
      <draw:page draw:name="page43"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SequenceFile</text:span><text:span text:style-name="T17">の確認</text:span></text:p>
          </draw:text-box>
        </draw:frame>
        <draw:frame presentation:style-name="pr4" draw:layer="layout" svg:width="23.73cm" svg:height="13.418cm" svg:x="0.4cm" svg:y="3.6cm" presentation:class="outline" presentation:user-transformed="true">
          <draw:text-box>
            <text:p><text:span text:style-name="T20">SequenceFile</text:span><text:span text:style-name="T20">の内容の確認は、</text:span><text:span text:style-name="T20">hadoop</text:span><text:span text:style-name="T20">が提供している機能で行えます。</text:span></text:p>
            <text:p><text:span text:style-name="T20">これが行えるのは、キーとバリューが意味のある文字列であるときだけです。</text:span></text:p>
          </draw:text-box>
        </draw:frame>
        <presentation:notes draw:style-name="dp4">
          <draw:page-thumbnail draw:style-name="gr1" draw:layer="layout" svg:width="12.7cm" svg:height="9.526cm" svg:x="3.175cm" svg:y="1.904cm" draw:page-number="43" presentation:class="page"/>
          <draw:frame presentation:style-name="pr5" draw:layer="layout" svg:width="15.24cm" svg:height="11.431cm" svg:x="1.905cm" svg:y="12.065cm" presentation:class="notes" presentation:placeholder="true">
            <draw:text-box/>
          </draw:frame>
        </presentation:notes>
      </draw:page>
      <draw:page draw:name="page44" draw:style-name="dp3" draw:master-page-name="標準" presentation:presentation-page-layout-name="AL2T1">
        <draw:frame presentation:style-name="pr7" draw:text-style-name="P14" draw:layer="layout" svg:width="22.86cm" svg:height="2.123cm" svg:x="1.27cm" svg:y="0.118cm" presentation:class="title" presentation:user-transformed="true">
          <draw:text-box>
            <text:p><text:span text:style-name="T17">SequenceFile</text:span><text:span text:style-name="T17">の確認</text:span></text:p>
          </draw:text-box>
        </draw:frame>
        <draw:frame presentation:style-name="pr4" draw:text-style-name="P9" draw:layer="layout" svg:width="23.73cm" svg:height="13.418cm" svg:x="0.4cm" svg:y="3.6cm" presentation:class="outline" presentation:user-transformed="true">
          <draw:text-box>
            <text:p><text:span text:style-name="T9">$ hadoop fs -text numbers.seq|less</text:span></text:p>
            <text:p><text:span text:style-name="T9">100 <text:s text:c="4"/>One, two, buckle my shoe</text:span></text:p>
            <text:p><text:span text:style-name="T9">99 <text:s text:c="5"/>Three, four, shut the door</text:span></text:p>
            <text:p><text:span text:style-name="T9">98 <text:s text:c="5"/>Five, six, pick up sticks</text:span></text:p>
            <text:p><text:span text:style-name="T9">97 <text:s text:c="5"/>Seven, eight, lay them straight</text:span></text:p>
            <text:p><text:span text:style-name="T9">96 <text:s text:c="5"/>Nine, ten, a big fat hen</text:span></text:p>
            <text:p><text:span text:style-name="T9">95 <text:s text:c="5"/>One, two, buckle my shoe</text:span></text:p>
            <text:p><text:span text:style-name="T9">94 <text:s text:c="5"/>Three, four, shut the door</text:span></text:p>
            <text:p><text:span text:style-name="T9">93 <text:s text:c="5"/>Five, six, pick up sticks</text:span></text:p>
            <text:p><text:span text:style-name="T9">92 <text:s text:c="5"/>Seven, eight, lay them straight</text:span></text:p>
            <text:p><text:span text:style-name="T9">91 <text:s text:c="5"/>Nine, ten, a big fat hen</text:span></text:p>
            <text:p><text:span text:style-name="T9">90 <text:s text:c="5"/>One, two, buckle my shoe</text:span></text:p>
            <text:p><text:span text:style-name="T9">89 <text:s text:c="5"/>Three, four, shut the door</text:span></text:p>
          </draw:text-box>
        </draw:frame>
        <presentation:notes draw:style-name="dp4">
          <draw:page-thumbnail draw:style-name="gr1" draw:layer="layout" svg:width="12.7cm" svg:height="9.526cm" svg:x="3.175cm" svg:y="1.904cm" draw:page-number="44" presentation:class="page"/>
          <draw:frame presentation:style-name="pr5" draw:layer="layout" svg:width="15.24cm" svg:height="11.431cm" svg:x="1.905cm" svg:y="12.065cm" presentation:class="notes" presentation:placeholder="true">
            <draw:text-box/>
          </draw:frame>
        </presentation:notes>
      </draw:page>
      <draw:page draw:name="page45"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SequenceFile</text:span><text:span text:style-name="T17">のソート</text:span></text:p>
          </draw:text-box>
        </draw:frame>
        <draw:frame presentation:style-name="pr4" draw:layer="layout" svg:width="23.73cm" svg:height="13.418cm" svg:x="0.4cm" svg:y="3.6cm" presentation:class="outline" presentation:user-transformed="true">
          <draw:text-box>
            <text:p><text:span text:style-name="T20">SequenceFile</text:span><text:span text:style-name="T20">「</text:span><text:span text:style-name="T20">number.seq</text:span><text:span text:style-name="T20">」をソートします。</text:span></text:p>
            <text:p><text:span text:style-name="T20">このファイルのソートは、</text:span><text:span text:style-name="T20">hadoop</text:span><text:span text:style-name="T20">が提供しているサンプルで行えます。</text:span></text:p>
            <text:p><text:span text:style-name="T20">内容が、行単位で、キー、バリューとも文字列であるシーケンス・ファイルであれば、このサンプルでソートが行えます。</text:span></text:p>
            <text:p><text:span text:style-name="T20">ソート結果は、</text:span><text:span text:style-name="T20">HDFS</text:span><text:span text:style-name="T20">上の </text:span><text:span text:style-name="T20">sorted/</text:span><text:span text:style-name="T20">というディレクトリ内にできます。</text:span></text:p>
            <text:p><text:span text:style-name="T20"/></text:p>
            <text:p><text:span text:style-name="T20"/></text:p>
          </draw:text-box>
        </draw:frame>
        <presentation:notes draw:style-name="dp4">
          <draw:page-thumbnail draw:style-name="gr1" draw:layer="layout" svg:width="12.7cm" svg:height="9.526cm" svg:x="3.175cm" svg:y="1.904cm" draw:page-number="45" presentation:class="page"/>
          <draw:frame presentation:style-name="pr5" draw:layer="layout" svg:width="15.24cm" svg:height="11.431cm" svg:x="1.905cm" svg:y="12.065cm" presentation:class="notes" presentation:placeholder="true">
            <draw:text-box/>
          </draw:frame>
        </presentation:notes>
      </draw:page>
      <draw:page draw:name="page46" draw:style-name="dp3" draw:master-page-name="標準" presentation:presentation-page-layout-name="AL2T1">
        <draw:frame presentation:style-name="pr10" draw:text-style-name="P14" draw:layer="layout" svg:width="22.86cm" svg:height="2.123cm" svg:x="1.27cm" svg:y="-0.082cm" presentation:class="title" presentation:user-transformed="true">
          <draw:text-box>
            <text:p><text:span text:style-name="T17">SequenceFile</text:span><text:span text:style-name="T17">のソート</text:span></text:p>
          </draw:text-box>
        </draw:frame>
        <draw:frame presentation:style-name="pr4" draw:text-style-name="P9" draw:layer="layout" svg:width="23.73cm" svg:height="13.418cm" svg:x="0.27cm" svg:y="2cm" presentation:class="outline" presentation:user-transformed="true">
          <draw:text-box>
            <text:p><text:span text:style-name="T9">$ cat /home/courseware/hadoop/seqfile/sort.sh </text:span></text:p>
            <text:p><text:span text:style-name="T9">hadoop jar $HADOOP_HOME/hadoop-*-examples.jar sort -r 1 -inFormat org.apache.hadoop.mapred.SequenceFileInputFormat -outFormat org.apache.hadoop.mapred.SequenceFileOutputFormat -outKey org.apache.hadoop.io.IntWritable -outValue org.apache.hadoop.io.Text numbers.seq sorted</text:span></text:p>
            <text:p><text:span text:style-name="T9"/></text:p>
            <text:p><text:span text:style-name="T9">$ sh /home/courseware/hadoop/seqfile/sort.sh </text:span></text:p>
            <text:p><text:span text:style-name="T9">Running on 10 nodes to sort from hdfs://master.domain:8020/user/axe/numbers.seq into hdfs://master.domain:8020/user/axe/sorted with 1 reduces.</text:span></text:p>
            <text:p><text:span text:style-name="T9">Job started: Tue Mar 18 17:46:25 JST 2014</text:span></text:p>
            <text:p><text:span text:style-name="T9">14/03/18 17:46:25 INFO mapred.FileInputFormat: Total input paths to process : 1</text:span></text:p>
            <text:p><text:span text:style-name="T9">14/03/18 17:46:26 INFO mapred.JobClient: Running job: job_201402241705_0538</text:span></text:p>
            <text:p><text:span text:style-name="T9">14/03/18 17:46:27 INFO mapred.JobClient: <text:s/>map 0% reduce 0%</text:span></text:p>
            <text:p><text:span text:style-name="T9"><text:s text:c="2"/></text:span><text:span text:style-name="T9">:</text:span></text:p>
            <text:p><text:span text:style-name="T9"/></text:p>
          </draw:text-box>
        </draw:frame>
        <presentation:notes draw:style-name="dp4">
          <draw:page-thumbnail draw:style-name="gr1" draw:layer="layout" svg:width="12.7cm" svg:height="9.526cm" svg:x="3.175cm" svg:y="1.904cm" draw:page-number="46" presentation:class="page"/>
          <draw:frame presentation:style-name="pr5" draw:layer="layout" svg:width="15.24cm" svg:height="11.431cm" svg:x="1.905cm" svg:y="12.065cm" presentation:class="notes" presentation:placeholder="true">
            <draw:text-box/>
          </draw:frame>
        </presentation:notes>
      </draw:page>
      <draw:page draw:name="page47"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ソート結果の確認</text:span></text:p>
          </draw:text-box>
        </draw:frame>
        <draw:frame presentation:style-name="pr4" draw:layer="layout" svg:width="23.73cm" svg:height="13.418cm" svg:x="0.4cm" svg:y="3.6cm" presentation:class="outline" presentation:user-transformed="true">
          <draw:text-box>
            <text:p><text:span text:style-name="T20">「</text:span><text:span text:style-name="T20">number.seq</text:span><text:span text:style-name="T20">」をソート結果もシーケンス・ファイルです。</text:span></text:p>
            <text:p><text:span text:style-name="T20">hadoop fs -text </text:span><text:span text:style-name="T20">でソート結果の内容を確認します。</text:span></text:p>
            <text:p><text:span text:style-name="T20"/></text:p>
          </draw:text-box>
        </draw:frame>
        <presentation:notes draw:style-name="dp4">
          <draw:page-thumbnail draw:style-name="gr1" draw:layer="layout" svg:width="12.7cm" svg:height="9.526cm" svg:x="3.175cm" svg:y="1.904cm" draw:page-number="47" presentation:class="page"/>
          <draw:frame presentation:style-name="pr5" draw:layer="layout" svg:width="15.24cm" svg:height="11.431cm" svg:x="1.905cm" svg:y="12.065cm" presentation:class="notes" presentation:placeholder="true">
            <draw:text-box/>
          </draw:frame>
        </presentation:notes>
      </draw:page>
      <draw:page draw:name="page48" draw:style-name="dp3" draw:master-page-name="標準" presentation:presentation-page-layout-name="AL2T1">
        <draw:frame presentation:style-name="pr11" draw:text-style-name="P14" draw:layer="layout" svg:width="22.86cm" svg:height="2.123cm" svg:x="1.27cm" svg:y="-0.182cm" presentation:class="title" presentation:user-transformed="true">
          <draw:text-box>
            <text:p><text:span text:style-name="T17">ソート結果の確認</text:span></text:p>
          </draw:text-box>
        </draw:frame>
        <draw:frame presentation:style-name="pr4" draw:text-style-name="P9" draw:layer="layout" svg:width="25.2cm" svg:height="15.859cm" svg:x="0.2cm" svg:y="1.941cm" presentation:class="outline" presentation:user-transformed="true">
          <draw:text-box>
            <text:p><text:span text:style-name="T9">$ dfsls sorted</text:span></text:p>
            <text:p><text:span text:style-name="T9">Found 3 items</text:span></text:p>
            <text:p><text:span text:style-name="T9">-rw-r--r-- <text:s text:c="2"/>3 axe supergroup <text:s text:c="9"/>0 2014-03-18 17:46 /user/axe/sorted/_SUCCESS</text:span></text:p>
            <text:p><text:span text:style-name="T9">drwxr-xr-x <text:s text:c="2"/>- axe supergroup <text:s text:c="9"/>0 2014-03-18 17:46 /user/axe/sorted/_logs</text:span></text:p>
            <text:p><text:span text:style-name="T9">-rw-r--r-- <text:s text:c="2"/>3 axe supergroup <text:s text:c="6"/>4005 2014-03-18 17:46 /user/axe/sorted/part-00000</text:span></text:p>
            <text:p><text:span text:style-name="T9">$ hadoop fs -text sorted/part-* |less</text:span></text:p>
            <text:p><text:span text:style-name="T9">1 <text:s text:c="6"/>Nine, ten, a big fat hen</text:span></text:p>
            <text:p><text:span text:style-name="T9">2 <text:s text:c="6"/>Seven, eight, lay them straight</text:span></text:p>
            <text:p><text:span text:style-name="T9">3 <text:s text:c="6"/>Five, six, pick up sticks</text:span></text:p>
            <text:p><text:span text:style-name="T9">4 <text:s text:c="6"/>Three, four, shut the door</text:span></text:p>
            <text:p><text:span text:style-name="T9">5 <text:s text:c="6"/>One, two, buckle my shoe</text:span></text:p>
            <text:p><text:span text:style-name="T9">6 <text:s text:c="6"/>Nine, ten, a big fat hen</text:span></text:p>
            <text:p><text:span text:style-name="T9">7 <text:s text:c="6"/>Seven, eight, lay them straight</text:span></text:p>
            <text:p><text:span text:style-name="T9">8 <text:s text:c="6"/>Five, six, pick up sticks</text:span></text:p>
            <text:p><text:span text:style-name="T9">9 <text:s text:c="6"/>Three, four, shut the door</text:span></text:p>
            <text:p><text:span text:style-name="T9"><text:s text:c="3"/></text:span><text:span text:style-name="T9">:</text:span></text:p>
            <text:p><text:span text:style-name="T9"/></text:p>
          </draw:text-box>
        </draw:frame>
        <presentation:notes draw:style-name="dp4">
          <draw:page-thumbnail draw:style-name="gr1" draw:layer="layout" svg:width="12.7cm" svg:height="9.526cm" svg:x="3.175cm" svg:y="1.904cm" draw:page-number="48" presentation:class="page"/>
          <draw:frame presentation:style-name="pr5" draw:text-style-name="P11" draw:layer="layout" svg:width="15.24cm" svg:height="11.431cm" svg:x="1.905cm" svg:y="12.065cm" presentation:class="notes" presentation:placeholder="true">
            <draw:text-box/>
          </draw:frame>
        </presentation:notes>
      </draw:page>
      <draw:page draw:name="page49" draw:style-name="dp3" draw:master-page-name="標準" presentation:presentation-page-layout-name="AL2T1">
        <draw:frame presentation:style-name="pr6" draw:text-style-name="P14" draw:layer="layout" svg:width="25.4cm" svg:height="2.123cm" svg:x="0cm" svg:y="0.318cm" presentation:class="title" presentation:user-transformed="true">
          <draw:text-box>
            <text:p><text:span text:style-name="T17">hadoop</text:span><text:span text:style-name="T17">が扱えるファイル圧縮形式</text:span></text:p>
          </draw:text-box>
        </draw:frame>
        <draw:frame presentation:style-name="pr4" draw:text-style-name="P15" draw:layer="layout" svg:width="23.73cm" svg:height="13.418cm" svg:x="0.4cm" svg:y="3.6cm" presentation:class="outline" presentation:user-transformed="true">
          <draw:text-box>
            <text:list text:style-name="L4">
              <text:list-item>
                <text:p><text:span text:style-name="T21">SequenceFile</text:span><text:span text:style-name="T21">は、バイナリ形式であり、コンパクトなことが利点</text:span></text:p>
              </text:list-item>
              <text:list-item>
                <text:p><text:span text:style-name="T21">他にも、</text:span><text:span text:style-name="T21">bzip2 </text:span><text:span text:style-name="T21">は、</text:span><text:span text:style-name="T21">hadoop</text:span><text:span text:style-name="T21">が扱える圧縮形式である</text:span></text:p>
              </text:list-item>
              <text:list-item>
                <text:p><text:span text:style-name="T21">SequenceFile, bzip2 </text:span><text:span text:style-name="T21">形式は、</text:span><text:span text:style-name="T21">hadoop</text:span><text:span text:style-name="T21">が内容を意味のある単位で各ノードに配置できる</text:span></text:p>
                <text:list>
                  <text:list-item>
                    <text:p><text:span text:style-name="T21">gzip </text:span><text:span text:style-name="T21">形式は</text:span><text:span text:style-name="T21">hadoop</text:span><text:span text:style-name="T21">は知らないので、分割配置できない</text:span></text:p>
                  </text:list-item>
                </text:list>
              </text:list-item>
              <text:list-item>
                <text:p><text:span text:style-name="T21"/></text:p>
              </text:list-item>
            </text:list>
          </draw:text-box>
        </draw:frame>
        <presentation:notes draw:style-name="dp4">
          <draw:page-thumbnail draw:style-name="gr1" draw:layer="layout" svg:width="12.7cm" svg:height="9.526cm" svg:x="3.175cm" svg:y="1.904cm" draw:page-number="49" presentation:class="page"/>
          <draw:frame presentation:style-name="pr5" draw:text-style-name="P11" draw:layer="layout" svg:width="15.24cm" svg:height="11.431cm" svg:x="1.905cm" svg:y="12.065cm" presentation:class="notes" presentation:placeholder="true">
            <draw:text-box/>
          </draw:frame>
        </presentation:notes>
      </draw:page>
      <draw:page draw:name="page50" draw:style-name="dp3" draw:master-page-name="標準" presentation:presentation-page-layout-name="AL2T1">
        <draw:frame presentation:style-name="pr9" draw:text-style-name="P14" draw:layer="layout" svg:width="22.86cm" svg:height="2.842cm" svg:x="1.4cm" svg:y="8.2cm" presentation:class="title" presentation:user-transformed="true">
          <draw:text-box>
            <text:p><text:span text:style-name="T17">簡単な </text:span><text:span text:style-name="T17">WC</text:span></text:p>
          </draw:text-box>
        </draw:frame>
        <draw:frame presentation:style-name="pr4" draw:layer="layout" svg:width="23.73cm" svg:height="1.018cm" svg:x="0.4cm" svg:y="16cm" presentation:class="outline" presentation:placeholder="true" presentation:user-transformed="true">
          <draw:text-box/>
        </draw:frame>
        <presentation:notes draw:style-name="dp4">
          <draw:page-thumbnail draw:style-name="gr1" draw:layer="layout" svg:width="12.7cm" svg:height="9.526cm" svg:x="3.175cm" svg:y="1.904cm" draw:page-number="50" presentation:class="page"/>
          <draw:frame presentation:style-name="pr5" draw:text-style-name="P11" draw:layer="layout" svg:width="15.24cm" svg:height="11.431cm" svg:x="1.905cm" svg:y="12.065cm" presentation:class="notes" presentation:placeholder="true">
            <draw:text-box/>
          </draw:frame>
        </presentation:notes>
      </draw:page>
      <draw:page draw:name="page51"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WC</text:span></text:p>
          </draw:text-box>
        </draw:frame>
        <draw:frame presentation:style-name="pr4" draw:layer="layout" svg:width="23.73cm" svg:height="13.418cm" svg:x="0.4cm" svg:y="3.6cm" presentation:class="outline" presentation:user-transformed="true">
          <draw:text-box>
            <text:p>file0, file1 の中に入っている 単語ごとにその数を数える</text:p>
            <text:p/>
            <text:p>Hadoopの基本例題</text:p>
            <text:p>https://hadoop.apache.org/docs/r1.2.1/mapred_tutorial.html</text:p>
            <text:p>より引用。(少しだけ変更)</text:p>
          </draw:text-box>
        </draw:frame>
        <presentation:notes draw:style-name="dp4">
          <draw:page-thumbnail draw:style-name="gr1" draw:layer="layout" svg:width="12.7cm" svg:height="9.526cm" svg:x="3.175cm" svg:y="1.904cm" draw:page-number="51" presentation:class="page"/>
          <draw:frame presentation:style-name="pr5" draw:text-style-name="P11" draw:layer="layout" svg:width="15.24cm" svg:height="11.431cm" svg:x="1.905cm" svg:y="12.065cm" presentation:class="notes" presentation:placeholder="true">
            <draw:text-box/>
          </draw:frame>
        </presentation:notes>
      </draw:page>
      <draw:page draw:name="page52"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対象ファイルの確認</text:span></text:p>
          </draw:text-box>
        </draw:frame>
        <draw:frame presentation:style-name="pr4" draw:text-style-name="P16" draw:layer="layout" svg:width="24.4cm" svg:height="14.8cm" svg:x="0.6cm" svg:y="2.6cm" presentation:class="outline" presentation:user-transformed="true">
          <draw:text-box>
            <text:p><text:span text:style-name="T8">$ cat /home/courseware/hadoop/data/file0*</text:span></text:p>
            <text:p><text:span text:style-name="T8">Hello World, Bye World! </text:span></text:p>
            <text:p><text:span text:style-name="T8">Hello Hadoop, Goodbye to hadoop.</text:span></text:p>
          </draw:text-box>
        </draw:frame>
        <presentation:notes draw:style-name="dp4">
          <draw:page-thumbnail draw:style-name="gr1" draw:layer="layout" svg:width="12.7cm" svg:height="9.526cm" svg:x="3.175cm" svg:y="1.904cm" draw:page-number="52" presentation:class="page"/>
          <draw:frame presentation:style-name="pr5" draw:text-style-name="P11" draw:layer="layout" svg:width="15.24cm" svg:height="11.431cm" svg:x="1.905cm" svg:y="12.065cm" presentation:class="notes" presentation:placeholder="true">
            <draw:text-box/>
          </draw:frame>
        </presentation:notes>
      </draw:page>
      <draw:page draw:name="page53"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対象ファイル→</text:span><text:span text:style-name="T17">HDFS</text:span></text:p>
          </draw:text-box>
        </draw:frame>
        <draw:frame presentation:style-name="pr4" draw:text-style-name="P17" draw:layer="layout" svg:width="24.4cm" svg:height="14.8cm" svg:x="0.6cm" svg:y="2.6cm" presentation:class="outline" presentation:user-transformed="true">
          <draw:text-box>
            <text:p><text:span text:style-name="T22">$ dfsput /home/courseware/hadoop/data/file0? Input</text:span></text:p>
            <text:p><text:span text:style-name="T22">$ dfsls input/file\*</text:span></text:p>
            <text:p><text:span text:style-name="T22">-rw-r--r-- <text:s text:c="2"/>3 axe supergroup <text:s text:c="8"/>25 2014-03-17 12:27 /user/axe/input/file01</text:span></text:p>
            <text:p><text:span text:style-name="T22">-rw-r--r-- <text:s text:c="2"/>3 axe supergroup <text:s text:c="8"/>33 2014-03-17 12:27 /user/axe/input/file02</text:span></text:p>
          </draw:text-box>
        </draw:frame>
        <presentation:notes draw:style-name="dp4">
          <draw:page-thumbnail draw:style-name="gr1" draw:layer="layout" svg:width="12.7cm" svg:height="9.526cm" svg:x="3.175cm" svg:y="1.904cm" draw:page-number="53" presentation:class="page"/>
          <draw:frame presentation:style-name="pr5" draw:text-style-name="P11" draw:layer="layout" svg:width="15.24cm" svg:height="11.431cm" svg:x="1.905cm" svg:y="12.065cm" presentation:class="notes" presentation:placeholder="true">
            <draw:text-box/>
          </draw:frame>
        </presentation:notes>
      </draw:page>
      <draw:page draw:name="page54"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実行</text:span></text:p>
          </draw:text-box>
        </draw:frame>
        <draw:frame presentation:style-name="pr4" draw:text-style-name="P17" draw:layer="layout" svg:width="24.4cm" svg:height="14.8cm" svg:x="0.6cm" svg:y="2.6cm" presentation:class="outline" presentation:user-transformed="true">
          <draw:text-box>
            <text:p><text:span text:style-name="T22">$ sh /home/courseware/hadoop/wc/exec</text:span></text:p>
            <text:p><text:span text:style-name="T22">Moved to trash: hdfs://master.domain:8020/user/axe/wc-out</text:span></text:p>
            <text:p><text:span text:style-name="T22">14/03/17 12:27:55 WARN snappy.LoadSnappy: Snappy native library is available</text:span></text:p>
            <text:p><text:span text:style-name="T22">14/03/17 12:27:55 INFO util.NativeCodeLoader: Loaded the native-hadoop library</text:span></text:p>
            <text:p><text:span text:style-name="T22">14/03/17 12:27:55 INFO snappy.LoadSnappy: Snappy native library loaded</text:span></text:p>
            <text:p><text:span text:style-name="T22">14/03/17 12:27:55 INFO mapred.FileInputFormat: Total input paths to process : 2</text:span></text:p>
            <text:p><text:span text:style-name="T22">14/03/17 12:27:55 INFO mapred.JobClient: Running job: job_201402241705_0512</text:span></text:p>
            <text:p><text:span text:style-name="T22">14/03/17 12:27:56 INFO mapred.JobClient: <text:s/>map 0% reduce 0%</text:span></text:p>
            <text:p><text:span text:style-name="T22">14/03/17 12:27:59 INFO mapred.JobClient: <text:s/>map 100% reduce 0%</text:span></text:p>
            <text:p><text:span text:style-name="T22">14/03/17 12:28:07 INFO mapred.JobClient: <text:s/>map 100% reduce 25%</text:span></text:p>
            <text:p><text:span text:style-name="T22">14/03/17 12:28:09 INFO mapred.JobClient: <text:s/>map 100% reduce 100%</text:span></text:p>
            <text:p><text:span text:style-name="T22">14/03/17 12:28:09 INFO mapred.JobClient: Job complete: job_201402241705_0512</text:span></text:p>
            <text:p><text:span text:style-name="T22">14/03/17 12:28:09 INFO mapred.JobClient: Counters: 28</text:span></text:p>
            <text:p><text:span text:style-name="T22"><text:s text:c="8"/></text:span><text:span text:style-name="T22">:</text:span></text:p>
            <text:p><text:span text:style-name="T22">14/03/17 12:28:09 INFO mapred.JobClient: <text:s text:c="4"/>SPLIT_RAW_BYTES=300</text:span></text:p>
            <text:p><text:span text:style-name="T22">14/03/17 12:28:09 INFO mapred.JobClient: <text:s text:c="4"/>Reduce input records=9</text:span></text:p>
            <text:p><text:span text:style-name="T22">14/03/17 12:28:09 INFO mapred.JobClient: <text:s text:c="4"/>Reduce input groups=8</text:span></text:p>
            <text:p><text:span text:style-name="T22">14/03/17 12:28:09 INFO mapred.JobClient: <text:s text:c="4"/>Combine output records=9</text:span></text:p>
            <text:p><text:span text:style-name="T22">14/03/17 12:28:09 INFO mapred.JobClient: <text:s text:c="4"/>Physical memory (bytes) snapshot=4214456320</text:span></text:p>
            <text:p><text:span text:style-name="T22">14/03/17 12:28:09 INFO mapred.JobClient: <text:s text:c="4"/>Reduce output records=8</text:span></text:p>
            <text:p><text:span text:style-name="T22">14/03/17 12:28:09 INFO mapred.JobClient: <text:s text:c="4"/>Virtual memory (bytes) snapshot=37256142848</text:span></text:p>
            <text:p><text:span text:style-name="T22">14/03/17 12:28:09 INFO mapred.JobClient: <text:s text:c="4"/>Map output records=9</text:span></text:p>
            <text:p><text:span text:style-name="T22"/></text:p>
          </draw:text-box>
        </draw:frame>
        <presentation:notes draw:style-name="dp4">
          <draw:page-thumbnail draw:style-name="gr1" draw:layer="layout" svg:width="12.7cm" svg:height="9.526cm" svg:x="3.175cm" svg:y="1.904cm" draw:page-number="54" presentation:class="page"/>
          <draw:frame presentation:style-name="pr5" draw:text-style-name="P11" draw:layer="layout" svg:width="15.24cm" svg:height="11.431cm" svg:x="1.905cm" svg:y="12.065cm" presentation:class="notes" presentation:placeholder="true">
            <draw:text-box/>
          </draw:frame>
        </presentation:notes>
      </draw:page>
      <draw:page draw:name="page55"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WC</text:span></text:p>
          </draw:text-box>
        </draw:frame>
        <draw:frame presentation:style-name="pr4" draw:layer="layout" svg:width="25cm" svg:height="13.4cm" svg:x="0.4cm" svg:y="3.6cm" presentation:class="outline" presentation:user-transformed="true">
          <draw:text-box>
            <text:p>/home/courseware/hadoop/wc/exec.sh の内容</text:p>
            <text:p/>
            <text:p/>
            <text:p><text:span text:style-name="T8">hadoop dfs -rmr wc-out</text:span></text:p>
            <text:p><text:span text:style-name="T8"/></text:p>
            <text:p><text:span text:style-name="T8">hadoop jar /home/courseware/hadoop/wc/wc.jar WordCount input/file\* 'wc-out'</text:span></text:p>
            <text:p><text:span text:style-name="T8"/></text:p>
          </draw:text-box>
        </draw:frame>
        <presentation:notes draw:style-name="dp4">
          <draw:page-thumbnail draw:style-name="gr1" draw:layer="layout" svg:width="12.7cm" svg:height="9.526cm" svg:x="3.175cm" svg:y="1.904cm" draw:page-number="55" presentation:class="page"/>
          <draw:frame presentation:style-name="pr5" draw:text-style-name="P11" draw:layer="layout" svg:width="15.24cm" svg:height="11.431cm" svg:x="1.905cm" svg:y="12.065cm" presentation:class="notes" presentation:placeholder="true">
            <draw:text-box/>
          </draw:frame>
        </presentation:notes>
      </draw:page>
      <draw:page draw:name="page56"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結果ファイルの確認</text:span></text:p>
          </draw:text-box>
        </draw:frame>
        <draw:frame presentation:style-name="pr4" draw:text-style-name="P9" draw:layer="layout" svg:width="24.4cm" svg:height="14.8cm" svg:x="0.6cm" svg:y="2.6cm" presentation:class="outline" presentation:user-transformed="true">
          <draw:text-box>
            <text:p><text:span text:style-name="T9">$ dfsls wc-out</text:span></text:p>
            <text:p><text:span text:style-name="T9">Found 22 items</text:span></text:p>
            <text:p><text:span text:style-name="T9">-rw-r--r-- <text:s text:c="2"/>3 axe supergroup <text:s text:c="9"/>0 2014-03-17 12:28 /user/axe/wc-out/_SUCCESS</text:span></text:p>
            <text:p><text:span text:style-name="T9">drwxr-xr-x <text:s text:c="2"/>- axe supergroup <text:s text:c="9"/>0 2014-03-17 12:27 /user/axe/wc-out/_logs</text:span></text:p>
            <text:p><text:span text:style-name="T9">-rw-r--r-- <text:s text:c="2"/>3 axe supergroup <text:s text:c="8"/>10 2014-03-17 12:28 /user/axe/wc-out/part-00000</text:span></text:p>
            <text:p><text:span text:style-name="T9">-rw-r--r-- <text:s text:c="2"/>3 axe supergroup <text:s text:c="9"/>8 2014-03-17 12:28 /user/axe/wc-out/part-00001</text:span></text:p>
            <text:p><text:span text:style-name="T9">-rw-r--r-- <text:s text:c="2"/>3 axe supergroup <text:s text:c="9"/>0 2014-03-17 12:28 /user/axe/wc-out/part-00002</text:span></text:p>
            <text:p><text:span text:style-name="T9">-rw-r--r-- <text:s text:c="2"/>3 axe supergroup <text:s text:c="9"/>0 2014-03-17 12:28 /user/axe/wc-out/part-00003</text:span></text:p>
            <text:p><text:span text:style-name="T9">-rw-r--r-- <text:s text:c="2"/>3 axe supergroup <text:s text:c="9"/>0 2014-03-17 12:28 /user/axe/wc-out/part-00004</text:span></text:p>
            <text:p><text:span text:style-name="T9">-rw-r--r-- <text:s text:c="2"/>3 axe supergroup <text:s text:c="9"/>0 2014-03-17 12:28 /user/axe/wc-out/part-00005</text:span></text:p>
            <text:p><text:span text:style-name="T9">-rw-r--r-- <text:s text:c="2"/>3 axe supergroup <text:s text:c="9"/>0 2014-03-17 12:28 /user/axe/wc-out/part-00006</text:span></text:p>
            <text:p><text:span text:style-name="T9">-rw-r--r-- <text:s text:c="2"/>3 axe supergroup <text:s text:c="9"/>9 2014-03-17 12:28 /user/axe/wc-out/part-00007</text:span></text:p>
            <text:p><text:span text:style-name="T9">-rw-r--r-- <text:s text:c="2"/>3 axe supergroup <text:s text:c="9"/>5 2014-03-17 12:28 /user/axe/wc-out/part-00008</text:span></text:p>
            <text:p><text:span text:style-name="T9">-rw-r--r-- <text:s text:c="2"/>3 axe supergroup <text:s text:c="9"/>6 2014-03-17 12:28 /user/axe/wc-out/part-00009</text:span></text:p>
            <text:p><text:span text:style-name="T9">-rw-r--r-- <text:s text:c="2"/>3 axe supergroup <text:s text:c="9"/>0 2014-03-17 12:28 /user/axe/wc-out/part-00010</text:span></text:p>
            <text:p><text:span text:style-name="T9">-rw-r--r-- <text:s text:c="2"/>3 axe supergroup <text:s text:c="9"/>0 2014-03-17 12:28 /user/axe/wc-out/part-00011</text:span></text:p>
            <text:p><text:span text:style-name="T9">-rw-r--r-- <text:s text:c="2"/>3 axe supergroup <text:s text:c="9"/>0 2014-03-17 12:28 /user/axe/wc-out/part-00012</text:span></text:p>
            <text:p><text:span text:style-name="T9">-rw-r--r-- <text:s text:c="2"/>3 axe supergroup <text:s text:c="9"/>0 2014-03-17 12:28 /user/axe/wc-out/part-00013</text:span></text:p>
            <text:p><text:span text:style-name="T9">-rw-r--r-- <text:s text:c="2"/>3 axe supergroup <text:s text:c="8"/>10 2014-03-17 12:28 /user/axe/wc-out/part-00014</text:span></text:p>
            <text:p><text:span text:style-name="T9">-rw-r--r-- <text:s text:c="2"/>3 axe supergroup <text:s text:c="9"/>0 2014-03-17 12:28 /user/axe/wc-out/part-00015</text:span></text:p>
            <text:p><text:span text:style-name="T9">-rw-r--r-- <text:s text:c="2"/>3 axe supergroup <text:s text:c="8"/>19 2014-03-17 12:28 /user/axe/wc-out/part-00016</text:span></text:p>
            <text:p><text:span text:style-name="T9">-rw-r--r-- <text:s text:c="2"/>3 axe supergroup <text:s text:c="9"/>0 2014-03-17 12:28 /user/axe/wc-out/part-00017</text:span></text:p>
            <text:p><text:span text:style-name="T9">-rw-r--r-- <text:s text:c="2"/>3 axe supergroup <text:s text:c="9"/>0 2014-03-17 12:28 /user/axe/wc-out/part-00018</text:span></text:p>
            <text:p><text:span text:style-name="T9">-rw-r--r-- <text:s text:c="2"/>3 axe supergroup <text:s text:c="9"/>0 2014-03-17 12:28 /user/axe/wc-out/part-00019</text:span></text:p>
            <text:p><text:span text:style-name="T9"/></text:p>
          </draw:text-box>
        </draw:frame>
        <presentation:notes draw:style-name="dp4">
          <draw:page-thumbnail draw:style-name="gr1" draw:layer="layout" svg:width="12.7cm" svg:height="9.526cm" svg:x="3.175cm" svg:y="1.904cm" draw:page-number="56" presentation:class="page"/>
          <draw:frame presentation:style-name="pr5" draw:text-style-name="P11" draw:layer="layout" svg:width="15.24cm" svg:height="11.431cm" svg:x="1.905cm" svg:y="12.065cm" presentation:class="notes" presentation:placeholder="true">
            <draw:text-box/>
          </draw:frame>
        </presentation:notes>
      </draw:page>
      <draw:page draw:name="page57"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結果 内容の確認</text:span></text:p>
          </draw:text-box>
        </draw:frame>
        <draw:frame presentation:style-name="pr4" draw:text-style-name="P9" draw:layer="layout" svg:width="23.73cm" svg:height="13.418cm" svg:x="0.4cm" svg:y="3.6cm" presentation:class="outline" presentation:user-transformed="true">
          <draw:text-box>
            <text:p><text:span text:style-name="T9">$ dfscat wc-out/p\* </text:span></text:p>
            <text:p><text:span text:style-name="T9">Goodbye</text:span><text:span text:style-name="T9"><text:tab/></text:span><text:span text:style-name="T9">1</text:span></text:p>
            <text:p><text:span text:style-name="T9">Hello</text:span><text:span text:style-name="T9"><text:tab/></text:span><text:span text:style-name="T9">2</text:span></text:p>
            <text:p><text:span text:style-name="T9">World,</text:span><text:span text:style-name="T9"><text:tab/></text:span><text:span text:style-name="T9">1</text:span></text:p>
            <text:p><text:span text:style-name="T9">to</text:span><text:span text:style-name="T9"><text:tab/></text:span><text:span text:style-name="T9">1</text:span></text:p>
            <text:p><text:span text:style-name="T9">Bye</text:span><text:span text:style-name="T9"><text:tab/></text:span><text:span text:style-name="T9">1</text:span></text:p>
            <text:p><text:span text:style-name="T9">Hadoop,</text:span><text:span text:style-name="T9"><text:tab/></text:span><text:span text:style-name="T9">1</text:span></text:p>
            <text:p><text:span text:style-name="T9">World!</text:span><text:span text:style-name="T9"><text:tab/></text:span><text:span text:style-name="T9">1</text:span></text:p>
            <text:p><text:span text:style-name="T9">hadoop.</text:span><text:span text:style-name="T9"><text:tab/></text:span><text:span text:style-name="T9">1</text:span></text:p>
          </draw:text-box>
        </draw:frame>
        <presentation:notes draw:style-name="dp4">
          <draw:page-thumbnail draw:style-name="gr1" draw:layer="layout" svg:width="12.7cm" svg:height="9.526cm" svg:x="3.175cm" svg:y="1.904cm" draw:page-number="57" presentation:class="page"/>
          <draw:frame presentation:style-name="pr5" draw:text-style-name="P11" draw:layer="layout" svg:width="15.24cm" svg:height="11.431cm" svg:x="1.905cm" svg:y="12.065cm" presentation:class="notes" presentation:placeholder="true">
            <draw:text-box/>
          </draw:frame>
        </presentation:notes>
      </draw:page>
      <draw:page draw:name="page58"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別なファイルでやってみる</text:span></text:p>
          </draw:text-box>
        </draw:frame>
        <draw:frame presentation:style-name="pr4" draw:text-style-name="P9" draw:layer="layout" svg:width="23.73cm" svg:height="13.418cm" svg:x="0.4cm" svg:y="3.6cm" presentation:class="outline" presentation:user-transformed="true">
          <draw:text-box>
            <text:p><text:span text:style-name="T22">pg2701.txt </text:span><text:span text:style-name="T22">は「</text:span><text:span text:style-name="T22">mobydick</text:span><text:span text:style-name="T22">」という小説</text:span></text:p>
            <text:p><text:span text:style-name="T22">(http://www.gutenberg.org/cache/epub/2701/pg2701.txt </text:span><text:span text:style-name="T22">よりダウンロード</text:span><text:span text:style-name="T22">)</text:span></text:p>
            <text:p><text:span text:style-name="T22"/></text:p>
            <text:p><text:span text:style-name="T22">$ dfsput /home/courseware/hadoop/data/pg2701.txt <text:s/>input</text:span></text:p>
            <text:p><text:span text:style-name="T22">$ dfsls input/pg\*</text:span></text:p>
            <text:p><text:span text:style-name="T22">Found 1 items</text:span></text:p>
            <text:p><text:span text:style-name="T22">-rw-r--r-- <text:s text:c="2"/>3 axe supergroup <text:s text:c="3"/>1257274 2014-03-17 12:56 /user/axe/input/pg2701.txt</text:span></text:p>
            <text:p><text:span text:style-name="T22"/></text:p>
          </draw:text-box>
        </draw:frame>
        <presentation:notes draw:style-name="dp4">
          <draw:page-thumbnail draw:style-name="gr1" draw:layer="layout" svg:width="12.7cm" svg:height="9.526cm" svg:x="3.175cm" svg:y="1.904cm" draw:page-number="58" presentation:class="page"/>
          <draw:frame presentation:style-name="pr5" draw:text-style-name="P11" draw:layer="layout" svg:width="15.24cm" svg:height="11.431cm" svg:x="1.905cm" svg:y="12.065cm" presentation:class="notes" presentation:placeholder="true">
            <draw:text-box/>
          </draw:frame>
        </presentation:notes>
      </draw:page>
      <draw:page draw:name="page59"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実行</text:span></text:p>
          </draw:text-box>
        </draw:frame>
        <draw:frame presentation:style-name="pr4" draw:text-style-name="P17" draw:layer="layout" svg:width="24.4cm" svg:height="14.8cm" svg:x="0.6cm" svg:y="2.6cm" presentation:class="outline" presentation:user-transformed="true">
          <draw:text-box>
            <text:p><text:span text:style-name="T22">$ sh /home/courseware/hadoop/wc/exec2.sh </text:span></text:p>
            <text:p><text:span text:style-name="T22">Moved to trash: hdfs://master.domain:8020/user/axe/wc-out</text:span></text:p>
            <text:p><text:span text:style-name="T22">14/03/17 12:57:57 WARN snappy.LoadSnappy: Snappy native library is available</text:span></text:p>
            <text:p><text:span text:style-name="T22">14/03/17 12:57:57 INFO util.NativeCodeLoader: Loaded the native-hadoop library</text:span></text:p>
            <text:p><text:span text:style-name="T22">14/03/17 12:57:57 INFO snappy.LoadSnappy: Snappy native library loaded</text:span></text:p>
            <text:p><text:span text:style-name="T22">14/03/17 12:57:57 INFO mapred.FileInputFormat: Total input paths to process : 1</text:span></text:p>
            <text:p><text:span text:style-name="T22">14/03/17 12:57:57 INFO mapred.JobClient: Running job: job_201402241705_0513</text:span></text:p>
            <text:p><text:span text:style-name="T22">14/03/17 12:57:58 INFO mapred.JobClient: <text:s/>map 0% reduce 0%</text:span></text:p>
            <text:p><text:span text:style-name="T22">14/03/17 12:58:02 INFO mapred.JobClient: <text:s/>map 100% reduce 0%</text:span></text:p>
            <text:p><text:span text:style-name="T22"><text:s text:c="5"/></text:span><text:span text:style-name="T22">:</text:span></text:p>
            <text:p><text:span text:style-name="T22"/></text:p>
          </draw:text-box>
        </draw:frame>
        <presentation:notes draw:style-name="dp4">
          <draw:page-thumbnail draw:style-name="gr1" draw:layer="layout" svg:width="12.7cm" svg:height="9.526cm" svg:x="3.175cm" svg:y="1.904cm" draw:page-number="59" presentation:class="page"/>
          <draw:frame presentation:style-name="pr5" draw:text-style-name="P11" draw:layer="layout" svg:width="15.24cm" svg:height="11.431cm" svg:x="1.905cm" svg:y="12.065cm" presentation:class="notes" presentation:placeholder="true">
            <draw:text-box/>
          </draw:frame>
        </presentation:notes>
      </draw:page>
      <draw:page draw:name="page60"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結果 内容の確認</text:span></text:p>
          </draw:text-box>
        </draw:frame>
        <draw:frame presentation:style-name="pr4" draw:text-style-name="P9" draw:layer="layout" svg:width="23.73cm" svg:height="13.418cm" svg:x="0.4cm" svg:y="3.6cm" presentation:class="outline" presentation:user-transformed="true">
          <draw:text-box>
            <text:p><text:span text:style-name="T9">$ dfscat wc-out/pa\*|less</text:span></text:p>
            <text:p><text:span text:style-name="T9"><text:s text:c="6"/></text:span><text:span text:style-name="T9">:</text:span></text:p>
            <text:p><text:span text:style-name="T9">$ dfscat wc-out/pa\*|sort -k 2 -n -r|less</text:span></text:p>
            <text:p><text:span text:style-name="T9"><text:s text:c="3"/></text:span><text:span text:style-name="T11">(※2</text:span><text:span text:style-name="T11">番目のカラムを数値として、降順でソート</text:span><text:span text:style-name="T11">)</text:span></text:p>
            <text:p><text:span text:style-name="T11">the <text:s text:c="4"/>13766</text:span></text:p>
            <text:p><text:span text:style-name="T11">of <text:s text:c="5"/>6587</text:span></text:p>
            <text:p><text:span text:style-name="T11">and <text:s text:c="4"/>5951</text:span></text:p>
            <text:p><text:span text:style-name="T11">a <text:s text:c="6"/>4533</text:span></text:p>
            <text:p><text:span text:style-name="T11">to <text:s text:c="5"/>4510</text:span></text:p>
            <text:p><text:span text:style-name="T11">in <text:s text:c="5"/>3879</text:span></text:p>
            <text:p><text:span text:style-name="T11">that <text:s text:c="3"/>2693</text:span></text:p>
            <text:p><text:span text:style-name="T11">his <text:s text:c="4"/>2415</text:span></text:p>
            <text:p><text:span text:style-name="T11">I <text:s text:c="6"/>1724</text:span></text:p>
            <text:p><text:span text:style-name="T11">with <text:s text:c="3"/>1692</text:span></text:p>
            <text:p><text:span text:style-name="T11">as <text:s text:c="5"/>1599</text:span></text:p>
            <text:p><text:span text:style-name="T11"/></text:p>
          </draw:text-box>
        </draw:frame>
        <presentation:notes draw:style-name="dp4">
          <draw:page-thumbnail draw:style-name="gr1" draw:layer="layout" svg:width="12.7cm" svg:height="9.526cm" svg:x="3.175cm" svg:y="1.904cm" draw:page-number="60" presentation:class="page"/>
          <draw:frame presentation:style-name="pr5" draw:text-style-name="P11" draw:layer="layout" svg:width="15.24cm" svg:height="11.431cm" svg:x="1.905cm" svg:y="12.065cm" presentation:class="notes" presentation:placeholder="true">
            <draw:text-box/>
          </draw:frame>
        </presentation:notes>
      </draw:page>
      <draw:page draw:name="page61" draw:style-name="dp3" draw:master-page-name="標準" presentation:presentation-page-layout-name="AL2T1">
        <draw:frame presentation:style-name="pr12" draw:text-style-name="P14" draw:layer="layout" svg:width="22.86cm" svg:height="2.123cm" svg:x="1.27cm" svg:y="-0.552cm" presentation:class="title" presentation:user-transformed="true">
          <draw:text-box>
            <text:p text:style-name="P18"><text:span text:style-name="T17">wc map</text:span></text:p>
          </draw:text-box>
        </draw:frame>
        <draw:frame presentation:style-name="pr4" draw:text-style-name="P9" draw:layer="layout" svg:width="25.4cm" svg:height="16.2cm" svg:x="0cm" svg:y="2.4cm" presentation:class="outline" presentation:user-transformed="true">
          <draw:text-box>
            <text:p><text:span text:style-name="T11">public void map(LongWritable key, Text value, OutputCollector&lt;Text, IntWritable&gt;</text:span></text:p>
            <text:p><text:span text:style-name="T11"><text:s text:c="2"/></text:span><text:span text:style-name="T11">output, Reporter reporter) throws IOException {</text:span></text:p>
            <text:p><text:span text:style-name="T11"><text:s text:c="3"/></text:span><text:span text:style-name="T11">String line=(caseSensitive)?value.toString():value.toString().toLowerCase();</text:span></text:p>
            <text:p><text:span text:style-name="T11"><text:s text:c="5"/></text:span><text:span text:style-name="T11">for (String pattern : patternsToSkip) {</text:span></text:p>
            <text:p><text:span text:style-name="T11"><text:s text:c="8"/></text:span><text:span text:style-name="T11">line = line.replaceAll(pattern, "");</text:span></text:p>
            <text:p><text:span text:style-name="T11"><text:s text:c="5"/></text:span><text:span text:style-name="T11">}</text:span></text:p>
            <text:p><text:span text:style-name="T11"><text:s text:c="5"/></text:span><text:span text:style-name="T11">String[] words = line.split("\\s");</text:span></text:p>
            <text:p><text:span text:style-name="T11"><text:s text:c="5"/></text:span><text:span text:style-name="T11">for (int x=0; x&lt;words.length; x++){</text:span></text:p>
            <text:p><text:span text:style-name="T11"><text:s text:c="12"/></text:span><text:span text:style-name="T11">word.set(words[x]);</text:span></text:p>
            <text:p><text:span text:style-name="T11"><text:s text:c="12"/></text:span><text:span text:style-name="T11">output.collect(word, one);</text:span></text:p>
            <text:p><text:span text:style-name="T11"><text:s text:c="12"/></text:span><text:span text:style-name="T11">reporter.incrCounter(Counters.INPUT_WORDS, 1);</text:span></text:p>
            <text:p><text:span text:style-name="T11"><text:s text:c="5"/></text:span><text:span text:style-name="T11">}</text:span></text:p>
            <text:p><text:span text:style-name="T11"/></text:p>
            <text:p><text:span text:style-name="T11"><text:s text:c="5"/></text:span><text:span text:style-name="T11">if((++numRecords % 100) == 0) {</text:span></text:p>
            <text:p><text:span text:style-name="T11"><text:s text:c="7"/></text:span><text:span text:style-name="T11">reporter.setStatus("Finished processing " + numRecords + " records "</text:span></text:p>
            <text:p><text:span text:style-name="T11"><text:s text:c="10"/></text:span><text:span text:style-name="T11">+ "from the input file: " + inputFile);</text:span></text:p>
            <text:p><text:span text:style-name="T11"><text:s text:c="5"/></text:span><text:span text:style-name="T11">}</text:span></text:p>
            <text:p><text:span text:style-name="T11">}</text:span></text:p>
            <text:p><text:span text:style-name="T11"/></text:p>
          </draw:text-box>
        </draw:frame>
        <draw:frame draw:style-name="gr13" draw:layer="layout" svg:width="13.155cm" svg:height="1.014cm" svg:x="11.8cm" svg:y="1.186cm">
          <draw:text-box>
            <text:p>/home/courseware/hadoop/wc/WordCount.java</text:p>
          </draw:text-box>
        </draw:frame>
        <presentation:notes draw:style-name="dp4">
          <draw:page-thumbnail draw:style-name="gr1" draw:layer="layout" svg:width="12.7cm" svg:height="9.526cm" svg:x="3.175cm" svg:y="1.904cm" draw:page-number="61" presentation:class="page"/>
          <draw:frame presentation:style-name="pr5" draw:text-style-name="P11" draw:layer="layout" svg:width="15.24cm" svg:height="11.431cm" svg:x="1.905cm" svg:y="12.065cm" presentation:class="notes" presentation:placeholder="true">
            <draw:text-box/>
          </draw:frame>
        </presentation:notes>
      </draw:page>
      <draw:page draw:name="page62" draw:style-name="dp3" draw:master-page-name="標準" presentation:presentation-page-layout-name="AL2T1">
        <draw:frame presentation:style-name="pr12" draw:text-style-name="P14" draw:layer="layout" svg:width="22.86cm" svg:height="2.123cm" svg:x="1.27cm" svg:y="-0.552cm" presentation:class="title" presentation:user-transformed="true">
          <draw:text-box>
            <text:p text:style-name="P18"><text:span text:style-name="T17">wc reduce</text:span></text:p>
          </draw:text-box>
        </draw:frame>
        <draw:frame presentation:style-name="pr4" draw:text-style-name="P9" draw:layer="layout" svg:width="25.4cm" svg:height="16.2cm" svg:x="0cm" svg:y="1.8cm" presentation:class="outline" presentation:user-transformed="true">
          <draw:text-box>
            <text:p><text:span text:style-name="T11">public static class Reduce extends MapReduceBase implements Reducer&lt;Text, IntWritable, Text, IntWritable&gt; {</text:span></text:p>
            <text:p><text:span text:style-name="T11"><text:s text:c="2"/></text:span><text:span text:style-name="T11">public void reduce(Text key,</text:span></text:p>
            <text:p><text:span text:style-name="T11"><text:s text:c="7"/></text:span><text:span text:style-name="T11">Iterator&lt;IntWritable&gt; values,</text:span></text:p>
            <text:p><text:span text:style-name="T11"><text:s text:c="7"/></text:span><text:span text:style-name="T11">OutputCollector&lt;Text, IntWritable&gt; output, <text:s text:c="10"/>Reporter reporter) throws IOException {</text:span></text:p>
            <text:p><text:span text:style-name="T11"><text:s text:c="8"/></text:span><text:span text:style-name="T11">int sum = 0;</text:span></text:p>
            <text:p><text:span text:style-name="T11"><text:s text:c="8"/></text:span><text:span text:style-name="T11">while (values.hasNext()) {</text:span></text:p>
            <text:p><text:span text:style-name="T11"><text:s text:c="10"/></text:span><text:span text:style-name="T11">sum += values.next().get();</text:span></text:p>
            <text:p><text:span text:style-name="T11"><text:s text:c="8"/></text:span><text:span text:style-name="T11">}</text:span></text:p>
            <text:p><text:span text:style-name="T11"><text:s text:c="8"/></text:span><text:span text:style-name="T11">output.collect(key, new IntWritable(sum));</text:span></text:p>
            <text:p><text:span text:style-name="T11"><text:s text:c="6"/></text:span><text:span text:style-name="T11">}</text:span></text:p>
            <text:p><text:span text:style-name="T11">}</text:span></text:p>
            <text:p><text:span text:style-name="T11"/></text:p>
          </draw:text-box>
        </draw:frame>
        <draw:frame draw:style-name="gr13" draw:layer="layout" svg:width="13.155cm" svg:height="1.014cm" svg:x="12.245cm" svg:y="1cm">
          <draw:text-box>
            <text:p>/home/courseware/hadoop/wc/WordCount.java</text:p>
          </draw:text-box>
        </draw:frame>
        <presentation:notes draw:style-name="dp4">
          <draw:page-thumbnail draw:style-name="gr1" draw:layer="layout" svg:width="12.7cm" svg:height="9.526cm" svg:x="3.175cm" svg:y="1.904cm" draw:page-number="62" presentation:class="page"/>
          <draw:frame presentation:style-name="pr5" draw:text-style-name="P11" draw:layer="layout" svg:width="15.24cm" svg:height="11.431cm" svg:x="1.905cm" svg:y="12.065cm" presentation:class="notes" presentation:placeholder="true">
            <draw:text-box/>
          </draw:frame>
        </presentation:notes>
      </draw:page>
      <draw:page draw:name="page63" draw:style-name="dp3" draw:master-page-name="標準" presentation:presentation-page-layout-name="AL2T1">
        <draw:frame presentation:style-name="pr8" draw:text-style-name="P14" draw:layer="layout" svg:width="22.86cm" svg:height="2.123cm" svg:x="1.27cm" svg:y="0.218cm" presentation:class="title" presentation:user-transformed="true">
          <draw:text-box>
            <text:p><text:span text:style-name="T17">日本語の処理 </text:span><text:span text:style-name="T17">wc</text:span></text:p>
          </draw:text-box>
        </draw:frame>
        <draw:frame presentation:style-name="pr4" draw:text-style-name="P9" draw:layer="layout" svg:width="25.2cm" svg:height="15.6cm" svg:x="0.2cm" svg:y="2.4cm" presentation:class="outline" presentation:user-transformed="true">
          <draw:text-box>
            <text:list text:style-name="L4">
              <text:list-item>
                <text:p><text:span text:style-name="T11">日本語は単語の切れ目が分からない</text:span></text:p>
                <text:list>
                  <text:list-item>
                    <text:p><text:span text:style-name="T11">英語は分かち書きなので、単語がすぐわかる</text:span></text:p>
                  </text:list-item>
                </text:list>
              </text:list-item>
              <text:list-item>
                <text:p><text:span text:style-name="T11">形態素解析を行う</text:span></text:p>
                <text:list>
                  <text:list-item>
                    <text:p><text:span text:style-name="T11">単語</text:span><text:span text:style-name="T11">(</text:span><text:span text:style-name="T11">語幹</text:span><text:span text:style-name="T11">)</text:span><text:span text:style-name="T11">と品詞がわかる</text:span></text:p>
                  </text:list-item>
                </text:list>
              </text:list-item>
              <text:list-item>
                <text:p><text:span text:style-name="T11">代表的なオープンソースの形態素解析エンジン</text:span></text:p>
                <text:list>
                  <text:list-item>
                    <text:p><text:span text:style-name="T11">KAKASI, MeCab, ChaSen, juman</text:span></text:p>
                  </text:list-item>
                </text:list>
              </text:list-item>
              <text:list-item>
                <text:p><text:span text:style-name="T11">MeCab</text:span><text:span text:style-name="T11">を単語の切り分けに使用</text:span></text:p>
              </text:list-item>
            </text:list>
            <text:p><text:span text:style-name="T11">$ mecab -Owakati <text:s/>&lt;</text:span><text:span text:style-name="T11">入力ファイル <text:s/></text:span><text:span text:style-name="T11">&gt;</text:span><text:span text:style-name="T11">出力ファイル</text:span></text:p>
            <text:list text:continue-numbering="true" text:style-name="L4">
              <text:list-item>
                <text:list>
                  <text:list-item>
                    <text:p><text:span text:style-name="T11">教室の</text:span><text:span text:style-name="T11">mecab</text:span><text:span text:style-name="T11">が扱う文字コードは </text:span><text:span text:style-name="T11">EUC-JP</text:span></text:p>
                  </text:list-item>
                </text:list>
              </text:list-item>
              <text:list-item>
                <text:p><text:span text:style-name="T11">文字コード変換は、「</text:span><text:span text:style-name="T11">nkf</text:span><text:span text:style-name="T11">」コマンドを使用</text:span></text:p>
              </text:list-item>
            </text:list>
            <text:p><text:span text:style-name="T11">$ nkf -e &lt;</text:span><text:span text:style-name="T11">入力ファイル <text:s text:c="2"/></text:span><text:span text:style-name="T11">&gt;</text:span><text:span text:style-name="T11">出力ファイル</text:span></text:p>
            <text:list text:continue-numbering="true" text:style-name="L4">
              <text:list-item>
                <text:p><text:span text:style-name="T11">Hadoop, Java</text:span><text:span text:style-name="T11">の文字列処理は、</text:span><text:span text:style-name="T11">UTF-8</text:span><text:span text:style-name="T11">が良いでしょう</text:span></text:p>
              </text:list-item>
            </text:list>
          </draw:text-box>
        </draw:frame>
        <presentation:notes draw:style-name="dp4">
          <draw:page-thumbnail draw:style-name="gr1" draw:layer="layout" svg:width="12.7cm" svg:height="9.526cm" svg:x="3.175cm" svg:y="1.904cm" draw:page-number="63" presentation:class="page"/>
          <draw:frame presentation:style-name="pr5" draw:text-style-name="P11" draw:layer="layout" svg:width="15.24cm" svg:height="11.431cm" svg:x="1.905cm" svg:y="12.065cm" presentation:class="notes" presentation:placeholder="true">
            <draw:text-box/>
          </draw:frame>
        </presentation:notes>
      </draw:page>
      <draw:page draw:name="page64" draw:style-name="dp3" draw:master-page-name="標準" presentation:presentation-page-layout-name="AL2T1">
        <draw:frame presentation:style-name="pr7" draw:text-style-name="P14" draw:layer="layout" svg:width="22.86cm" svg:height="2.123cm" svg:x="1.27cm" svg:y="0.118cm" presentation:class="title" presentation:user-transformed="true">
          <draw:text-box>
            <text:p><text:span text:style-name="T17">日本語の文字コード</text:span></text:p>
          </draw:text-box>
        </draw:frame>
        <draw:frame presentation:style-name="pr4" draw:text-style-name="P9" draw:layer="layout" svg:width="24.4cm" svg:height="14.4cm" svg:x="0.4cm" svg:y="2.8cm" presentation:class="outline" presentation:user-transformed="true">
          <draw:text-box>
            <text:list text:style-name="L4">
              <text:list-item>
                <text:p><text:span text:style-name="T11">日本語には文字コードが何種かある</text:span></text:p>
                <text:list>
                  <text:list-item>
                    <text:p><text:span text:style-name="T11">シフト</text:span><text:span text:style-name="T11">JIS (Shifted JIS)</text:span></text:p>
                    <text:list>
                      <text:list-item>
                        <text:p><text:span text:style-name="T11">やや古い</text:span><text:span text:style-name="T11">Windows </text:span><text:span text:style-name="T11">の標準</text:span></text:p>
                      </text:list-item>
                    </text:list>
                  </text:list-item>
                  <text:list-item>
                    <text:p><text:span text:style-name="T11">EUC-JP</text:span></text:p>
                    <text:list>
                      <text:list-item>
                        <text:p><text:span text:style-name="T11">UNIX(</text:span><text:span text:style-name="T11">科学計算サーバ、計算機科学</text:span><text:span text:style-name="T11">)</text:span><text:span text:style-name="T11">で使用されている</text:span></text:p>
                        <text:list>
                          <text:list-item>
                            <text:p><text:span text:style-name="T11">UTF-8</text:span><text:span text:style-name="T11">に変えつつある</text:span></text:p>
                          </text:list-item>
                          <text:list-item>
                            <text:p><text:span text:style-name="T11">教室の</text:span><text:span text:style-name="T11">mecab</text:span><text:span text:style-name="T11">は、</text:span><text:span text:style-name="T11">EUC-JP</text:span><text:span text:style-name="T11">で処理</text:span></text:p>
                          </text:list-item>
                        </text:list>
                      </text:list-item>
                    </text:list>
                  </text:list-item>
                  <text:list-item>
                    <text:p><text:span text:style-name="T11">UTF-8 (Unicode)</text:span></text:p>
                    <text:list>
                      <text:list-item>
                        <text:p><text:span text:style-name="T11">最近の</text:span><text:span text:style-name="T11">Linux, UNIX, Windows</text:span><text:span text:style-name="T11">の新標準</text:span></text:p>
                      </text:list-item>
                      <text:list-item>
                        <text:p><text:span text:style-name="T11">ISO-2022-JP, EUC-JP</text:span><text:span text:style-name="T11">に取って代わりつつある</text:span></text:p>
                      </text:list-item>
                    </text:list>
                  </text:list-item>
                  <text:list-item>
                    <text:p><text:span text:style-name="T11">JIS (ISO-2022-JP)</text:span></text:p>
                    <text:list>
                      <text:list-item>
                        <text:p><text:span text:style-name="T11">主に通信と、データ交換に使用</text:span></text:p>
                      </text:list-item>
                    </text:list>
                  </text:list-item>
                </text:list>
              </text:list-item>
            </text:list>
          </draw:text-box>
        </draw:frame>
        <presentation:notes draw:style-name="dp4">
          <draw:page-thumbnail draw:style-name="gr1" draw:layer="layout" svg:width="12.7cm" svg:height="9.526cm" svg:x="3.175cm" svg:y="1.904cm" draw:page-number="64" presentation:class="page"/>
          <draw:frame presentation:style-name="pr5" draw:text-style-name="P11" draw:layer="layout" svg:width="15.24cm" svg:height="11.431cm" svg:x="1.905cm" svg:y="12.065cm" presentation:class="notes" presentation:placeholder="true">
            <draw:text-box/>
          </draw:frame>
        </presentation:notes>
      </draw:page>
      <draw:page draw:name="page65"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日本語の処理 </text:span><text:span text:style-name="T17">wc</text:span></text:p>
          </draw:text-box>
        </draw:frame>
        <draw:frame presentation:style-name="pr4" draw:text-style-name="P9" draw:layer="layout" svg:width="23.73cm" svg:height="13.418cm" svg:x="0.4cm" svg:y="3.6cm" presentation:class="outline" presentation:user-transformed="true">
          <draw:text-box>
            <text:list text:style-name="L4">
              <text:list-item>
                <text:p><text:span text:style-name="T11">MeCab</text:span><text:span text:style-name="T11">を単語の切り分けに使用</text:span></text:p>
              </text:list-item>
            </text:list>
            <text:p><text:span text:style-name="T11">$ nkf -e &lt;</text:span><text:span text:style-name="T11">入力ファイル </text:span><text:span text:style-name="T11">|mecab -Owakati |nkf -w &gt;</text:span><text:span text:style-name="T11">出力ファイル</text:span></text:p>
            <text:list text:continue-numbering="true" text:style-name="L4">
              <text:list-item>
                <text:list>
                  <text:list-item>
                    <text:p><text:span text:style-name="T11">教室の</text:span><text:span text:style-name="T11">mecab</text:span><text:span text:style-name="T11">が扱う文字コードは </text:span><text:span text:style-name="T11">EUC-JP</text:span></text:p>
                  </text:list-item>
                  <text:list-item>
                    <text:p><text:span text:style-name="T11">Hadoop </text:span><text:span text:style-name="T11">には、</text:span><text:span text:style-name="T11">UTF-8</text:span></text:p>
                  </text:list-item>
                  <text:list-item>
                    <text:p><text:span text:style-name="T11">文字コード変換は、「</text:span><text:span text:style-name="T11">nkf</text:span><text:span text:style-name="T11">」コマンドを使用</text:span></text:p>
                  </text:list-item>
                </text:list>
              </text:list-item>
            </text:list>
          </draw:text-box>
        </draw:frame>
        <presentation:notes draw:style-name="dp4">
          <draw:page-thumbnail draw:style-name="gr1" draw:layer="layout" svg:width="12.7cm" svg:height="9.526cm" svg:x="3.175cm" svg:y="1.904cm" draw:page-number="65" presentation:class="page"/>
          <draw:frame presentation:style-name="pr5" draw:text-style-name="P11" draw:layer="layout" svg:width="15.24cm" svg:height="11.431cm" svg:x="1.905cm" svg:y="12.065cm" presentation:class="notes" presentation:placeholder="true">
            <draw:text-box/>
          </draw:frame>
        </presentation:notes>
      </draw:page>
      <draw:page draw:name="page66"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日本語の処理 </text:span><text:span text:style-name="T17">wc</text:span></text:p>
          </draw:text-box>
        </draw:frame>
        <draw:frame presentation:style-name="pr4" draw:text-style-name="P9" draw:layer="layout" svg:width="25cm" svg:height="13.6cm" svg:x="0.4cm" svg:y="3.6cm" presentation:class="outline" presentation:user-transformed="true">
          <draw:text-box>
            <text:list text:style-name="L4">
              <text:list-item>
                <text:p><text:span text:style-name="T22">/home/courseware/hadoop/data/takeoka.txt</text:span></text:p>
                <text:list>
                  <text:list-item>
                    <text:p><text:span text:style-name="T22">内容は</text:span><text:span text:style-name="T22">EUC-JP</text:span><text:span text:style-name="T22">コード</text:span></text:p>
                  </text:list-item>
                  <text:list-item>
                    <text:p><text:span text:style-name="T22">これを、</text:span><text:span text:style-name="T22">mecab </text:span><text:span text:style-name="T22">にかけ、単語に分割し、</text:span><text:span text:style-name="T22">UTF-8</text:span><text:span text:style-name="T22">に変換</text:span></text:p>
                    <text:p><text:span text:style-name="T22"/></text:p>
                  </text:list-item>
                  <text:list-item>
                    <text:p><text:span text:style-name="T22">内容を確認するには、</text:span><text:span text:style-name="T22">(UTF-8</text:span><text:span text:style-name="T22">に変換して確認</text:span><text:span text:style-name="T22">)</text:span></text:p>
                  </text:list-item>
                </text:list>
              </text:list-item>
            </text:list>
            <text:p><text:span text:style-name="T23"><text:s text:c="5"/></text:span><text:span text:style-name="T23">$ nkf -w &lt; /home/courseware/hadoop/data/takeoka.txt|less</text:span></text:p>
            <text:list text:continue-numbering="true" text:style-name="L4">
              <text:list-header>
                <text:p><text:span text:style-name="T22"/></text:p>
              </text:list-header>
            </text:list>
            <text:p><text:span text:style-name="T24"/></text:p>
          </draw:text-box>
        </draw:frame>
        <presentation:notes draw:style-name="dp4">
          <draw:page-thumbnail draw:style-name="gr1" draw:layer="layout" svg:width="12.7cm" svg:height="9.526cm" svg:x="3.175cm" svg:y="1.904cm" draw:page-number="66" presentation:class="page"/>
          <draw:frame presentation:style-name="pr5" draw:text-style-name="P11" draw:layer="layout" svg:width="15.24cm" svg:height="11.431cm" svg:x="1.905cm" svg:y="12.065cm" presentation:class="notes" presentation:placeholder="true">
            <draw:text-box/>
          </draw:frame>
        </presentation:notes>
      </draw:page>
      <draw:page draw:name="page67" draw:style-name="dp3" draw:master-page-name="標準" presentation:presentation-page-layout-name="AL2T1">
        <draw:frame presentation:style-name="pr8" draw:text-style-name="P14" draw:layer="layout" svg:width="22.86cm" svg:height="2.123cm" svg:x="1.27cm" svg:y="0.218cm" presentation:class="title" presentation:user-transformed="true">
          <draw:text-box>
            <text:p><text:span text:style-name="T17">日本語の処理 </text:span><text:span text:style-name="T17">wc</text:span></text:p>
          </draw:text-box>
        </draw:frame>
        <draw:frame presentation:style-name="pr4" draw:text-style-name="P9" draw:layer="layout" svg:width="25.4cm" svg:height="14.2cm" svg:x="0cm" svg:y="3cm" presentation:class="outline" presentation:user-transformed="true">
          <draw:text-box>
            <text:list text:style-name="L4">
              <text:list-item>
                <text:p><text:span text:style-name="T23"/></text:p>
              </text:list-item>
            </text:list>
            <text:p><text:span text:style-name="T24">$ nkf -e <text:s/>&lt; /home/courseware/hadoop/data/takeoka.txt | mecab -Owakati |nkf -w &gt;tmp.txt</text:span></text:p>
            <text:p><text:span text:style-name="T24"/></text:p>
            <text:list text:continue-numbering="true" text:style-name="L4">
              <text:list-item>
                <text:p><text:span text:style-name="T22">Hadoop </text:span><text:span text:style-name="T22">の</text:span><text:span text:style-name="T22">WC</text:span><text:span text:style-name="T22">にかける</text:span></text:p>
              </text:list-item>
            </text:list>
            <text:p><text:span text:style-name="T24">$ hadoop dfs -put tmp.txt input/takeoka-wake.txt</text:span></text:p>
            <text:p><text:span text:style-name="T24">$ hadoop dfs -rmr wordcount/joutput</text:span></text:p>
            <text:p><text:span text:style-name="T24">$ hadoop jar /home/courseware/hadoop/wc/wc.jar WordCount input/takeoka-wake.txt <text:s/>wordcount/joutput</text:span></text:p>
            <text:p><text:span text:style-name="T24"/></text:p>
          </draw:text-box>
        </draw:frame>
        <presentation:notes draw:style-name="dp4">
          <draw:page-thumbnail draw:style-name="gr1" draw:layer="layout" svg:width="12.7cm" svg:height="9.526cm" svg:x="3.175cm" svg:y="1.904cm" draw:page-number="67" presentation:class="page"/>
          <draw:frame presentation:style-name="pr5" draw:text-style-name="P11" draw:layer="layout" svg:width="15.24cm" svg:height="11.431cm" svg:x="1.905cm" svg:y="12.065cm" presentation:class="notes" presentation:placeholder="true">
            <draw:text-box/>
          </draw:frame>
        </presentation:notes>
      </draw:page>
      <draw:page draw:name="page68" draw:style-name="dp3" draw:master-page-name="標準" presentation:presentation-page-layout-name="AL2T1">
        <draw:frame presentation:style-name="pr6" draw:text-style-name="P14" draw:layer="layout" svg:width="22.86cm" svg:height="2.123cm" svg:x="1.27cm" svg:y="0.318cm" presentation:class="title" presentation:user-transformed="true">
          <draw:text-box>
            <text:p><text:span text:style-name="T17">日本語の処理 </text:span><text:span text:style-name="T17">wc</text:span></text:p>
          </draw:text-box>
        </draw:frame>
        <draw:frame presentation:style-name="pr4" draw:text-style-name="P9" draw:layer="layout" svg:width="25cm" svg:height="15.4cm" svg:x="0.4cm" svg:y="2.4cm" presentation:class="outline" presentation:user-transformed="true">
          <draw:text-box>
            <text:list text:style-name="L4">
              <text:list-item>
                <text:p><text:span text:style-name="T24">処理結果の確認</text:span></text:p>
              </text:list-item>
            </text:list>
            <text:p><text:span text:style-name="T22">$ dfscat wordcount/joutput/pa\*|sort -n -r -k 2|less</text:span></text:p>
            <text:p><text:span text:style-name="T22">、 <text:s text:c="5"/></text:span><text:span text:style-name="T22">183</text:span></text:p>
            <text:p><text:span text:style-name="T22">は <text:s text:c="5"/></text:span><text:span text:style-name="T22">161</text:span></text:p>
            <text:p><text:span text:style-name="T22">の <text:s text:c="5"/></text:span><text:span text:style-name="T22">140</text:span></text:p>
            <text:p><text:span text:style-name="T22">が <text:s text:c="5"/></text:span><text:span text:style-name="T22">124</text:span></text:p>
            <text:p><text:span text:style-name="T22">。 <text:s text:c="5"/></text:span><text:span text:style-name="T22">123</text:span></text:p>
            <text:p><text:span text:style-name="T22">と <text:s text:c="5"/></text:span><text:span text:style-name="T22">104</text:span></text:p>
            <text:p><text:span text:style-name="T22">を <text:s text:c="5"/></text:span><text:span text:style-name="T22">92</text:span></text:p>
            <text:p><text:span text:style-name="T22">に <text:s text:c="5"/></text:span><text:span text:style-name="T22">78</text:span></text:p>
            <text:p><text:span text:style-name="T22">で <text:s text:c="5"/></text:span><text:span text:style-name="T22">55</text:span></text:p>
            <text:p><text:span text:style-name="T22">ます <text:s text:c="3"/></text:span><text:span text:style-name="T22">44</text:span></text:p>
            <text:p><text:span text:style-name="T22">も <text:s text:c="5"/></text:span><text:span text:style-name="T22">40</text:span></text:p>
            <text:p><text:span text:style-name="T22">して <text:s text:c="3"/></text:span><text:span text:style-name="T22">35</text:span></text:p>
            <text:p><text:span text:style-name="T22">・ <text:s text:c="5"/></text:span><text:span text:style-name="T22">34</text:span></text:p>
            <text:p><text:span text:style-name="T22"/></text:p>
          </draw:text-box>
        </draw:frame>
        <presentation:notes draw:style-name="dp4">
          <draw:page-thumbnail draw:style-name="gr1" draw:layer="layout" svg:width="12.7cm" svg:height="9.526cm" svg:x="3.175cm" svg:y="1.904cm" draw:page-number="68" presentation:class="page"/>
          <draw:frame presentation:style-name="pr5" draw:text-style-name="P11" draw:layer="layout" svg:width="15.24cm" svg:height="11.431cm" svg:x="1.905cm" svg:y="12.065cm" presentation:class="notes" presentation:placeholder="true">
            <draw:text-box/>
          </draw:frame>
        </presentation:notes>
      </draw:page>
      <draw:page draw:name="page69" draw:style-name="dp3" draw:master-page-name="標準" presentation:presentation-page-layout-name="AL2T1">
        <draw:frame presentation:style-name="pr9" draw:text-style-name="P14" draw:layer="layout" svg:width="22.86cm" svg:height="2.842cm" svg:x="1.27cm" svg:y="0.358cm" presentation:class="title" presentation:user-transformed="true">
          <draw:text-box>
            <text:p><text:span text:style-name="T17">日本語の処理 </text:span><text:span text:style-name="T17">wc</text:span></text:p>
          </draw:text-box>
        </draw:frame>
        <draw:frame presentation:style-name="pr4" draw:text-style-name="P9" draw:layer="layout" svg:width="25cm" svg:height="13.6cm" svg:x="0.4cm" svg:y="3.6cm" presentation:class="outline" presentation:user-transformed="true">
          <draw:text-box>
            <text:list text:style-name="L4">
              <text:list-item>
                <text:p><text:span text:style-name="T22">/home/courseware/hadoop/wc/jexec.sh </text:span><text:span text:style-name="T22">の内容</text:span></text:p>
                <text:list>
                  <text:list-header>
                    <text:p><text:span text:style-name="T22"/></text:p>
                  </text:list-header>
                </text:list>
              </text:list-item>
            </text:list>
            <text:p><text:span text:style-name="T24">nkf -e <text:s/>&lt; /home/courseware/hadoop/data/takeoka.txt | mecab -Owakati |nkf -w &gt;tmp.txt</text:span></text:p>
            <text:p><text:span text:style-name="T24">hadoop dfs -rmr <text:s/>input/takeoka-wake.txt</text:span></text:p>
            <text:p><text:span text:style-name="T24">hadoop dfs -put tmp.txt input/takeoka-wake.txt</text:span></text:p>
            <text:p><text:span text:style-name="T24">hadoop dfs -rmr wordcount/joutput</text:span></text:p>
            <text:p><text:span text:style-name="T24">hadoop jar /home/courseware/hadoop/wc/wc.jar WordCount input/takeoka-wake.txt <text:s text:c="3"/>wordcount/joutput</text:span></text:p>
            <text:p><text:span text:style-name="T24"/></text:p>
            <text:p><text:span text:style-name="T24"/></text:p>
          </draw:text-box>
        </draw:frame>
        <presentation:notes draw:style-name="dp4">
          <draw:page-thumbnail draw:style-name="gr1" draw:layer="layout" svg:width="12.7cm" svg:height="9.526cm" svg:x="3.175cm" svg:y="1.904cm" draw:page-number="69" presentation:class="page"/>
          <draw:frame presentation:style-name="pr5" draw:text-style-name="P11" draw:layer="layout" svg:width="15.24cm" svg:height="11.431cm" svg:x="1.905cm" svg:y="12.065cm" presentation:class="notes" presentation:placeholder="true">
            <draw:text-box/>
          </draw:frame>
        </presentation:notes>
      </draw:page>
      <draw:page draw:name="page70" draw:style-name="dp3" draw:master-page-name="標準" presentation:presentation-page-layout-name="AL2T1">
        <draw:frame presentation:style-name="pr3" draw:layer="layout" svg:width="22.86cm" svg:height="3.985cm" svg:x="1.34cm" svg:y="5.815cm" presentation:class="title" presentation:user-transformed="true">
          <draw:text-box>
            <text:p>Combiner</text:p>
          </draw:text-box>
        </draw:frame>
        <draw:frame presentation:style-name="pr4" draw:layer="layout" svg:width="22.86cm" svg:height="4.018cm" svg:x="1.27cm" svg:y="13cm" presentation:class="outline" presentation:placeholder="true" presentation:user-transformed="true">
          <draw:text-box/>
        </draw:frame>
        <presentation:notes draw:style-name="dp4">
          <draw:page-thumbnail draw:style-name="gr1" draw:layer="layout" svg:width="12.7cm" svg:height="9.526cm" svg:x="3.175cm" svg:y="1.904cm" draw:page-number="70" presentation:class="page"/>
          <draw:frame presentation:style-name="pr5" draw:layer="layout" svg:width="15.24cm" svg:height="11.431cm" svg:x="1.905cm" svg:y="12.065cm" presentation:class="notes" presentation:placeholder="true">
            <draw:text-box/>
          </draw:frame>
        </presentation:notes>
      </draw:page>
      <draw:page draw:name="page71" draw:style-name="dp3" draw:master-page-name="標準" presentation:presentation-page-layout-name="AL2T1">
        <draw:frame presentation:style-name="pr8" draw:text-style-name="P14" draw:layer="layout" svg:width="22.86cm" svg:height="2.123cm" svg:x="1.27cm" svg:y="0.218cm" presentation:class="title" presentation:user-transformed="true">
          <draw:text-box>
            <text:p><text:span text:style-name="T17">Combiner (</text:span><text:span text:style-name="T17">コンバイナ</text:span><text:span text:style-name="T17">)</text:span></text:p>
          </draw:text-box>
        </draw:frame>
        <draw:frame presentation:style-name="pr4" draw:text-style-name="P17" draw:layer="layout" svg:width="24.4cm" svg:height="14.8cm" svg:x="0.6cm" svg:y="2.6cm" presentation:class="outline" presentation:user-transformed="true">
          <draw:text-box>
            <text:list text:style-name="L4">
              <text:list-item>
                <text:p><text:span text:style-name="T22">シャッフルとソートに先立ち、各ノードで、ローカルに集約を行う</text:span></text:p>
              </text:list-item>
              <text:list-item>
                <text:p><text:span text:style-name="T22">wc </text:span><text:span text:style-name="T22">は、</text:span></text:p>
                <text:list>
                  <text:list-item>
                    <text:p><text:span text:style-name="T22">1</text:span><text:span text:style-name="T22">単語を見つけた</text:span></text:p>
                    <text:p><text:span text:style-name="T22">⇒ </text:span><text:span text:style-name="T22">(</text:span><text:span text:style-name="T22">単語</text:span><text:span text:style-name="T22">,1) </text:span><text:span text:style-name="T22">の組を出力</text:span></text:p>
                  </text:list-item>
                  <text:list-item>
                    <text:p><text:span text:style-name="T22">それを </text:span><text:span text:style-name="T22">reduce </text:span><text:span text:style-name="T22">で、単語の数だけ、加算を繰り返す</text:span></text:p>
                  </text:list-item>
                  <text:list-item>
                    <text:p><text:span text:style-name="T22"/></text:p>
                  </text:list-item>
                </text:list>
              </text:list-item>
              <text:list-item>
                <text:p><text:span text:style-name="T22">map</text:span><text:span text:style-name="T22">作業中に、同じ単語が出てきたら、その単語のカウントを行う</text:span></text:p>
                <text:list>
                  <text:list-header>
                    <text:p><text:span text:style-name="T22">⇒ </text:span><text:span text:style-name="T22">(</text:span><text:span text:style-name="T22">単語</text:span><text:span text:style-name="T22">,n) </text:span><text:span text:style-name="T22">の組を出力</text:span></text:p>
                  </text:list-header>
                  <text:list-item>
                    <text:p><text:span text:style-name="T22">reduce</text:span><text:span text:style-name="T22">が扱うデータ量は、減る</text:span></text:p>
                  </text:list-item>
                  <text:list-item>
                    <text:p><text:span text:style-name="T22">map</text:span><text:span text:style-name="T22">の方が、分散化</text:span><text:span text:style-name="T22">(</text:span><text:span text:style-name="T22">並列化</text:span><text:span text:style-name="T22">)</text:span><text:span text:style-name="T22">しやすいことが多い</text:span></text:p>
                  </text:list-item>
                </text:list>
              </text:list-item>
            </text:list>
          </draw:text-box>
        </draw:frame>
        <presentation:notes draw:style-name="dp4">
          <draw:page-thumbnail draw:style-name="gr1" draw:layer="layout" svg:width="12.7cm" svg:height="9.526cm" svg:x="3.175cm" svg:y="1.904cm" draw:page-number="71" presentation:class="page"/>
          <draw:frame presentation:style-name="pr5" draw:text-style-name="P11" draw:layer="layout" svg:width="15.24cm" svg:height="11.431cm" svg:x="1.905cm" svg:y="12.065cm" presentation:class="notes" presentation:placeholder="true">
            <draw:text-box/>
          </draw:frame>
        </presentation:notes>
      </draw:page>
      <draw:page draw:name="page72" draw:style-name="dp3" draw:master-page-name="標準" presentation:presentation-page-layout-name="AL2T1">
        <draw:frame presentation:style-name="pr8" draw:text-style-name="P14" draw:layer="layout" svg:width="22.86cm" svg:height="2.123cm" svg:x="1.27cm" svg:y="0.218cm" presentation:class="title" presentation:user-transformed="true">
          <draw:text-box>
            <text:p><text:span text:style-name="T17">Combiner (</text:span><text:span text:style-name="T17">コンバイナ</text:span><text:span text:style-name="T17">)</text:span></text:p>
          </draw:text-box>
        </draw:frame>
        <draw:frame presentation:style-name="pr4" draw:text-style-name="P17" draw:layer="layout" svg:width="24.4cm" svg:height="14.8cm" svg:x="0.6cm" svg:y="2.6cm" presentation:class="outline" presentation:user-transformed="true">
          <draw:text-box>
            <text:list text:style-name="L4">
              <text:list-item>
                <text:p><text:span text:style-name="T22">Combiner</text:span><text:span text:style-name="T22">として独立したプログラムを作成することもある</text:span></text:p>
              </text:list-item>
              <text:list-item>
                <text:p><text:span text:style-name="T22">ここでは、</text:span><text:span text:style-name="T22">WordCount</text:span><text:span text:style-name="T22">の </text:span><text:span text:style-name="T22">map </text:span><text:span text:style-name="T22">関数を少し修正して、</text:span></text:p>
                <text:p><text:span text:style-name="T22">Combiner </text:span><text:span text:style-name="T22">処理を内蔵とする</text:span></text:p>
              </text:list-item>
              <text:list-item>
                <text:p><text:span text:style-name="T22"><text:s/></text:span><text:span text:style-name="T22">(wcx </text:span><text:span text:style-name="T22">プログラム</text:span><text:span text:style-name="T22">)</text:span></text:p>
              </text:list-item>
              <text:list-item>
                <text:p><text:span text:style-name="T22">reduce </text:span><text:span text:style-name="T22">は、もともと </text:span><text:span text:style-name="T22">(</text:span><text:span text:style-name="T22">単語</text:span><text:span text:style-name="T22">,n) </text:span><text:span text:style-name="T22">形式が扱えるので、変更無し</text:span></text:p>
              </text:list-item>
            </text:list>
          </draw:text-box>
        </draw:frame>
        <presentation:notes draw:style-name="dp4">
          <draw:page-thumbnail draw:style-name="gr1" draw:layer="layout" svg:width="12.7cm" svg:height="9.526cm" svg:x="3.175cm" svg:y="1.904cm" draw:page-number="72" presentation:class="page"/>
          <draw:frame presentation:style-name="pr5" draw:text-style-name="P11" draw:layer="layout" svg:width="15.24cm" svg:height="11.431cm" svg:x="1.905cm" svg:y="12.065cm" presentation:class="notes" presentation:placeholder="true">
            <draw:text-box/>
          </draw:frame>
        </presentation:notes>
      </draw:page>
      <draw:page draw:name="page73" draw:style-name="dp3" draw:master-page-name="標準" presentation:presentation-page-layout-name="AL2T1">
        <draw:frame presentation:style-name="pr12" draw:text-style-name="P14" draw:layer="layout" svg:width="24.13cm" svg:height="2.123cm" svg:x="0cm" svg:y="-0.352cm" presentation:class="title" presentation:user-transformed="true">
          <draw:text-box>
            <text:p text:style-name="P18"><text:span text:style-name="T17">Combiner </text:span><text:span text:style-name="T17">内蔵</text:span><text:span text:style-name="T17">map (wcx)</text:span></text:p>
          </draw:text-box>
        </draw:frame>
        <draw:frame presentation:style-name="pr4" draw:text-style-name="P17" draw:layer="layout" svg:width="25.4cm" svg:height="16cm" svg:x="0cm" svg:y="1.8cm" presentation:class="outline" presentation:user-transformed="true">
          <draw:text-box>
            <text:p><text:span text:style-name="T22">public void map(LongWritable key, Text value, OutputCollector&lt;Text, IntWritable&gt; output, Reporter reporter) throws IOException {</text:span></text:p>
            <text:p><text:span text:style-name="T22"><text:s text:c="10"/></text:span><text:span text:style-name="T22">String line = (caseSensitive) ? value.toString() : value.toString().toLowerCase();</text:span></text:p>
            <text:p><text:span text:style-name="T22"><text:s text:c="10"/></text:span><text:span text:style-name="T22">//HashMap</text:span><text:span text:style-name="T22">は、</text:span><text:span text:style-name="T22">Java</text:span><text:span text:style-name="T22">の連想記憶であり、</text:span><text:span text:style-name="T22">hadoop</text:span><text:span text:style-name="T22">の</text:span><text:span text:style-name="T22">Map&amp;reduce</text:span><text:span text:style-name="T22">とは関係ない</text:span></text:p>
            <text:p><text:span text:style-name="T22"><text:s text:c="10"/></text:span><text:span text:style-name="T22">HashMap&lt;String, Integer&gt; wchash = new HashMap&lt;String, Integer&gt;();</text:span></text:p>
            <text:p><text:span text:style-name="T22"><text:s text:c="10"/></text:span><text:span text:style-name="T22">int co;</text:span></text:p>
            <text:p><text:span text:style-name="T22"/></text:p>
            <text:p><text:span text:style-name="T22"><text:s text:c="8"/></text:span><text:span text:style-name="T22">for (String pattern : patternsToSkip) {</text:span></text:p>
            <text:p><text:span text:style-name="T22"><text:s text:c="10"/></text:span><text:span text:style-name="T22">line = line.replaceAll(pattern, "");</text:span></text:p>
            <text:p><text:span text:style-name="T22"><text:s text:c="8"/></text:span><text:span text:style-name="T22">}</text:span></text:p>
            <text:p><text:span text:style-name="T22"/></text:p>
            <text:p><text:span text:style-name="T22"><text:s text:c="8"/></text:span><text:span text:style-name="T22">String[] words = line.split("\\s");</text:span></text:p>
            <text:p><text:span text:style-name="T22"><text:s text:c="8"/></text:span><text:span text:style-name="T22">int x;</text:span></text:p>
            <text:p><text:span text:style-name="T22"><text:s text:c="8"/></text:span><text:span text:style-name="T22">for (x=0; x&lt;words.length; x++){ //</text:span><text:span text:style-name="T22">一行中の単語を、どんどん連想記憶に入れる。</text:span></text:p>
            <text:p><text:span text:style-name="T22"><text:s text:c="12"/></text:span><text:span text:style-name="T22">if(wchash.containsKey(words[x])){</text:span></text:p>
            <text:p><text:span text:style-name="T22"><text:s text:c="16"/></text:span><text:span text:style-name="T22">co =wchash.get(words[x]); <text:s/>//</text:span><text:span text:style-name="T22">一度以上出てきた単語は、出現数を</text:span><text:span text:style-name="T22">+1</text:span><text:span text:style-name="T22">する</text:span></text:p>
            <text:p><text:span text:style-name="T22"><text:s text:c="16"/></text:span><text:span text:style-name="T22">wchash.put(words[x], co+1);</text:span></text:p>
            <text:p><text:span text:style-name="T22"><text:s text:c="12"/></text:span><text:span text:style-name="T22">}else{</text:span></text:p>
            <text:p><text:span text:style-name="T22"><text:s text:c="16"/></text:span><text:span text:style-name="T22">wchash.put(words[x], 1); <text:s/>//</text:span><text:span text:style-name="T22">初出</text:span></text:p>
            <text:p><text:span text:style-name="T22"><text:s text:c="12"/></text:span><text:span text:style-name="T22">}</text:span></text:p>
            <text:p><text:span text:style-name="T22"><text:s text:c="12"/></text:span><text:span text:style-name="T22">reporter.incrCounter(Counters.INPUT_WORDS, 1);</text:span></text:p>
            <text:p><text:span text:style-name="T22"><text:s text:c="8"/></text:span><text:span text:style-name="T22">}</text:span></text:p>
            <text:p><text:span text:style-name="T22"/></text:p>
            <text:p><text:span text:style-name="T22"><text:s text:c="8"/></text:span><text:span text:style-name="T22">for(Entry&lt;String, Integer&gt; entry : wchash.entrySet()){ //</text:span><text:span text:style-name="T22">連想記憶に入っている</text:span><text:span text:style-name="T22">(</text:span><text:span text:style-name="T22">単語</text:span><text:span text:style-name="T22">,</text:span><text:span text:style-name="T22">出現数</text:span><text:span text:style-name="T22">) </text:span><text:span text:style-name="T22">を出力</text:span></text:p>
            <text:p><text:span text:style-name="T22"><text:s text:c="12"/></text:span><text:span text:style-name="T22">String w = entry.getKey();</text:span></text:p>
            <text:p><text:span text:style-name="T22"><text:s text:c="12"/></text:span><text:span text:style-name="T22">int v = entry.getValue();</text:span></text:p>
            <text:p><text:span text:style-name="T22"><text:s text:c="12"/></text:span><text:span text:style-name="T22">word.set(w);</text:span></text:p>
            <text:p><text:span text:style-name="T22"><text:s text:c="12"/></text:span><text:span text:style-name="T22">IntWritable vv = new IntWritable(v);</text:span></text:p>
            <text:p><text:span text:style-name="T22"><text:s text:c="12"/></text:span><text:span text:style-name="T22">output.collect(word, vv);</text:span></text:p>
            <text:p><text:span text:style-name="T22"><text:s text:c="8"/></text:span><text:span text:style-name="T22">}</text:span></text:p>
            <text:p><text:span text:style-name="T22"><text:s text:c="23"/></text:span></text:p>
            <text:p><text:span text:style-name="T22"/></text:p>
          </draw:text-box>
        </draw:frame>
        <draw:frame presentation:style-name="pr13" draw:text-style-name="P18" draw:layer="layout" svg:width="16.885cm" svg:height="1.024cm" svg:x="8.6cm" svg:y="1.2cm">
          <draw:text-box>
            <text:p text:style-name="P18"><text:span text:style-name="T25">/home/courseware/hadoop/wcx/WordCountx.java</text:span></text:p>
          </draw:text-box>
        </draw:frame>
        <presentation:notes draw:style-name="dp4">
          <draw:page-thumbnail draw:style-name="gr1" draw:layer="layout" svg:width="12.7cm" svg:height="9.526cm" svg:x="3.175cm" svg:y="1.904cm" draw:page-number="73" presentation:class="page"/>
          <draw:frame presentation:style-name="pr5" draw:text-style-name="P11" draw:layer="layout" svg:width="15.24cm" svg:height="11.431cm" svg:x="1.905cm" svg:y="12.065cm" presentation:class="notes" presentation:placeholder="true">
            <draw:text-box/>
          </draw:frame>
        </presentation:notes>
      </draw:page>
      <draw:page draw:name="page74" draw:style-name="dp3" draw:master-page-name="標準" presentation:presentation-page-layout-name="AL2T1">
        <draw:frame presentation:style-name="pr8" draw:text-style-name="P14" draw:layer="layout" svg:width="22.86cm" svg:height="2.123cm" svg:x="1.27cm" svg:y="0.218cm" presentation:class="title" presentation:user-transformed="true">
          <draw:text-box>
            <text:p><text:span text:style-name="T17">exec2.sh</text:span></text:p>
          </draw:text-box>
        </draw:frame>
        <draw:frame presentation:style-name="pr4" draw:text-style-name="P19" draw:layer="layout" svg:width="24.8cm" svg:height="14.8cm" svg:x="0.6cm" svg:y="2.6cm" presentation:class="outline" presentation:user-transformed="true">
          <draw:text-box>
            <text:p><text:span text:style-name="T26">hadoop dfs -rmr wcx-out</text:span></text:p>
            <text:p><text:span text:style-name="T26"/></text:p>
            <text:p><text:span text:style-name="T26">hadoop jar wcx.jar WordCountx input/pg2701.txt 'wcx-out'</text:span></text:p>
            <text:p><text:span text:style-name="T26"/></text:p>
            <text:p><text:span text:style-name="T26"/></text:p>
            <text:p><text:span text:style-name="T26">※</text:span><text:span text:style-name="T26">実行結果は </text:span><text:span text:style-name="T26">wc </text:span><text:span text:style-name="T26">と完全に同じです</text:span></text:p>
          </draw:text-box>
        </draw:frame>
        <presentation:notes draw:style-name="dp4">
          <draw:page-thumbnail draw:style-name="gr1" draw:layer="layout" svg:width="12.7cm" svg:height="9.526cm" svg:x="3.175cm" svg:y="1.904cm" draw:page-number="74" presentation:class="page"/>
          <draw:frame presentation:style-name="pr5" draw:text-style-name="P11" draw:layer="layout" svg:width="15.24cm" svg:height="11.431cm" svg:x="1.905cm" svg:y="12.065cm" presentation:class="notes" presentation:placeholder="true">
            <draw:text-box/>
          </draw:frame>
        </presentation:notes>
      </draw:page>
      <draw:page draw:name="page75" draw:style-name="dp3" draw:master-page-name="標準" presentation:presentation-page-layout-name="AL2T1">
        <draw:frame presentation:style-name="pr8" draw:text-style-name="P14" draw:layer="layout" svg:width="22.86cm" svg:height="2.123cm" svg:x="1.27cm" svg:y="0.218cm" presentation:class="title" presentation:user-transformed="true">
          <draw:text-box>
            <text:p><text:span text:style-name="T17">Make.sh</text:span></text:p>
          </draw:text-box>
        </draw:frame>
        <draw:frame presentation:style-name="pr4" draw:text-style-name="P17" draw:layer="layout" svg:width="24.4cm" svg:height="14.8cm" svg:x="0.6cm" svg:y="2.6cm" presentation:class="outline" presentation:user-transformed="true">
          <draw:text-box>
            <text:p><text:span text:style-name="T22">#!/bin/sh</text:span></text:p>
            <text:p><text:span text:style-name="T22">mkdir -p classes</text:span></text:p>
            <text:p><text:span text:style-name="T22"/></text:p>
            <text:p><text:span text:style-name="T22">javac -sourcepath . <text:s/>-classpath ${HADOOP_HOME}//lib/:$HADOOP_HOME/hadoop-0.20.2-core.jar -Xlint <text:s/>-d classes WordCountx.java</text:span></text:p>
            <text:p><text:span text:style-name="T22"/></text:p>
            <text:p><text:span text:style-name="T22">jar -cvf wcx.jar -C classes .</text:span></text:p>
            <text:p><text:span text:style-name="T22"/></text:p>
          </draw:text-box>
        </draw:frame>
        <presentation:notes draw:style-name="dp4">
          <draw:page-thumbnail draw:style-name="gr1" draw:layer="layout" svg:width="12.7cm" svg:height="9.526cm" svg:x="3.175cm" svg:y="1.904cm" draw:page-number="75" presentation:class="page"/>
          <draw:frame presentation:style-name="pr5" draw:text-style-name="P11" draw:layer="layout" svg:width="15.24cm" svg:height="11.431cm" svg:x="1.905cm" svg:y="12.065cm" presentation:class="notes" presentation:placeholder="true">
            <draw:text-box/>
          </draw:frame>
        </presentation:notes>
      </draw:page>
      <draw:page draw:name="page76" draw:style-name="dp3" draw:master-page-name="標準" presentation:presentation-page-layout-name="AL2T1">
        <draw:frame presentation:style-name="pr3" draw:layer="layout" svg:width="22.86cm" svg:height="3.985cm" svg:x="1.27cm" svg:y="0.358cm" presentation:class="title" presentation:user-transformed="true">
          <draw:text-box>
            <text:p>5. 参考文献</text:p>
          </draw:text-box>
        </draw:frame>
        <draw:frame presentation:style-name="pr4" draw:layer="layout" svg:width="22.86cm" svg:height="12.573cm" svg:x="1.27cm" svg:y="4.445cm" presentation:class="outline" presentation:user-transformed="true">
          <draw:text-box>
            <text:list text:style-name="L4">
              <text:list-item>
                <text:p>参考文献1: Tom White著, 玉川竜司,兼田聖士訳:「Hadoop 」オライリー・ジャパン, 2010.</text:p>
              </text:list-item>
              <text:list-item>
                <text:p>参考文献2:中野猛, 山下真一, 猿田浩輔, 上新卓也, 小林隆:「Hadoop Hacks－プロフェッショナルが使う実践テクニック」オライリー・ジャパン, 2012.</text:p>
              </text:list-item>
            </text:list>
          </draw:text-box>
        </draw:frame>
        <presentation:notes draw:style-name="dp4">
          <draw:page-thumbnail draw:style-name="gr1" draw:layer="layout" svg:width="12.7cm" svg:height="9.526cm" svg:x="3.175cm" svg:y="1.904cm" draw:page-number="76" presentation:class="page"/>
          <draw:frame presentation:style-name="pr5"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kaoPGothic"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見出し_20_3" style:display-name="見出し 3" style:family="graphic">
      <style:paragraph-properties fo:margin-top="0.746cm" fo:margin-bottom="0.374cm" style:text-autospace="none"/>
      <style:text-properties fo:font-family="'Arial Narrow'" style:font-family-generic="swiss" style:font-pitch="variable" fo:font-size="14pt" fo:font-weight="bold" style:font-family-asian="'Lohit Hindi'" style:font-pitch-asian="variable" style:font-size-asian="14pt" style:font-weight-asian="bold" style:font-family-complex="TakaoPGothic" style:font-family-generic-complex="swiss" style:font-pitch-complex="variable" style:font-weight-complex="bold"/>
    </style:style>
    <style:style style:name="_2013__7b__2022__b6_" style:display-name="–{•¶" style:family="graphic">
      <style:paragraph-properties fo:margin-top="0cm" fo:margin-bottom="0.374cm" style:text-autospace="none"/>
    </style:style>
    <style:style style:name="ƒŠƒXƒg" style:family="graphic">
      <style:paragraph-properties fo:margin-top="0cm" fo:margin-bottom="0.374cm" style:text-autospace="none"/>
      <style:text-properties style:font-family-asian="'Lohit Hindi'"/>
    </style:style>
    <style:style style:name="_f190__7d__2022__5c__201d_Ô_f18d__2020_" style:display-name="}•\”Ô†"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_f18d_õˆø" style:display-name="õˆø" style:family="graphic">
      <style:paragraph-properties style:text-autospace="none"/>
      <style:text-properties style:font-family-asian="'Lohit Hindi'"/>
    </style:style>
    <style:style style:name="標準-background" style:family="presentation">
      <style:graphic-properties draw:stroke="none" draw:fill="solid" draw:fill-color="#ffffff" draw:textarea-horizontal-align="center" draw:textarea-vertical-align="middle"/>
      <style:paragraph-properties fo:text-align="center"/>
    </style:style>
    <style:style style:name="標準-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標準-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標準-notes" style:family="presentation">
      <style:graphic-properties draw:stroke="none" draw:fill="none">
        <text:list-style style:name="標準-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準-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標準-outline3" style:family="presentation" style:parent-style-name="標準-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標準-outline4" style:family="presentation" style:parent-style-name="標準-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5" style:family="presentation" style:parent-style-name="標準-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6" style:family="presentation" style:parent-style-name="標準-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7" style:family="presentation" style:parent-style-name="標準-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8" style:family="presentation" style:parent-style-name="標準-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9" style:family="presentation" style:parent-style-name="標準-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subtitle" style:family="presentation">
      <style:graphic-properties draw:stroke="none" draw:fill="none" draw:textarea-vertical-align="middle">
        <text:list-style style:name="標準-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horizontal-align="justify" draw:textarea-vertical-align="middle" fo:padding-top="0.13cm" fo:padding-bottom="0.13cm" fo:padding-left="0.25cm" fo:padding-right="0.25cm">
        <text:list-style style:name="標準-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標準-backgroundobjects">
      <style:graphic-properties draw:stroke="none" draw:fill="none" draw:fill-color="#ffffff" draw:auto-grow-height="false" draw:auto-grow-width="false" fo:min-height="1.037cm" fo:min-width="0cm" fo:wrap-option="wrap"/>
    </style:style>
    <style:style style:name="Mpr2" style:family="presentation" style:parent-style-name="標準-backgroundobjects">
      <style:graphic-properties draw:stroke="none" draw:fill="none" draw:fill-color="#ffffff" draw:auto-grow-height="false" draw:auto-grow-width="false" fo:min-height="1.024cm" fo:min-width="0cm" fo:wrap-option="wrap"/>
    </style:style>
    <style:style style:name="Mpr3" style:family="presentation" style:parent-style-name="標準-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標準-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ja" style:country-asian="JP"/>
    </style:style>
    <style:style style:name="MT3" style:family="text">
      <style:text-properties fo:font-size="12pt" fo:language="en" fo:country="US" style:font-size-asian="12pt" style:language-asian="ja" style:country-asian="JP"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2.86cm" svg:height="3.985cm" svg:x="1.27cm" svg:y="0.358cm" presentation:class="title" presentation:placeholder="true">
        <draw:text-box/>
      </draw:frame>
      <draw:frame presentation:style-name="標準-outline1" draw:layer="backgroundobjects" svg:width="22.86cm" svg:height="12.573cm" svg:x="1.27cm" svg:y="4.445cm" presentation:class="outline" presentation:placeholder="true">
        <draw:text-box/>
      </draw:frame>
      <draw:frame presentation:style-name="Mpr1" draw:layer="backgroundobjects" svg:width="5.927cm" svg:height="1.036cm" svg:x="1.269cm" svg:y="17.647cm" presentation:class="date-time">
        <draw:text-box>
          <text:list text:style-name="ML1">
            <text:list-header>
              <text:p><text:span text:style-name="MT2"><text:date style:data-style-name="D3" text:date-value="2014-03-19">03/19/14</text:date></text:span></text:p>
            </text:list-header>
          </text:list>
        </draw:text-box>
      </draw:frame>
      <draw:frame presentation:style-name="Mpr2" draw:layer="backgroundobjects" svg:width="8.044cm" svg:height="1.023cm" svg:x="8.678cm" svg:y="17.653cm" presentation:class="footer">
        <draw:text-box>
          <text:p/>
        </draw:text-box>
      </draw:frame>
      <draw:frame presentation:style-name="Mpr2" draw:layer="backgroundobjects" svg:width="5.927cm" svg:height="1.023cm" svg:x="18.202cm" svg:y="17.653cm" presentation:class="page-number">
        <draw:text-box>
          <text:list text:style-name="ML1">
            <text:list-header>
              <text:p><text:span text:style-name="MT2"><text:page-number>&lt;番号&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3" draw:text-style-name="MP4" draw:layer="backgroundobjects" svg:width="8.255cm" svg:height="1.271cm" svg:x="-0.001cm" svg:y="0cm" presentation:class="header">
          <draw:text-box>
            <text:p/>
          </draw:text-box>
        </draw:frame>
        <draw:frame presentation:style-name="Mpr3"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標準-title" draw:layer="backgroundobjects" svg:width="12.7cm" svg:height="9.526cm" svg:x="3.175cm" svg:y="1.904cm" presentation:class="page"/>
        <draw:frame presentation:style-name="標準-notes" draw:layer="backgroundobjects" svg:width="15.24cm" svg:height="11.431cm" svg:x="1.905cm" svg:y="12.065cm" presentation:class="notes" presentation:placeholder="true">
          <draw:text-box/>
        </draw:frame>
        <draw:frame presentation:style-name="Mpr4" draw:text-style-name="MP4" draw:layer="backgroundobjects" svg:width="8.255cm" svg:height="1.271cm" svg:x="-0.001cm" svg:y="24.125cm" presentation:class="footer">
          <draw:text-box>
            <text:p/>
          </draw:text-box>
        </draw:frame>
        <draw:frame presentation:style-name="Mpr4" draw:text-style-name="MP6" draw:layer="backgroundobjects" svg:width="8.255cm" svg:height="1.271cm" svg:x="10.79cm" svg:y="24.125cm" presentation:class="page-number">
          <draw:text-box>
            <text:list text:style-name="ML1">
              <text:list-header>
                <text:p text:style-name="MP5"><text:span text:style-name="MT3"><text:page-number>&lt;番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AA入門</dc:title>
    <dc:subject>データツールファースト</dc:subject>
    <meta:initial-creator>Shozo Takeoka</meta:initial-creator>
    <meta:creation-date>2014-02-17T18:00:08</meta:creation-date>
    <dc:date>2014-03-19T18:30:11</dc:date>
    <meta:editing-cycles>858</meta:editing-cycles>
    <meta:editing-duration>PT10H58M49S</meta:editing-duration>
    <meta:generator>LibreOffice/3.4$Unix LibreOffice_project/340m1$Build-402</meta:generator>
    <dc:creator>Shozo Takeoka</dc:creator>
    <meta:document-statistic meta:object-count="360"/>
  </office:meta>
</office:document-meta>
</file>